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/>
    </style:style>
    <style:style style:name="ce2" style:family="table-cell" style:parent-style-name="Default">
      <style:text-properties fo:color="#000000"/>
    </style:style>
    <style:style style:name="ce5" style:family="table-cell" style:parent-style-name="Excel_20_Built-in_20_Normal">
      <style:text-properties fo:color="#ff0000"/>
    </style:style>
    <style:style style:name="ce6" style:family="table-cell" style:parent-style-name="Excel_20_Built-in_20_Normal">
      <style:text-properties fo:color="#11111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D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ce2"/>
        <table:table-row table:style-name="ro1">
          <table:table-cell office:value-type="string" calcext:value-type="string">
            <text:p>Measured - Simonovich</text:p>
          </table:table-cell>
          <table:table-cell table:number-columns-repeated="5"/>
          <table:table-cell office:value-type="string" calcext:value-type="string">
            <text:p>Simulated - Simonovich</text:p>
          </table:table-cell>
          <table:table-cell table:number-columns-repeated="6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4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4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.00779" calcext:value-type="float">
            <text:p>3.00779</text:p>
          </table:table-cell>
          <table:table-cell office:value-type="float" office:value="-1.54" calcext:value-type="float">
            <text:p>-1.54</text:p>
          </table:table-cell>
          <table:table-cell table:number-columns-repeated="4"/>
          <table:table-cell office:value-type="float" office:value="3.0018" calcext:value-type="float">
            <text:p>3.0018</text:p>
          </table:table-cell>
          <table:table-cell office:value-type="float" office:value="-1.5633" calcext:value-type="float">
            <text:p>-1.56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.00839" calcext:value-type="float">
            <text:p>4.00839</text:p>
          </table:table-cell>
          <table:table-cell office:value-type="float" office:value="-1.94" calcext:value-type="float">
            <text:p>-1.94</text:p>
          </table:table-cell>
          <table:table-cell table:number-columns-repeated="4"/>
          <table:table-cell office:value-type="float" office:value="4.00839" calcext:value-type="float">
            <text:p>4.00839</text:p>
          </table:table-cell>
          <table:table-cell office:value-type="float" office:value="-2.0167" calcext:value-type="float">
            <text:p>-2.01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.01498" calcext:value-type="float">
            <text:p>5.01498</text:p>
          </table:table-cell>
          <table:table-cell office:value-type="float" office:value="-2.3367" calcext:value-type="float">
            <text:p>-2.336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2.46" calcext:value-type="float">
            <text:p>-2.46</text:p>
          </table:table-cell>
          <table:table-cell table:number-columns-repeated="1013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A9]/21.83*50" office:value-type="float" office:value="6.0009161704077" calcext:value-type="float">
            <text:p>6.0009161704077</text:p>
          </table:table-cell>
          <table:table-cell table:formula="of:=-[.B9]/13.78*35" office:value-type="float" office:value="-2.79390420899855" calcext:value-type="float">
            <text:p>-2.7939042089985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G9]/21.83*50" office:value-type="float" office:value="6.0009161704077" calcext:value-type="float">
            <text:p>6.0009161704077</text:p>
          </table:table-cell>
          <table:table-cell table:formula="of:=-[.H9]/13.78*35" office:value-type="float" office:value="-2.87010159651669" calcext:value-type="float">
            <text:p>-2.87010159651669</text:p>
          </table:table-cell>
          <table:table-cell table:number-columns-repeated="1013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26" calcext:value-type="float">
            <text:p>1.26</text:p>
          </table:table-cell>
          <table:table-cell/>
          <table:table-cell table:formula="of:=[.A10]/21.83*50" office:value-type="float" office:value="6.98579935868072" calcext:value-type="float">
            <text:p>6.98579935868072</text:p>
          </table:table-cell>
          <table:table-cell table:formula="of:=-[.B10]/13.78*35" office:value-type="float" office:value="-3.20029027576197" calcext:value-type="float">
            <text:p>-3.2002902757619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[.G10]/21.83*50" office:value-type="float" office:value="6.96289509848832" calcext:value-type="float">
            <text:p>6.96289509848832</text:p>
          </table:table-cell>
          <table:table-cell table:formula="of:=-[.H10]/13.78*35" office:value-type="float" office:value="-3.27648766328012" calcext:value-type="float">
            <text:p>-3.27648766328012</text:p>
          </table:table-cell>
          <table:table-cell table:number-columns-repeated="1013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[.A11]/21.83*50" office:value-type="float" office:value="7.97068254695373" calcext:value-type="float">
            <text:p>7.97068254695373</text:p>
          </table:table-cell>
          <table:table-cell table:formula="of:=-[.B11]/13.78*35" office:value-type="float" office:value="-3.58127721335269" calcext:value-type="float">
            <text:p>-3.58127721335269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G11]/21.83*50" office:value-type="float" office:value="7.97068254695373" calcext:value-type="float">
            <text:p>7.97068254695373</text:p>
          </table:table-cell>
          <table:table-cell table:formula="of:=-[.H11]/13.78*35" office:value-type="float" office:value="-3.70827285921626" calcext:value-type="float">
            <text:p>-3.70827285921626</text:p>
          </table:table-cell>
          <table:table-cell table:number-columns-repeated="1013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A12]/21.83*50" office:value-type="float" office:value="8.97846999541915" calcext:value-type="float">
            <text:p>8.97846999541915</text:p>
          </table:table-cell>
          <table:table-cell table:formula="of:=-[.B12]/13.78*35" office:value-type="float" office:value="-4.01306240928883" calcext:value-type="float">
            <text:p>-4.0130624092888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.64" calcext:value-type="float">
            <text:p>1.64</text:p>
          </table:table-cell>
          <table:table-cell/>
          <table:table-cell table:formula="of:=[.G12]/21.83*50" office:value-type="float" office:value="8.95556573522675" calcext:value-type="float">
            <text:p>8.95556573522675</text:p>
          </table:table-cell>
          <table:table-cell table:formula="of:=-[.H12]/13.78*35" office:value-type="float" office:value="-4.16545718432511" calcext:value-type="float">
            <text:p>-4.16545718432511</text:p>
          </table:table-cell>
          <table:table-cell table:number-columns-repeated="1013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[.A13]/21.83*50" office:value-type="float" office:value="9.96335318369217" calcext:value-type="float">
            <text:p>9.96335318369217</text:p>
          </table:table-cell>
          <table:table-cell table:formula="of:=-[.B13]/13.78*35" office:value-type="float" office:value="-4.44484760522496" calcext:value-type="float">
            <text:p>-4.4448476052249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G13]/21.83*50" office:value-type="float" office:value="9.98625744388456" calcext:value-type="float">
            <text:p>9.98625744388456</text:p>
          </table:table-cell>
          <table:table-cell table:formula="of:=-[.H13]/13.78*35" office:value-type="float" office:value="-4.57184325108853" calcext:value-type="float">
            <text:p>-4.57184325108853</text:p>
          </table:table-cell>
          <table:table-cell table:number-columns-repeated="10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[.A14]/21.83*50" office:value-type="float" office:value="10.99404489235" calcext:value-type="float">
            <text:p>10.99404489235</text:p>
          </table:table-cell>
          <table:table-cell table:formula="of:=-[.B14]/13.78*35" office:value-type="float" office:value="-4.8766328011611" calcext:value-type="float">
            <text:p>-4.8766328011611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[.G14]/21.83*50" office:value-type="float" office:value="10.9711406321576" calcext:value-type="float">
            <text:p>10.9711406321576</text:p>
          </table:table-cell>
          <table:table-cell table:formula="of:=-[.H14]/13.78*35" office:value-type="float" office:value="-5.00362844702467" calcext:value-type="float">
            <text:p>-5.00362844702467</text:p>
          </table:table-cell>
          <table:table-cell table:number-columns-repeated="1013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[.A15]/21.83*50" office:value-type="float" office:value="11.978928080623" calcext:value-type="float">
            <text:p>11.978928080623</text:p>
          </table:table-cell>
          <table:table-cell table:formula="of:=-[.B15]/13.78*35" office:value-type="float" office:value="-5.25761973875181" calcext:value-type="float">
            <text:p>-5.25761973875181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G15]/21.83*50" office:value-type="float" office:value="11.978928080623" calcext:value-type="float">
            <text:p>11.978928080623</text:p>
          </table:table-cell>
          <table:table-cell table:formula="of:=-[.H15]/13.78*35" office:value-type="float" office:value="-5.4100145137881" calcext:value-type="float">
            <text:p>-5.4100145137881</text:p>
          </table:table-cell>
          <table:table-cell table:number-columns-repeated="1013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.22" calcext:value-type="float">
            <text:p>2.22</text:p>
          </table:table-cell>
          <table:table-cell/>
          <table:table-cell table:formula="of:=[.A16]/21.83*50" office:value-type="float" office:value="12.9867155290884" calcext:value-type="float">
            <text:p>12.9867155290884</text:p>
          </table:table-cell>
          <table:table-cell table:formula="of:=-[.B16]/13.78*35" office:value-type="float" office:value="-5.63860667634253" calcext:value-type="float">
            <text:p>-5.63860667634253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2.29" calcext:value-type="float">
            <text:p>2.29</text:p>
          </table:table-cell>
          <table:table-cell/>
          <table:table-cell table:formula="of:=[.G16]/21.83*50" office:value-type="float" office:value="12.9867155290884" calcext:value-type="float">
            <text:p>12.9867155290884</text:p>
          </table:table-cell>
          <table:table-cell table:formula="of:=-[.H16]/13.78*35" office:value-type="float" office:value="-5.81640058055153" calcext:value-type="float">
            <text:p>-5.81640058055153</text:p>
          </table:table-cell>
          <table:table-cell table:number-columns-repeated="1013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[.A17]/21.83*50" office:value-type="float" office:value="13.9945029775538" calcext:value-type="float">
            <text:p>13.9945029775538</text:p>
          </table:table-cell>
          <table:table-cell table:formula="of:=-[.B17]/13.78*35" office:value-type="float" office:value="-6.17198838896952" calcext:value-type="float">
            <text:p>-6.171988388969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[.G17]/21.83*50" office:value-type="float" office:value="13.9715987173614" calcext:value-type="float">
            <text:p>13.9715987173614</text:p>
          </table:table-cell>
          <table:table-cell table:formula="of:=-[.H17]/13.78*35" office:value-type="float" office:value="-6.24818577648766" calcext:value-type="float">
            <text:p>-6.24818577648766</text:p>
          </table:table-cell>
          <table:table-cell table:number-columns-repeated="1013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[.A18]/21.83*50" office:value-type="float" office:value="14.9793861658268" calcext:value-type="float">
            <text:p>14.9793861658268</text:p>
          </table:table-cell>
          <table:table-cell table:formula="of:=-[.B18]/13.78*35" office:value-type="float" office:value="-6.55297532656023" calcext:value-type="float">
            <text:p>-6.55297532656023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2.62" calcext:value-type="float">
            <text:p>2.62</text:p>
          </table:table-cell>
          <table:table-cell/>
          <table:table-cell table:formula="of:=[.G18]/21.83*50" office:value-type="float" office:value="14.9564819056344" calcext:value-type="float">
            <text:p>14.9564819056344</text:p>
          </table:table-cell>
          <table:table-cell table:formula="of:=-[.H18]/13.78*35" office:value-type="float" office:value="-6.65457184325109" calcext:value-type="float">
            <text:p>-6.65457184325109</text:p>
          </table:table-cell>
          <table:table-cell table:number-columns-repeated="101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[.A19]/21.83*50" office:value-type="float" office:value="15.9642693540999" calcext:value-type="float">
            <text:p>15.9642693540999</text:p>
          </table:table-cell>
          <table:table-cell table:formula="of:=-[.B19]/13.78*35" office:value-type="float" office:value="-6.93396226415094" calcext:value-type="float">
            <text:p>-6.93396226415094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G19]/21.83*50" office:value-type="float" office:value="15.9871736142923" calcext:value-type="float">
            <text:p>15.9871736142923</text:p>
          </table:table-cell>
          <table:table-cell table:formula="of:=-[.H19]/13.78*35" office:value-type="float" office:value="-7.06095791001452" calcext:value-type="float">
            <text:p>-7.06095791001452</text:p>
          </table:table-cell>
          <table:table-cell table:number-columns-repeated="1013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A20]/21.83*50" office:value-type="float" office:value="16.9949610627577" calcext:value-type="float">
            <text:p>16.9949610627577</text:p>
          </table:table-cell>
          <table:table-cell table:formula="of:=-[.B20]/13.78*35" office:value-type="float" office:value="-7.36574746008708" calcext:value-type="float">
            <text:p>-7.3657474600870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[.G20]/21.83*50" office:value-type="float" office:value="16.9949610627577" calcext:value-type="float">
            <text:p>16.9949610627577</text:p>
          </table:table-cell>
          <table:table-cell table:formula="of:=-[.H20]/13.78*35" office:value-type="float" office:value="-7.51814223512337" calcext:value-type="float">
            <text:p>-7.51814223512337</text:p>
          </table:table-cell>
          <table:table-cell table:number-columns-repeated="1013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.06" calcext:value-type="float">
            <text:p>3.06</text:p>
          </table:table-cell>
          <table:table-cell/>
          <table:table-cell table:formula="of:=[.A21]/21.83*50" office:value-type="float" office:value="17.9798442510307" calcext:value-type="float">
            <text:p>17.9798442510307</text:p>
          </table:table-cell>
          <table:table-cell table:formula="of:=-[.B21]/13.78*35" office:value-type="float" office:value="-7.77213352685051" calcext:value-type="float">
            <text:p>-7.7721335268505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[.G21]/21.83*50" office:value-type="float" office:value="17.9798442510307" calcext:value-type="float">
            <text:p>17.9798442510307</text:p>
          </table:table-cell>
          <table:table-cell table:formula="of:=-[.H21]/13.78*35" office:value-type="float" office:value="-7.89912917271408" calcext:value-type="float">
            <text:p>-7.89912917271408</text:p>
          </table:table-cell>
          <table:table-cell table:number-columns-repeated="1013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A22]/21.83*50" office:value-type="float" office:value="18.9876316994961" calcext:value-type="float">
            <text:p>18.9876316994961</text:p>
          </table:table-cell>
          <table:table-cell table:formula="of:=-[.B22]/13.78*35" office:value-type="float" office:value="-8.22931785195936" calcext:value-type="float">
            <text:p>-8.22931785195936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[.G22]/21.83*50" office:value-type="float" office:value="18.9876316994961" calcext:value-type="float">
            <text:p>18.9876316994961</text:p>
          </table:table-cell>
          <table:table-cell table:formula="of:=-[.H22]/13.78*35" office:value-type="float" office:value="-8.33091436865022" calcext:value-type="float">
            <text:p>-8.33091436865022</text:p>
          </table:table-cell>
          <table:table-cell table:number-columns-repeated="1013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[.A23]/21.83*50" office:value-type="float" office:value="19.9954191479615" calcext:value-type="float">
            <text:p>19.9954191479615</text:p>
          </table:table-cell>
          <table:table-cell table:formula="of:=-[.B23]/13.78*35" office:value-type="float" office:value="-8.61030478955007" calcext:value-type="float">
            <text:p>-8.6103047895500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[.G23]/21.83*50" office:value-type="float" office:value="19.9725148877691" calcext:value-type="float">
            <text:p>19.9725148877691</text:p>
          </table:table-cell>
          <table:table-cell table:formula="of:=-[.H23]/13.78*35" office:value-type="float" office:value="-8.68650217706822" calcext:value-type="float">
            <text:p>-8.68650217706822</text:p>
          </table:table-cell>
          <table:table-cell table:number-columns-repeated="1013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A24]/21.83*50" office:value-type="float" office:value="21.0261108566193" calcext:value-type="float">
            <text:p>21.0261108566193</text:p>
          </table:table-cell>
          <table:table-cell table:formula="of:=-[.B24]/13.78*35" office:value-type="float" office:value="-9.11828737300436" calcext:value-type="float">
            <text:p>-9.1182873730043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G24]/21.83*50" office:value-type="float" office:value="20.9803023362345" calcext:value-type="float">
            <text:p>20.9803023362345</text:p>
          </table:table-cell>
          <table:table-cell table:formula="of:=-[.H24]/13.78*35" office:value-type="float" office:value="-9.11828737300436" calcext:value-type="float">
            <text:p>-9.11828737300436</text:p>
          </table:table-cell>
          <table:table-cell table:number-columns-repeated="1013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A25]/21.83*50" office:value-type="float" office:value="22.0109940448924" calcext:value-type="float">
            <text:p>22.0109940448924</text:p>
          </table:table-cell>
          <table:table-cell table:formula="of:=-[.B25]/13.78*35" office:value-type="float" office:value="-9.55007256894049" calcext:value-type="float">
            <text:p>-9.5500725689404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G25]/21.83*50" office:value-type="float" office:value="22.0109940448924" calcext:value-type="float">
            <text:p>22.0109940448924</text:p>
          </table:table-cell>
          <table:table-cell table:formula="of:=-[.H25]/13.78*35" office:value-type="float" office:value="-9.55007256894049" calcext:value-type="float">
            <text:p>-9.55007256894049</text:p>
          </table:table-cell>
          <table:table-cell table:number-columns-repeated="1013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3.93" calcext:value-type="float">
            <text:p>3.93</text:p>
          </table:table-cell>
          <table:table-cell/>
          <table:table-cell table:formula="of:=[.A26]/21.83*50" office:value-type="float" office:value="22.972972972973" calcext:value-type="float">
            <text:p>22.972972972973</text:p>
          </table:table-cell>
          <table:table-cell table:formula="of:=-[.B26]/13.78*35" office:value-type="float" office:value="-9.98185776487664" calcext:value-type="float">
            <text:p>-9.98185776487664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3.91" calcext:value-type="float">
            <text:p>3.91</text:p>
          </table:table-cell>
          <table:table-cell/>
          <table:table-cell table:formula="of:=[.G26]/21.83*50" office:value-type="float" office:value="23.0187814933578" calcext:value-type="float">
            <text:p>23.0187814933578</text:p>
          </table:table-cell>
          <table:table-cell table:formula="of:=-[.H26]/13.78*35" office:value-type="float" office:value="-9.93105950653121" calcext:value-type="float">
            <text:p>-9.93105950653121</text:p>
          </table:table-cell>
          <table:table-cell table:number-columns-repeated="1013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[.A27]/21.83*50" office:value-type="float" office:value="23.9807604214384" calcext:value-type="float">
            <text:p>23.9807604214384</text:p>
          </table:table-cell>
          <table:table-cell table:formula="of:=-[.B27]/13.78*35" office:value-type="float" office:value="-10.4390420899855" calcext:value-type="float">
            <text:p>-10.439042089985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[.G27]/21.83*50" office:value-type="float" office:value="24.0265689418232" calcext:value-type="float">
            <text:p>24.0265689418232</text:p>
          </table:table-cell>
          <table:table-cell table:formula="of:=-[.H27]/13.78*35" office:value-type="float" office:value="-10.3628447024673" calcext:value-type="float">
            <text:p>-10.3628447024673</text:p>
          </table:table-cell>
          <table:table-cell table:number-columns-repeated="1013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A28]/21.83*50" office:value-type="float" office:value="25.0114521300962" calcext:value-type="float">
            <text:p>25.0114521300962</text:p>
          </table:table-cell>
          <table:table-cell table:formula="of:=-[.B28]/13.78*35" office:value-type="float" office:value="-10.8200290275762" calcext:value-type="float">
            <text:p>-10.8200290275762</text:p>
          </table:table-cell>
          <table:table-cell/>
          <table:table-cell office:value-type="float" office:value="10.89" calcext:value-type="float">
            <text:p>10.89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G28]/21.83*50" office:value-type="float" office:value="24.942739349519" calcext:value-type="float">
            <text:p>24.942739349519</text:p>
          </table:table-cell>
          <table:table-cell table:formula="of:=-[.H28]/13.78*35" office:value-type="float" office:value="-10.7438316400581" calcext:value-type="float">
            <text:p>-10.7438316400581</text:p>
          </table:table-cell>
          <table:table-cell table:number-columns-repeated="1013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.45" calcext:value-type="float">
            <text:p>4.45</text:p>
          </table:table-cell>
          <table:table-cell/>
          <table:table-cell table:formula="of:=[.A29]/21.83*50" office:value-type="float" office:value="25.9963353183692" calcext:value-type="float">
            <text:p>25.9963353183692</text:p>
          </table:table-cell>
          <table:table-cell table:formula="of:=-[.B29]/13.78*35" office:value-type="float" office:value="-11.3026124818578" calcext:value-type="float">
            <text:p>-11.3026124818578</text:p>
          </table:table-cell>
          <table:table-cell/>
          <table:table-cell office:value-type="float" office:value="11.34" calcext:value-type="float">
            <text:p>11.34</text:p>
          </table:table-cell>
          <table:table-cell office:value-type="float" office:value="4.39" calcext:value-type="float">
            <text:p>4.39</text:p>
          </table:table-cell>
          <table:table-cell/>
          <table:table-cell table:formula="of:=[.G29]/21.83*50" office:value-type="float" office:value="25.9734310581768" calcext:value-type="float">
            <text:p>25.9734310581768</text:p>
          </table:table-cell>
          <table:table-cell table:formula="of:=-[.H29]/13.78*35" office:value-type="float" office:value="-11.1502177068215" calcext:value-type="float">
            <text:p>-11.1502177068215</text:p>
          </table:table-cell>
          <table:table-cell table:number-columns-repeated="1013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4.61" calcext:value-type="float">
            <text:p>4.61</text:p>
          </table:table-cell>
          <table:table-cell/>
          <table:table-cell table:formula="of:=[.A30]/21.83*50" office:value-type="float" office:value="27.0041227668346" calcext:value-type="float">
            <text:p>27.0041227668346</text:p>
          </table:table-cell>
          <table:table-cell table:formula="of:=-[.B30]/13.78*35" office:value-type="float" office:value="-11.7089985486212" calcext:value-type="float">
            <text:p>-11.7089985486212</text:p>
          </table:table-cell>
          <table:table-cell/>
          <table:table-cell office:value-type="float" office:value="11.78" calcext:value-type="float">
            <text:p>11.78</text:p>
          </table:table-cell>
          <table:table-cell office:value-type="float" office:value="4.54" calcext:value-type="float">
            <text:p>4.54</text:p>
          </table:table-cell>
          <table:table-cell/>
          <table:table-cell table:formula="of:=[.G30]/21.83*50" office:value-type="float" office:value="26.9812185066422" calcext:value-type="float">
            <text:p>26.9812185066422</text:p>
          </table:table-cell>
          <table:table-cell table:formula="of:=-[.H30]/13.78*35" office:value-type="float" office:value="-11.5312046444122" calcext:value-type="float">
            <text:p>-11.5312046444122</text:p>
          </table:table-cell>
          <table:table-cell table:number-columns-repeated="1013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[.A31]/21.83*50" office:value-type="float" office:value="27.9890059551077" calcext:value-type="float">
            <text:p>27.9890059551077</text:p>
          </table:table-cell>
          <table:table-cell table:formula="of:=-[.B31]/13.78*35" office:value-type="float" office:value="-12.0899854862119" calcext:value-type="float">
            <text:p>-12.0899854862119</text:p>
          </table:table-cell>
          <table:table-cell/>
          <table:table-cell office:value-type="float" office:value="12.22" calcext:value-type="float">
            <text:p>12.22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[.G31]/21.83*50" office:value-type="float" office:value="27.9890059551077" calcext:value-type="float">
            <text:p>27.9890059551077</text:p>
          </table:table-cell>
          <table:table-cell table:formula="of:=-[.H31]/13.78*35" office:value-type="float" office:value="-11.9629898403483" calcext:value-type="float">
            <text:p>-11.9629898403483</text:p>
          </table:table-cell>
          <table:table-cell table:number-columns-repeated="1013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4.94" calcext:value-type="float">
            <text:p>4.94</text:p>
          </table:table-cell>
          <table:table-cell/>
          <table:table-cell table:formula="of:=[.A32]/21.83*50" office:value-type="float" office:value="28.9967934035731" calcext:value-type="float">
            <text:p>28.9967934035731</text:p>
          </table:table-cell>
          <table:table-cell table:formula="of:=-[.B32]/13.78*35" office:value-type="float" office:value="-12.5471698113208" calcext:value-type="float">
            <text:p>-12.5471698113208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4.86" calcext:value-type="float">
            <text:p>4.86</text:p>
          </table:table-cell>
          <table:table-cell/>
          <table:table-cell table:formula="of:=[.G32]/21.83*50" office:value-type="float" office:value="28.9967934035731" calcext:value-type="float">
            <text:p>28.9967934035731</text:p>
          </table:table-cell>
          <table:table-cell table:formula="of:=-[.H32]/13.78*35" office:value-type="float" office:value="-12.343976777939" calcext:value-type="float">
            <text:p>-12.343976777939</text:p>
          </table:table-cell>
          <table:table-cell table:number-columns-repeated="1013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5.12" calcext:value-type="float">
            <text:p>5.12</text:p>
          </table:table-cell>
          <table:table-cell/>
          <table:table-cell table:formula="of:=[.A33]/21.83*50" office:value-type="float" office:value="29.9816765918461" calcext:value-type="float">
            <text:p>29.9816765918461</text:p>
          </table:table-cell>
          <table:table-cell table:formula="of:=-[.B33]/13.78*35" office:value-type="float" office:value="-13.0043541364296" calcext:value-type="float">
            <text:p>-13.0043541364296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5.01" calcext:value-type="float">
            <text:p>5.01</text:p>
          </table:table-cell>
          <table:table-cell/>
          <table:table-cell table:formula="of:=[.G33]/21.83*50" office:value-type="float" office:value="30.0045808520385" calcext:value-type="float">
            <text:p>30.0045808520385</text:p>
          </table:table-cell>
          <table:table-cell table:formula="of:=-[.H33]/13.78*35" office:value-type="float" office:value="-12.7249637155298" calcext:value-type="float">
            <text:p>-12.7249637155298</text:p>
          </table:table-cell>
          <table:table-cell table:number-columns-repeated="1013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A34]/21.83*50" office:value-type="float" office:value="30.5771873568484" calcext:value-type="float">
            <text:p>30.5771873568484</text:p>
          </table:table-cell>
          <table:table-cell table:formula="of:=-[.B34]/13.78*35" office:value-type="float" office:value="-13.2075471698113" calcext:value-type="float">
            <text:p>-13.2075471698113</text:p>
          </table:table-cell>
          <table:table-cell/>
          <table:table-cell office:value-type="float" office:value="13.54" calcext:value-type="float">
            <text:p>13.54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[.G34]/21.83*50" office:value-type="float" office:value="31.0123683005039" calcext:value-type="float">
            <text:p>31.0123683005039</text:p>
          </table:table-cell>
          <table:table-cell table:formula="of:=-[.H34]/13.78*35" office:value-type="float" office:value="-13.1313497822932" calcext:value-type="float">
            <text:p>-13.1313497822932</text:p>
          </table:table-cell>
          <table:table-cell table:number-columns-repeated="1013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[.A35]/21.83*50" office:value-type="float" office:value="31.0123683005039" calcext:value-type="float">
            <text:p>31.0123683005039</text:p>
          </table:table-cell>
          <table:table-cell table:formula="of:=-[.B35]/13.78*35" office:value-type="float" office:value="-13.3853410740203" calcext:value-type="float">
            <text:p>-13.3853410740203</text:p>
          </table:table-cell>
          <table:table-cell/>
          <table:table-cell office:value-type="float" office:value="13.97" calcext:value-type="float">
            <text:p>13.97</text:p>
          </table:table-cell>
          <table:table-cell office:value-type="float" office:value="5.33" calcext:value-type="float">
            <text:p>5.33</text:p>
          </table:table-cell>
          <table:table-cell/>
          <table:table-cell table:formula="of:=[.G35]/21.83*50" office:value-type="float" office:value="31.9972514887769" calcext:value-type="float">
            <text:p>31.9972514887769</text:p>
          </table:table-cell>
          <table:table-cell table:formula="of:=-[.H35]/13.78*35" office:value-type="float" office:value="-13.5377358490566" calcext:value-type="float">
            <text:p>-13.5377358490566</text:p>
          </table:table-cell>
          <table:table-cell table:number-columns-repeated="1013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5.37" calcext:value-type="float">
            <text:p>5.37</text:p>
          </table:table-cell>
          <table:table-cell/>
          <table:table-cell table:formula="of:=[.A36]/21.83*50" office:value-type="float" office:value="31.539166284929" calcext:value-type="float">
            <text:p>31.539166284929</text:p>
          </table:table-cell>
          <table:table-cell table:formula="of:=-[.B36]/13.78*35" office:value-type="float" office:value="-13.6393323657475" calcext:value-type="float">
            <text:p>-13.6393323657475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5.48" calcext:value-type="float">
            <text:p>5.48</text:p>
          </table:table-cell>
          <table:table-cell/>
          <table:table-cell table:formula="of:=[.G36]/21.83*50" office:value-type="float" office:value="32.9821346770499" calcext:value-type="float">
            <text:p>32.9821346770499</text:p>
          </table:table-cell>
          <table:table-cell table:formula="of:=-[.H36]/13.78*35" office:value-type="float" office:value="-13.9187227866473" calcext:value-type="float">
            <text:p>-13.9187227866473</text:p>
          </table:table-cell>
          <table:table-cell table:number-columns-repeated="1013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5.44" calcext:value-type="float">
            <text:p>5.44</text:p>
          </table:table-cell>
          <table:table-cell/>
          <table:table-cell table:formula="of:=[.A37]/21.83*50" office:value-type="float" office:value="31.9972514887769" calcext:value-type="float">
            <text:p>31.9972514887769</text:p>
          </table:table-cell>
          <table:table-cell table:formula="of:=-[.B37]/13.78*35" office:value-type="float" office:value="-13.8171262699565" calcext:value-type="float">
            <text:p>-13.8171262699565</text:p>
          </table:table-cell>
          <table:table-cell/>
          <table:table-cell office:value-type="float" office:value="14.83" calcext:value-type="float">
            <text:p>14.83</text:p>
          </table:table-cell>
          <table:table-cell office:value-type="float" office:value="5.64" calcext:value-type="float">
            <text:p>5.64</text:p>
          </table:table-cell>
          <table:table-cell/>
          <table:table-cell table:formula="of:=[.G37]/21.83*50" office:value-type="float" office:value="33.9670178653229" calcext:value-type="float">
            <text:p>33.9670178653229</text:p>
          </table:table-cell>
          <table:table-cell table:formula="of:=-[.H37]/13.78*35" office:value-type="float" office:value="-14.3251088534107" calcext:value-type="float">
            <text:p>-14.3251088534107</text:p>
          </table:table-cell>
          <table:table-cell table:number-columns-repeated="101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.52" calcext:value-type="float">
            <text:p>5.52</text:p>
          </table:table-cell>
          <table:table-cell/>
          <table:table-cell table:formula="of:=[.A38]/21.83*50" office:value-type="float" office:value="32.524049473202" calcext:value-type="float">
            <text:p>32.524049473202</text:p>
          </table:table-cell>
          <table:table-cell table:formula="of:=-[.B38]/13.78*35" office:value-type="float" office:value="-14.0203193033382" calcext:value-type="float">
            <text:p>-14.0203193033382</text:p>
          </table:table-cell>
          <table:table-cell/>
          <table:table-cell office:value-type="float" office:value="15.27" calcext:value-type="float">
            <text:p>15.27</text:p>
          </table:table-cell>
          <table:table-cell office:value-type="float" office:value="5.79" calcext:value-type="float">
            <text:p>5.79</text:p>
          </table:table-cell>
          <table:table-cell/>
          <table:table-cell table:formula="of:=[.G38]/21.83*50" office:value-type="float" office:value="34.9748053137884" calcext:value-type="float">
            <text:p>34.9748053137884</text:p>
          </table:table-cell>
          <table:table-cell table:formula="of:=-[.H38]/13.78*35" office:value-type="float" office:value="-14.7060957910015" calcext:value-type="float">
            <text:p>-14.7060957910015</text:p>
          </table:table-cell>
          <table:table-cell table:number-columns-repeated="1013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A39]/21.83*50" office:value-type="float" office:value="33.0050389372423" calcext:value-type="float">
            <text:p>33.0050389372423</text:p>
          </table:table-cell>
          <table:table-cell table:formula="of:=-[.B39]/13.78*35" office:value-type="float" office:value="-14.2235123367199" calcext:value-type="float">
            <text:p>-14.2235123367199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5.94" calcext:value-type="float">
            <text:p>5.94</text:p>
          </table:table-cell>
          <table:table-cell/>
          <table:table-cell table:formula="of:=[.G39]/21.83*50" office:value-type="float" office:value="36.0054970224462" calcext:value-type="float">
            <text:p>36.0054970224462</text:p>
          </table:table-cell>
          <table:table-cell table:formula="of:=-[.H39]/13.78*35" office:value-type="float" office:value="-15.0870827285922" calcext:value-type="float">
            <text:p>-15.0870827285922</text:p>
          </table:table-cell>
          <table:table-cell table:number-columns-repeated="1013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5.68" calcext:value-type="float">
            <text:p>5.68</text:p>
          </table:table-cell>
          <table:table-cell/>
          <table:table-cell table:formula="of:=[.A40]/21.83*50" office:value-type="float" office:value="33.5547411818598" calcext:value-type="float">
            <text:p>33.5547411818598</text:p>
          </table:table-cell>
          <table:table-cell table:formula="of:=-[.B40]/13.78*35" office:value-type="float" office:value="-14.4267053701016" calcext:value-type="float">
            <text:p>-14.4267053701016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G40]/21.83*50" office:value-type="float" office:value="36.9903802107192" calcext:value-type="float">
            <text:p>36.9903802107192</text:p>
          </table:table-cell>
          <table:table-cell table:formula="of:=-[.H40]/13.78*35" office:value-type="float" office:value="-15.4934687953556" calcext:value-type="float">
            <text:p>-15.4934687953556</text:p>
          </table:table-cell>
          <table:table-cell table:number-columns-repeated="1013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5.77" calcext:value-type="float">
            <text:p>5.77</text:p>
          </table:table-cell>
          <table:table-cell/>
          <table:table-cell table:formula="of:=[.A41]/21.83*50" office:value-type="float" office:value="33.9899221255153" calcext:value-type="float">
            <text:p>33.9899221255153</text:p>
          </table:table-cell>
          <table:table-cell table:formula="of:=-[.B41]/13.78*35" office:value-type="float" office:value="-14.655297532656" calcext:value-type="float">
            <text:p>-14.655297532656</text:p>
          </table:table-cell>
          <table:table-cell/>
          <table:table-cell office:value-type="float" office:value="16.59" calcext:value-type="float">
            <text:p>16.59</text:p>
          </table:table-cell>
          <table:table-cell office:value-type="float" office:value="6.24" calcext:value-type="float">
            <text:p>6.24</text:p>
          </table:table-cell>
          <table:table-cell/>
          <table:table-cell table:formula="of:=[.G41]/21.83*50" office:value-type="float" office:value="37.9981676591846" calcext:value-type="float">
            <text:p>37.9981676591846</text:p>
          </table:table-cell>
          <table:table-cell table:formula="of:=-[.H41]/13.78*35" office:value-type="float" office:value="-15.8490566037736" calcext:value-type="float">
            <text:p>-15.8490566037736</text:p>
          </table:table-cell>
          <table:table-cell table:number-columns-repeated="1013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5.86" calcext:value-type="float">
            <text:p>5.86</text:p>
          </table:table-cell>
          <table:table-cell/>
          <table:table-cell table:formula="of:=[.A42]/21.83*50" office:value-type="float" office:value="34.5396243701328" calcext:value-type="float">
            <text:p>34.5396243701328</text:p>
          </table:table-cell>
          <table:table-cell table:formula="of:=-[.B42]/13.78*35" office:value-type="float" office:value="-14.8838896952105" calcext:value-type="float">
            <text:p>-14.8838896952105</text:p>
          </table:table-cell>
          <table:table-cell/>
          <table:table-cell office:value-type="float" office:value="17.03" calcext:value-type="float">
            <text:p>17.03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[.G42]/21.83*50" office:value-type="float" office:value="39.00595510765" calcext:value-type="float">
            <text:p>39.00595510765</text:p>
          </table:table-cell>
          <table:table-cell table:formula="of:=-[.H42]/13.78*35" office:value-type="float" office:value="-16.255442670537" calcext:value-type="float">
            <text:p>-16.255442670537</text:p>
          </table:table-cell>
          <table:table-cell table:number-columns-repeated="1013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5.91" calcext:value-type="float">
            <text:p>5.91</text:p>
          </table:table-cell>
          <table:table-cell/>
          <table:table-cell table:formula="of:=[.A43]/21.83*50" office:value-type="float" office:value="34.9977095739808" calcext:value-type="float">
            <text:p>34.9977095739808</text:p>
          </table:table-cell>
          <table:table-cell table:formula="of:=-[.B43]/13.78*35" office:value-type="float" office:value="-15.010885341074" calcext:value-type="float">
            <text:p>-15.010885341074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6.55" calcext:value-type="float">
            <text:p>6.55</text:p>
          </table:table-cell>
          <table:table-cell/>
          <table:table-cell table:formula="of:=[.G43]/21.83*50" office:value-type="float" office:value="39.9679340357306" calcext:value-type="float">
            <text:p>39.9679340357306</text:p>
          </table:table-cell>
          <table:table-cell table:formula="of:=-[.H43]/13.78*35" office:value-type="float" office:value="-16.6364296081277" calcext:value-type="float">
            <text:p>-16.6364296081277</text:p>
          </table:table-cell>
          <table:table-cell table:number-columns-repeated="1013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[.A44]/21.83*50" office:value-type="float" office:value="35.5474118185983" calcext:value-type="float">
            <text:p>35.5474118185983</text:p>
          </table:table-cell>
          <table:table-cell table:formula="of:=-[.B44]/13.78*35" office:value-type="float" office:value="-15.3410740203193" calcext:value-type="float">
            <text:p>-15.3410740203193</text:p>
          </table:table-cell>
          <table:table-cell/>
          <table:table-cell office:value-type="float" office:value="17.89" calcext:value-type="float">
            <text:p>17.89</text:p>
          </table:table-cell>
          <table:table-cell office:value-type="float" office:value="6.71" calcext:value-type="float">
            <text:p>6.71</text:p>
          </table:table-cell>
          <table:table-cell/>
          <table:table-cell table:formula="of:=[.G44]/21.83*50" office:value-type="float" office:value="40.9757214841961" calcext:value-type="float">
            <text:p>40.9757214841961</text:p>
          </table:table-cell>
          <table:table-cell table:formula="of:=-[.H44]/13.78*35" office:value-type="float" office:value="-17.0428156748911" calcext:value-type="float">
            <text:p>-17.0428156748911</text:p>
          </table:table-cell>
          <table:table-cell table:number-columns-repeated="1013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.13" calcext:value-type="float">
            <text:p>6.13</text:p>
          </table:table-cell>
          <table:table-cell/>
          <table:table-cell table:formula="of:=[.A45]/21.83*50" office:value-type="float" office:value="36.0054970224462" calcext:value-type="float">
            <text:p>36.0054970224462</text:p>
          </table:table-cell>
          <table:table-cell table:formula="of:=-[.B45]/13.78*35" office:value-type="float" office:value="-15.5696661828737" calcext:value-type="float">
            <text:p>-15.5696661828737</text:p>
          </table:table-cell>
          <table:table-cell/>
          <table:table-cell office:value-type="float" office:value="18.34" calcext:value-type="float">
            <text:p>18.34</text:p>
          </table:table-cell>
          <table:table-cell office:value-type="float" office:value="6.85" calcext:value-type="float">
            <text:p>6.85</text:p>
          </table:table-cell>
          <table:table-cell/>
          <table:table-cell table:formula="of:=[.G45]/21.83*50" office:value-type="float" office:value="42.0064131928539" calcext:value-type="float">
            <text:p>42.0064131928539</text:p>
          </table:table-cell>
          <table:table-cell table:formula="of:=-[.H45]/13.78*35" office:value-type="float" office:value="-17.3984034833091" calcext:value-type="float">
            <text:p>-17.3984034833091</text:p>
          </table:table-cell>
          <table:table-cell table:number-columns-repeated="1013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19" calcext:value-type="float">
            <text:p>6.19</text:p>
          </table:table-cell>
          <table:table-cell/>
          <table:table-cell table:formula="of:=[.A46]/21.83*50" office:value-type="float" office:value="36.5551992670637" calcext:value-type="float">
            <text:p>36.5551992670637</text:p>
          </table:table-cell>
          <table:table-cell table:formula="of:=-[.B46]/13.78*35" office:value-type="float" office:value="-15.72206095791" calcext:value-type="float">
            <text:p>-15.72206095791</text:p>
          </table:table-cell>
          <table:table-cell/>
          <table:table-cell office:value-type="float" office:value="18.77" calcext:value-type="float">
            <text:p>18.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6]/21.83*50" office:value-type="float" office:value="42.9912963811269" calcext:value-type="float">
            <text:p>42.9912963811269</text:p>
          </table:table-cell>
          <table:table-cell table:formula="of:=-[.H46]/13.78*35" office:value-type="float" office:value="-17.7793904208999" calcext:value-type="float">
            <text:p>-17.7793904208999</text:p>
          </table:table-cell>
          <table:table-cell table:number-columns-repeated="1013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6.27" calcext:value-type="float">
            <text:p>6.27</text:p>
          </table:table-cell>
          <table:table-cell/>
          <table:table-cell table:formula="of:=[.A47]/21.83*50" office:value-type="float" office:value="37.0132844709116" calcext:value-type="float">
            <text:p>37.0132844709116</text:p>
          </table:table-cell>
          <table:table-cell table:formula="of:=-[.B47]/13.78*35" office:value-type="float" office:value="-15.9252539912917" calcext:value-type="float">
            <text:p>-15.9252539912917</text:p>
          </table:table-cell>
          <table:table-cell/>
          <table:table-cell office:value-type="float" office:value="19.21" calcext:value-type="float">
            <text:p>19.21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G47]/21.83*50" office:value-type="float" office:value="43.9990838295923" calcext:value-type="float">
            <text:p>43.9990838295923</text:p>
          </table:table-cell>
          <table:table-cell table:formula="of:=-[.H47]/13.78*35" office:value-type="float" office:value="-18.1857764876633" calcext:value-type="float">
            <text:p>-18.1857764876633</text:p>
          </table:table-cell>
          <table:table-cell table:number-columns-repeated="1013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6.38" calcext:value-type="float">
            <text:p>6.38</text:p>
          </table:table-cell>
          <table:table-cell/>
          <table:table-cell table:formula="of:=[.A48]/21.83*50" office:value-type="float" office:value="37.5400824553367" calcext:value-type="float">
            <text:p>37.5400824553367</text:p>
          </table:table-cell>
          <table:table-cell table:formula="of:=-[.B48]/13.78*35" office:value-type="float" office:value="-16.2046444121916" calcext:value-type="float">
            <text:p>-16.2046444121916</text:p>
          </table:table-cell>
          <table:table-cell/>
          <table:table-cell office:value-type="float" office:value="19.64" calcext:value-type="float">
            <text:p>19.64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[.G48]/21.83*50" office:value-type="float" office:value="44.9839670178653" calcext:value-type="float">
            <text:p>44.9839670178653</text:p>
          </table:table-cell>
          <table:table-cell table:formula="of:=-[.H48]/13.78*35" office:value-type="float" office:value="-18.5413642960813" calcext:value-type="float">
            <text:p>-18.5413642960813</text:p>
          </table:table-cell>
          <table:table-cell table:number-columns-repeated="1013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6.44" calcext:value-type="float">
            <text:p>6.44</text:p>
          </table:table-cell>
          <table:table-cell/>
          <table:table-cell table:formula="of:=[.A49]/21.83*50" office:value-type="float" office:value="37.9981676591846" calcext:value-type="float">
            <text:p>37.9981676591846</text:p>
          </table:table-cell>
          <table:table-cell table:formula="of:=-[.B49]/13.78*35" office:value-type="float" office:value="-16.3570391872279" calcext:value-type="float">
            <text:p>-16.3570391872279</text:p>
          </table:table-cell>
          <table:table-cell/>
          <table:table-cell office:value-type="float" office:value="20.08" calcext:value-type="float">
            <text:p>20.08</text:p>
          </table:table-cell>
          <table:table-cell office:value-type="float" office:value="7.45" calcext:value-type="float">
            <text:p>7.45</text:p>
          </table:table-cell>
          <table:table-cell/>
          <table:table-cell table:formula="of:=[.G49]/21.83*50" office:value-type="float" office:value="45.9917544663307" calcext:value-type="float">
            <text:p>45.9917544663307</text:p>
          </table:table-cell>
          <table:table-cell table:formula="of:=-[.H49]/13.78*35" office:value-type="float" office:value="-18.922351233672" calcext:value-type="float">
            <text:p>-18.922351233672</text:p>
          </table:table-cell>
          <table:table-cell table:number-columns-repeated="1013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.48" calcext:value-type="float">
            <text:p>6.48</text:p>
          </table:table-cell>
          <table:table-cell/>
          <table:table-cell table:formula="of:=[.A50]/21.83*50" office:value-type="float" office:value="38.250114521301" calcext:value-type="float">
            <text:p>38.250114521301</text:p>
          </table:table-cell>
          <table:table-cell table:formula="of:=-[.B50]/13.78*35" office:value-type="float" office:value="-16.4586357039187" calcext:value-type="float">
            <text:p>-16.4586357039187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7.6" calcext:value-type="float">
            <text:p>7.6</text:p>
          </table:table-cell>
          <table:table-cell/>
          <table:table-cell table:formula="of:=[.G50]/21.83*50" office:value-type="float" office:value="46.9766376546038" calcext:value-type="float">
            <text:p>46.9766376546038</text:p>
          </table:table-cell>
          <table:table-cell table:formula="of:=-[.H50]/13.78*35" office:value-type="float" office:value="-19.3033381712627" calcext:value-type="float">
            <text:p>-19.3033381712627</text:p>
          </table:table-cell>
          <table:table-cell table:number-columns-repeated="1013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6.54" calcext:value-type="float">
            <text:p>6.54</text:p>
          </table:table-cell>
          <table:table-cell/>
          <table:table-cell table:formula="of:=[.A51]/21.83*50" office:value-type="float" office:value="38.5707741639945" calcext:value-type="float">
            <text:p>38.5707741639945</text:p>
          </table:table-cell>
          <table:table-cell table:formula="of:=-[.B51]/13.78*35" office:value-type="float" office:value="-16.611030478955" calcext:value-type="float">
            <text:p>-16.611030478955</text:p>
          </table:table-cell>
          <table:table-cell/>
          <table:table-cell office:value-type="float" office:value="20.96" calcext:value-type="float">
            <text:p>20.96</text:p>
          </table:table-cell>
          <table:table-cell office:value-type="float" office:value="7.74" calcext:value-type="float">
            <text:p>7.74</text:p>
          </table:table-cell>
          <table:table-cell/>
          <table:table-cell table:formula="of:=[.G51]/21.83*50" office:value-type="float" office:value="48.0073293632616" calcext:value-type="float">
            <text:p>48.0073293632616</text:p>
          </table:table-cell>
          <table:table-cell table:formula="of:=-[.H51]/13.78*35" office:value-type="float" office:value="-19.6589259796807" calcext:value-type="float">
            <text:p>-19.6589259796807</text:p>
          </table:table-cell>
          <table:table-cell table:number-columns-repeated="1013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A52]/21.83*50" office:value-type="float" office:value="38.7998167659185" calcext:value-type="float">
            <text:p>38.7998167659185</text:p>
          </table:table-cell>
          <table:table-cell table:formula="of:=-[.B52]/13.78*35" office:value-type="float" office:value="-16.7634252539913" calcext:value-type="float">
            <text:p>-16.7634252539913</text:p>
          </table:table-cell>
          <table:table-cell/>
          <table:table-cell office:value-type="float" office:value="21.38" calcext:value-type="float">
            <text:p>21.38</text:p>
          </table:table-cell>
          <table:table-cell office:value-type="float" office:value="7.9" calcext:value-type="float">
            <text:p>7.9</text:p>
          </table:table-cell>
          <table:table-cell/>
          <table:table-cell table:formula="of:=[.G52]/21.83*50" office:value-type="float" office:value="48.9693082913422" calcext:value-type="float">
            <text:p>48.9693082913422</text:p>
          </table:table-cell>
          <table:table-cell table:formula="of:=-[.H52]/13.78*35" office:value-type="float" office:value="-20.0653120464441" calcext:value-type="float">
            <text:p>-20.0653120464441</text:p>
          </table:table-cell>
          <table:table-cell table:number-columns-repeated="1013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6.65" calcext:value-type="float">
            <text:p>6.65</text:p>
          </table:table-cell>
          <table:table-cell/>
          <table:table-cell table:formula="of:=[.A53]/21.83*50" office:value-type="float" office:value="39.00595510765" calcext:value-type="float">
            <text:p>39.00595510765</text:p>
          </table:table-cell>
          <table:table-cell table:formula="of:=-[.B53]/13.78*35" office:value-type="float" office:value="-16.8904208998549" calcext:value-type="float">
            <text:p>-16.8904208998549</text:p>
          </table:table-cell>
          <table:table-cell/>
          <table:table-cell office:value-type="float" office:value="21.83" calcext:value-type="float">
            <text:p>21.83</text:p>
          </table:table-cell>
          <table:table-cell office:value-type="float" office:value="8.03" calcext:value-type="float">
            <text:p>8.03</text:p>
          </table:table-cell>
          <table:table-cell/>
          <table:table-cell table:formula="of:=[.G53]/21.83*50" office:value-type="float" office:value="50" calcext:value-type="float">
            <text:p>50</text:p>
          </table:table-cell>
          <table:table-cell table:formula="of:=-[.H53]/13.78*35" office:value-type="float" office:value="-20.3955007256894" calcext:value-type="float">
            <text:p>-20.3955007256894</text:p>
          </table:table-cell>
          <table:table-cell table:number-columns-repeated="1013"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6.69" calcext:value-type="float">
            <text:p>6.69</text:p>
          </table:table-cell>
          <table:table-cell/>
          <table:table-cell table:formula="of:=[.A54]/21.83*50" office:value-type="float" office:value="39.2808062299588" calcext:value-type="float">
            <text:p>39.2808062299588</text:p>
          </table:table-cell>
          <table:table-cell table:formula="of:=-[.B54]/13.78*35" office:value-type="float" office:value="-16.9920174165457" calcext:value-type="float">
            <text:p>-16.9920174165457</text:p>
          </table:table-cell>
          <table:table-cell table:number-columns-repeated="1019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6.73" calcext:value-type="float">
            <text:p>6.73</text:p>
          </table:table-cell>
          <table:table-cell/>
          <table:table-cell table:formula="of:=[.A55]/21.83*50" office:value-type="float" office:value="39.5098488318827" calcext:value-type="float">
            <text:p>39.5098488318827</text:p>
          </table:table-cell>
          <table:table-cell table:formula="of:=-[.B55]/13.78*35" office:value-type="float" office:value="-17.0936139332366" calcext:value-type="float">
            <text:p>-17.0936139332366</text:p>
          </table:table-cell>
          <table:table-cell table:number-columns-repeated="1019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6.74" calcext:value-type="float">
            <text:p>6.74</text:p>
          </table:table-cell>
          <table:table-cell/>
          <table:table-cell table:formula="of:=[.A56]/21.83*50" office:value-type="float" office:value="39.7159871736143" calcext:value-type="float">
            <text:p>39.7159871736143</text:p>
          </table:table-cell>
          <table:table-cell table:formula="of:=-[.B56]/13.78*35" office:value-type="float" office:value="-17.1190130624093" calcext:value-type="float">
            <text:p>-17.1190130624093</text:p>
          </table:table-cell>
          <table:table-cell table:number-columns-repeated="1019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6.76" calcext:value-type="float">
            <text:p>6.76</text:p>
          </table:table-cell>
          <table:table-cell/>
          <table:table-cell table:formula="of:=[.A57]/21.83*50" office:value-type="float" office:value="39.990838295923" calcext:value-type="float">
            <text:p>39.990838295923</text:p>
          </table:table-cell>
          <table:table-cell table:formula="of:=-[.B57]/13.78*35" office:value-type="float" office:value="-17.1698113207547" calcext:value-type="float">
            <text:p>-17.1698113207547</text:p>
          </table:table-cell>
          <table:table-cell table:number-columns-repeated="1019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6.81" calcext:value-type="float">
            <text:p>6.81</text:p>
          </table:table-cell>
          <table:table-cell/>
          <table:table-cell table:formula="of:=[.A58]/21.83*50" office:value-type="float" office:value="40.2427851580394" calcext:value-type="float">
            <text:p>40.2427851580394</text:p>
          </table:table-cell>
          <table:table-cell table:formula="of:=-[.B58]/13.78*35" office:value-type="float" office:value="-17.2968069666183" calcext:value-type="float">
            <text:p>-17.2968069666183</text:p>
          </table:table-cell>
          <table:table-cell table:number-columns-repeated="1019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A59]/21.83*50" office:value-type="float" office:value="40.5176362803481" calcext:value-type="float">
            <text:p>40.5176362803481</text:p>
          </table:table-cell>
          <table:table-cell table:formula="of:=-[.B59]/13.78*35" office:value-type="float" office:value="-17.5253991291727" calcext:value-type="float">
            <text:p>-17.5253991291727</text:p>
          </table:table-cell>
          <table:table-cell table:number-columns-repeated="1019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6.97" calcext:value-type="float">
            <text:p>6.97</text:p>
          </table:table-cell>
          <table:table-cell/>
          <table:table-cell table:formula="of:=[.A60]/21.83*50" office:value-type="float" office:value="40.7237746220797" calcext:value-type="float">
            <text:p>40.7237746220797</text:p>
          </table:table-cell>
          <table:table-cell table:formula="of:=-[.B60]/13.78*35" office:value-type="float" office:value="-17.7031930333817" calcext:value-type="float">
            <text:p>-17.7031930333817</text:p>
          </table:table-cell>
          <table:table-cell table:number-columns-repeated="101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1]/21.83*50" office:value-type="float" office:value="40.9986257443885" calcext:value-type="float">
            <text:p>40.9986257443885</text:p>
          </table:table-cell>
          <table:table-cell table:formula="of:=-[.B61]/13.78*35" office:value-type="float" office:value="-17.7793904208999" calcext:value-type="float">
            <text:p>-17.7793904208999</text:p>
          </table:table-cell>
          <table:table-cell table:number-columns-repeated="1019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[.A62]/21.83*50" office:value-type="float" office:value="41.20476408612" calcext:value-type="float">
            <text:p>41.20476408612</text:p>
          </table:table-cell>
          <table:table-cell table:formula="of:=-[.B62]/13.78*35" office:value-type="float" office:value="-17.7539912917271" calcext:value-type="float">
            <text:p>-17.7539912917271</text:p>
          </table:table-cell>
          <table:table-cell table:number-columns-repeated="1019"/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7.03" calcext:value-type="float">
            <text:p>7.03</text:p>
          </table:table-cell>
          <table:table-cell/>
          <table:table-cell table:formula="of:=[.A63]/21.83*50" office:value-type="float" office:value="41.5254237288136" calcext:value-type="float">
            <text:p>41.5254237288136</text:p>
          </table:table-cell>
          <table:table-cell table:formula="of:=-[.B63]/13.78*35" office:value-type="float" office:value="-17.855587808418" calcext:value-type="float">
            <text:p>-17.855587808418</text:p>
          </table:table-cell>
          <table:table-cell table:number-columns-repeated="1019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7.12" calcext:value-type="float">
            <text:p>7.12</text:p>
          </table:table-cell>
          <table:table-cell/>
          <table:table-cell table:formula="of:=[.A64]/21.83*50" office:value-type="float" office:value="41.7773705909299" calcext:value-type="float">
            <text:p>41.7773705909299</text:p>
          </table:table-cell>
          <table:table-cell table:formula="of:=-[.B64]/13.78*35" office:value-type="float" office:value="-18.0841799709724" calcext:value-type="float">
            <text:p>-18.0841799709724</text:p>
          </table:table-cell>
          <table:table-cell table:number-columns-repeated="1019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5]/21.83*50" office:value-type="float" office:value="42.0064131928539" calcext:value-type="float">
            <text:p>42.0064131928539</text:p>
          </table:table-cell>
          <table:table-cell table:formula="of:=-[.B65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6]/21.83*50" office:value-type="float" office:value="42.1896472743931" calcext:value-type="float">
            <text:p>42.1896472743931</text:p>
          </table:table-cell>
          <table:table-cell table:formula="of:=-[.B66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67]/21.83*50" office:value-type="float" office:value="42.3957856161246" calcext:value-type="float">
            <text:p>42.3957856161246</text:p>
          </table:table-cell>
          <table:table-cell table:formula="of:=-[.B67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8]/21.83*50" office:value-type="float" office:value="42.6935409986258" calcext:value-type="float">
            <text:p>42.6935409986258</text:p>
          </table:table-cell>
          <table:table-cell table:formula="of:=-[.B68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A69]/21.83*50" office:value-type="float" office:value="42.8767750801649" calcext:value-type="float">
            <text:p>42.8767750801649</text:p>
          </table:table-cell>
          <table:table-cell table:formula="of:=-[.B69]/13.78*35" office:value-type="float" office:value="-18.1857764876633" calcext:value-type="float">
            <text:p>-18.1857764876633</text:p>
          </table:table-cell>
          <table:table-cell table:number-columns-repeated="1019"/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70]/21.83*50" office:value-type="float" office:value="42.9912963811269" calcext:value-type="float">
            <text:p>42.9912963811269</text:p>
          </table:table-cell>
          <table:table-cell table:formula="of:=-[.B70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7.28" calcext:value-type="float">
            <text:p>7.28</text:p>
          </table:table-cell>
          <table:table-cell/>
          <table:table-cell table:formula="of:=[.A71]/21.83*50" office:value-type="float" office:value="43.2203389830509" calcext:value-type="float">
            <text:p>43.2203389830509</text:p>
          </table:table-cell>
          <table:table-cell table:formula="of:=-[.B71]/13.78*35" office:value-type="float" office:value="-18.4905660377359" calcext:value-type="float">
            <text:p>-18.4905660377359</text:p>
          </table:table-cell>
          <table:table-cell table:number-columns-repeated="1019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7.42" calcext:value-type="float">
            <text:p>7.42</text:p>
          </table:table-cell>
          <table:table-cell/>
          <table:table-cell table:formula="of:=[.A72]/21.83*50" office:value-type="float" office:value="43.4951901053596" calcext:value-type="float">
            <text:p>43.4951901053596</text:p>
          </table:table-cell>
          <table:table-cell table:formula="of:=-[.B72]/13.78*35" office:value-type="float" office:value="-18.8461538461538" calcext:value-type="float">
            <text:p>-18.8461538461538</text:p>
          </table:table-cell>
          <table:table-cell table:number-columns-repeated="1019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3]/21.83*50" office:value-type="float" office:value="43.6555199267064" calcext:value-type="float">
            <text:p>43.6555199267064</text:p>
          </table:table-cell>
          <table:table-cell table:formula="of:=-[.B73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4]/21.83*50" office:value-type="float" office:value="43.8616582684379" calcext:value-type="float">
            <text:p>43.8616582684379</text:p>
          </table:table-cell>
          <table:table-cell table:formula="of:=-[.B74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7.46" calcext:value-type="float">
            <text:p>7.46</text:p>
          </table:table-cell>
          <table:table-cell/>
          <table:table-cell table:formula="of:=[.A75]/21.83*50" office:value-type="float" office:value="44.0219880897847" calcext:value-type="float">
            <text:p>44.0219880897847</text:p>
          </table:table-cell>
          <table:table-cell table:formula="of:=-[.B75]/13.78*35" office:value-type="float" office:value="-18.9477503628447" calcext:value-type="float">
            <text:p>-18.9477503628447</text:p>
          </table:table-cell>
          <table:table-cell table:number-columns-repeated="1019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7.43" calcext:value-type="float">
            <text:p>7.43</text:p>
          </table:table-cell>
          <table:table-cell/>
          <table:table-cell table:formula="of:=[.A76]/21.83*50" office:value-type="float" office:value="44.1594136509391" calcext:value-type="float">
            <text:p>44.1594136509391</text:p>
          </table:table-cell>
          <table:table-cell table:formula="of:=-[.B76]/13.78*35" office:value-type="float" office:value="-18.8715529753266" calcext:value-type="float">
            <text:p>-18.8715529753266</text:p>
          </table:table-cell>
          <table:table-cell table:number-columns-repeated="1019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7.39" calcext:value-type="float">
            <text:p>7.39</text:p>
          </table:table-cell>
          <table:table-cell/>
          <table:table-cell table:formula="of:=[.A77]/21.83*50" office:value-type="float" office:value="44.2968392120935" calcext:value-type="float">
            <text:p>44.2968392120935</text:p>
          </table:table-cell>
          <table:table-cell table:formula="of:=-[.B77]/13.78*35" office:value-type="float" office:value="-18.7699564586357" calcext:value-type="float">
            <text:p>-18.7699564586357</text:p>
          </table:table-cell>
          <table:table-cell table:number-columns-repeated="1019"/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[.A78]/21.83*50" office:value-type="float" office:value="44.502977553825" calcext:value-type="float">
            <text:p>44.502977553825</text:p>
          </table:table-cell>
          <table:table-cell table:formula="of:=-[.B78]/13.78*35" office:value-type="float" office:value="-18.7953555878084" calcext:value-type="float">
            <text:p>-18.7953555878084</text:p>
          </table:table-cell>
          <table:table-cell table:number-columns-repeated="1019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A79]/21.83*50" office:value-type="float" office:value="44.7091158955566" calcext:value-type="float">
            <text:p>44.7091158955566</text:p>
          </table:table-cell>
          <table:table-cell table:formula="of:=-[.B79]/13.78*35" office:value-type="float" office:value="-19.0493468795356" calcext:value-type="float">
            <text:p>-19.0493468795356</text:p>
          </table:table-cell>
          <table:table-cell table:number-columns-repeated="1019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7.61" calcext:value-type="float">
            <text:p>7.61</text:p>
          </table:table-cell>
          <table:table-cell/>
          <table:table-cell table:formula="of:=[.A80]/21.83*50" office:value-type="float" office:value="44.8465414567109" calcext:value-type="float">
            <text:p>44.8465414567109</text:p>
          </table:table-cell>
          <table:table-cell table:formula="of:=-[.B80]/13.78*35" office:value-type="float" office:value="-19.3287373004354" calcext:value-type="float">
            <text:p>-19.3287373004354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7.71" calcext:value-type="float">
            <text:p>7.71</text:p>
          </table:table-cell>
          <table:table-cell/>
          <table:table-cell table:formula="of:=[.A81]/21.83*50" office:value-type="float" office:value="45.0068712780577" calcext:value-type="float">
            <text:p>45.0068712780577</text:p>
          </table:table-cell>
          <table:table-cell table:formula="of:=-[.B81]/13.78*35" office:value-type="float" office:value="-19.5827285921626" calcext:value-type="float">
            <text:p>-19.5827285921626</text:p>
          </table:table-cell>
          <table:table-cell table:number-columns-repeated="1019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7.81" calcext:value-type="float">
            <text:p>7.81</text:p>
          </table:table-cell>
          <table:table-cell/>
          <table:table-cell table:formula="of:=[.A82]/21.83*50" office:value-type="float" office:value="45.2130096197893" calcext:value-type="float">
            <text:p>45.2130096197893</text:p>
          </table:table-cell>
          <table:table-cell table:formula="of:=-[.B82]/13.78*35" office:value-type="float" office:value="-19.8367198838897" calcext:value-type="float">
            <text:p>-19.8367198838897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87" calcext:value-type="float">
            <text:p>7.87</text:p>
          </table:table-cell>
          <table:table-cell/>
          <table:table-cell table:formula="of:=[.A83]/21.83*50" office:value-type="float" office:value="45.3504351809437" calcext:value-type="float">
            <text:p>45.3504351809437</text:p>
          </table:table-cell>
          <table:table-cell table:formula="of:=-[.B83]/13.78*35" office:value-type="float" office:value="-19.989114658926" calcext:value-type="float">
            <text:p>-19.989114658926</text:p>
          </table:table-cell>
          <table:table-cell table:number-columns-repeated="1019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7.79" calcext:value-type="float">
            <text:p>7.79</text:p>
          </table:table-cell>
          <table:table-cell/>
          <table:table-cell table:formula="of:=[.A84]/21.83*50" office:value-type="float" office:value="45.5565735226752" calcext:value-type="float">
            <text:p>45.5565735226752</text:p>
          </table:table-cell>
          <table:table-cell table:formula="of:=-[.B84]/13.78*35" office:value-type="float" office:value="-19.7859216255443" calcext:value-type="float">
            <text:p>-19.7859216255443</text:p>
          </table:table-cell>
          <table:table-cell table:number-columns-repeated="1019"/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[.A85]/21.83*50" office:value-type="float" office:value="45.7856161245992" calcext:value-type="float">
            <text:p>45.7856161245992</text:p>
          </table:table-cell>
          <table:table-cell table:formula="of:=-[.B85]/13.78*35" office:value-type="float" office:value="-19.5573294629898" calcext:value-type="float">
            <text:p>-19.5573294629898</text:p>
          </table:table-cell>
          <table:table-cell table:number-columns-repeated="1019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7.63" calcext:value-type="float">
            <text:p>7.63</text:p>
          </table:table-cell>
          <table:table-cell/>
          <table:table-cell table:formula="of:=[.A86]/21.83*50" office:value-type="float" office:value="46.0146587265231" calcext:value-type="float">
            <text:p>46.0146587265231</text:p>
          </table:table-cell>
          <table:table-cell table:formula="of:=-[.B86]/13.78*35" office:value-type="float" office:value="-19.3795355587808" calcext:value-type="float">
            <text:p>-19.3795355587808</text:p>
          </table:table-cell>
          <table:table-cell table:number-columns-repeated="1019"/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87]/21.83*50" office:value-type="float" office:value="46.1978928080623" calcext:value-type="float">
            <text:p>46.1978928080623</text:p>
          </table:table-cell>
          <table:table-cell table:formula="of:=-[.B87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7.89" calcext:value-type="float">
            <text:p>7.89</text:p>
          </table:table-cell>
          <table:table-cell/>
          <table:table-cell table:formula="of:=[.A88]/21.83*50" office:value-type="float" office:value="46.3582226294091" calcext:value-type="float">
            <text:p>46.3582226294091</text:p>
          </table:table-cell>
          <table:table-cell table:formula="of:=-[.B88]/13.78*35" office:value-type="float" office:value="-20.0399129172714" calcext:value-type="float">
            <text:p>-20.0399129172714</text:p>
          </table:table-cell>
          <table:table-cell table:number-columns-repeated="1019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8.08" calcext:value-type="float">
            <text:p>8.08</text:p>
          </table:table-cell>
          <table:table-cell/>
          <table:table-cell table:formula="of:=[.A89]/21.83*50" office:value-type="float" office:value="46.5414567109482" calcext:value-type="float">
            <text:p>46.5414567109482</text:p>
          </table:table-cell>
          <table:table-cell table:formula="of:=-[.B89]/13.78*35" office:value-type="float" office:value="-20.522496371553" calcext:value-type="float">
            <text:p>-20.522496371553</text:p>
          </table:table-cell>
          <table:table-cell table:number-columns-repeated="4"/>
          <table:table-cell>
            <draw:frame table:end-cell-address="3D.S103" table:end-x="0.415in" table:end-y="0.1583in" draw:z-index="0" draw:style-name="gr1" draw:text-style-name="P1" svg:width="6.2024in" svg:height="2.8217in" svg:x="0.2626in" svg:y="0.0201in">
              <draw:object draw:notify-on-update-of-ranges="3D.D3:3D.D111 3D.A1:3D.A1 3D.E3:3D.E111 3D.J3:3D.J53 3D.G1:3D.G1 3D.K3:3D.K53 3D.O123:3D.O173 3D.A121:3D.A121 3D.P123:3D.P17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8.21" calcext:value-type="float">
            <text:p>8.21</text:p>
          </table:table-cell>
          <table:table-cell/>
          <table:table-cell table:formula="of:=[.A90]/21.83*50" office:value-type="float" office:value="46.701786532295" calcext:value-type="float">
            <text:p>46.701786532295</text:p>
          </table:table-cell>
          <table:table-cell table:formula="of:=-[.B90]/13.78*35" office:value-type="float" office:value="-20.8526850507983" calcext:value-type="float">
            <text:p>-20.8526850507983</text:p>
          </table:table-cell>
          <table:table-cell table:number-columns-repeated="1019"/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[.A91]/21.83*50" office:value-type="float" office:value="46.8850206138342" calcext:value-type="float">
            <text:p>46.8850206138342</text:p>
          </table:table-cell>
          <table:table-cell table:formula="of:=-[.B91]/13.78*35" office:value-type="float" office:value="-20.9542815674891" calcext:value-type="float">
            <text:p>-20.9542815674891</text:p>
          </table:table-cell>
          <table:table-cell table:number-columns-repeated="1019"/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[.A92]/21.83*50" office:value-type="float" office:value="47.0224461749886" calcext:value-type="float">
            <text:p>47.0224461749886</text:p>
          </table:table-cell>
          <table:table-cell table:formula="of:=-[.B92]/13.78*35" office:value-type="float" office:value="-20.8018867924528" calcext:value-type="float">
            <text:p>-20.8018867924528</text:p>
          </table:table-cell>
          <table:table-cell table:number-columns-repeated="1019"/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8.07" calcext:value-type="float">
            <text:p>8.07</text:p>
          </table:table-cell>
          <table:table-cell/>
          <table:table-cell table:formula="of:=[.A93]/21.83*50" office:value-type="float" office:value="47.1598717361429" calcext:value-type="float">
            <text:p>47.1598717361429</text:p>
          </table:table-cell>
          <table:table-cell table:formula="of:=-[.B93]/13.78*35" office:value-type="float" office:value="-20.4970972423803" calcext:value-type="float">
            <text:p>-20.4970972423803</text:p>
          </table:table-cell>
          <table:table-cell table:number-columns-repeated="1019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94]/21.83*50" office:value-type="float" office:value="47.3202015574897" calcext:value-type="float">
            <text:p>47.3202015574897</text:p>
          </table:table-cell>
          <table:table-cell table:formula="of:=-[.B94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95]/21.83*50" office:value-type="float" office:value="47.5034356390289" calcext:value-type="float">
            <text:p>47.5034356390289</text:p>
          </table:table-cell>
          <table:table-cell table:formula="of:=-[.B95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7.82" calcext:value-type="float">
            <text:p>7.82</text:p>
          </table:table-cell>
          <table:table-cell/>
          <table:table-cell table:formula="of:=[.A96]/21.83*50" office:value-type="float" office:value="47.7095739807604" calcext:value-type="float">
            <text:p>47.7095739807604</text:p>
          </table:table-cell>
          <table:table-cell table:formula="of:=-[.B96]/13.78*35" office:value-type="float" office:value="-19.8621190130624" calcext:value-type="float">
            <text:p>-19.8621190130624</text:p>
          </table:table-cell>
          <table:table-cell table:number-columns-repeated="1019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97]/21.83*50" office:value-type="float" office:value="47.915712322492" calcext:value-type="float">
            <text:p>47.915712322492</text:p>
          </table:table-cell>
          <table:table-cell table:formula="of:=-[.B97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98]/21.83*50" office:value-type="float" office:value="48.0989464040312" calcext:value-type="float">
            <text:p>48.0989464040312</text:p>
          </table:table-cell>
          <table:table-cell table:formula="of:=-[.B98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8.49" calcext:value-type="float">
            <text:p>8.49</text:p>
          </table:table-cell>
          <table:table-cell/>
          <table:table-cell table:formula="of:=[.A99]/21.83*50" office:value-type="float" office:value="48.3050847457627" calcext:value-type="float">
            <text:p>48.3050847457627</text:p>
          </table:table-cell>
          <table:table-cell table:formula="of:=-[.B99]/13.78*35" office:value-type="float" office:value="-21.5638606676343" calcext:value-type="float">
            <text:p>-21.5638606676343</text:p>
          </table:table-cell>
          <table:table-cell table:number-columns-repeated="1019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100]/21.83*50" office:value-type="float" office:value="48.5341273476867" calcext:value-type="float">
            <text:p>48.5341273476867</text:p>
          </table:table-cell>
          <table:table-cell table:formula="of:=-[.B100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1]/21.83*50" office:value-type="float" office:value="48.6944571690334" calcext:value-type="float">
            <text:p>48.6944571690334</text:p>
          </table:table-cell>
          <table:table-cell table:formula="of:=-[.B101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102]/21.83*50" office:value-type="float" office:value="48.8547869903802" calcext:value-type="float">
            <text:p>48.8547869903802</text:p>
          </table:table-cell>
          <table:table-cell table:formula="of:=-[.B102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7.76" calcext:value-type="float">
            <text:p>7.76</text:p>
          </table:table-cell>
          <table:table-cell/>
          <table:table-cell table:formula="of:=[.A103]/21.83*50" office:value-type="float" office:value="48.9922125515346" calcext:value-type="float">
            <text:p>48.9922125515346</text:p>
          </table:table-cell>
          <table:table-cell table:formula="of:=-[.B103]/13.78*35" office:value-type="float" office:value="-19.7097242380261" calcext:value-type="float">
            <text:p>-19.7097242380261</text:p>
          </table:table-cell>
          <table:table-cell table:number-columns-repeated="1019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7.86" calcext:value-type="float">
            <text:p>7.86</text:p>
          </table:table-cell>
          <table:table-cell/>
          <table:table-cell table:formula="of:=[.A104]/21.83*50" office:value-type="float" office:value="49.1754466330738" calcext:value-type="float">
            <text:p>49.1754466330738</text:p>
          </table:table-cell>
          <table:table-cell table:formula="of:=-[.B104]/13.78*35" office:value-type="float" office:value="-19.9637155297533" calcext:value-type="float">
            <text:p>-19.9637155297533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5]/21.83*50" office:value-type="float" office:value="49.244159413651" calcext:value-type="float">
            <text:p>49.244159413651</text:p>
          </table:table-cell>
          <table:table-cell table:formula="of:=-[.B105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8.41" calcext:value-type="float">
            <text:p>8.41</text:p>
          </table:table-cell>
          <table:table-cell/>
          <table:table-cell table:formula="of:=[.A106]/21.83*50" office:value-type="float" office:value="49.3586807146129" calcext:value-type="float">
            <text:p>49.3586807146129</text:p>
          </table:table-cell>
          <table:table-cell table:formula="of:=-[.B106]/13.78*35" office:value-type="float" office:value="-21.3606676342525" calcext:value-type="float">
            <text:p>-21.3606676342525</text:p>
          </table:table-cell>
          <table:table-cell table:number-columns-repeated="1019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8.75" calcext:value-type="float">
            <text:p>8.75</text:p>
          </table:table-cell>
          <table:table-cell/>
          <table:table-cell table:formula="of:=[.A107]/21.83*50" office:value-type="float" office:value="49.5190105359597" calcext:value-type="float">
            <text:p>49.5190105359597</text:p>
          </table:table-cell>
          <table:table-cell table:formula="of:=-[.B107]/13.78*35" office:value-type="float" office:value="-22.2242380261248" calcext:value-type="float">
            <text:p>-22.2242380261248</text:p>
          </table:table-cell>
          <table:table-cell table:number-columns-repeated="1019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8.92" calcext:value-type="float">
            <text:p>8.92</text:p>
          </table:table-cell>
          <table:table-cell/>
          <table:table-cell table:formula="of:=[.A108]/21.83*50" office:value-type="float" office:value="49.6106275767293" calcext:value-type="float">
            <text:p>49.6106275767293</text:p>
          </table:table-cell>
          <table:table-cell table:formula="of:=-[.B108]/13.78*35" office:value-type="float" office:value="-22.656023222061" calcext:value-type="float">
            <text:p>-22.656023222061</text:p>
          </table:table-cell>
          <table:table-cell table:number-columns-repeated="1019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8.97" calcext:value-type="float">
            <text:p>8.97</text:p>
          </table:table-cell>
          <table:table-cell/>
          <table:table-cell table:formula="of:=[.A109]/21.83*50" office:value-type="float" office:value="49.7709573980761" calcext:value-type="float">
            <text:p>49.7709573980761</text:p>
          </table:table-cell>
          <table:table-cell table:formula="of:=-[.B109]/13.78*35" office:value-type="float" office:value="-22.7830188679245" calcext:value-type="float">
            <text:p>-22.7830188679245</text:p>
          </table:table-cell>
          <table:table-cell table:number-columns-repeated="1019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8.88" calcext:value-type="float">
            <text:p>8.88</text:p>
          </table:table-cell>
          <table:table-cell/>
          <table:table-cell table:formula="of:=[.A110]/21.83*50" office:value-type="float" office:value="49.9083829592304" calcext:value-type="float">
            <text:p>49.9083829592304</text:p>
          </table:table-cell>
          <table:table-cell table:formula="of:=-[.B110]/13.78*35" office:value-type="float" office:value="-22.5544267053701" calcext:value-type="float">
            <text:p>-22.5544267053701</text:p>
          </table:table-cell>
          <table:table-cell table:number-columns-repeated="1019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8.65" calcext:value-type="float">
            <text:p>8.65</text:p>
          </table:table-cell>
          <table:table-cell/>
          <table:table-cell table:formula="of:=[.A111]/21.83*50" office:value-type="float" office:value="49.9770957398076" calcext:value-type="float">
            <text:p>49.9770957398076</text:p>
          </table:table-cell>
          <table:table-cell table:formula="of:=-[.B111]/13.78*35" office:value-type="float" office:value="-21.9702467343977" calcext:value-type="float">
            <text:p>-21.97024673439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mulated – OpenParEM3D</text:p>
          </table:table-cell>
          <table:table-cell table:number-columns-repeated="14"/>
          <table:table-cell office:value-type="string" calcext:value-type="string">
            <text:p>6 in line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4"/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total loss, dB</text:p>
          </table:table-cell>
          <table:table-cell table:number-columns-repeated="1008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62.6704273570719" calcext:value-type="float">
            <text:p>-62.6704273570719</text:p>
          </table:table-cell>
          <table:table-cell table:style-name="Default" office:value-type="float" office:value="134.611679203218" calcext:value-type="float">
            <text:p>134.611679203218</text:p>
          </table:table-cell>
          <table:table-cell table:style-name="Default" office:value-type="float" office:value="-0.00366031604525095" calcext:value-type="float">
            <text:p>-0.003660316045251</text:p>
          </table:table-cell>
          <table:table-cell table:style-name="Default" office:value-type="float" office:value="-0.661325518261911" calcext:value-type="float">
            <text:p>-0.661325518261911</text:p>
          </table:table-cell>
          <table:table-cell table:style-name="Default" office:value-type="float" office:value="-0.00366031604525095" calcext:value-type="float">
            <text:p>-0.003660316045251</text:p>
          </table:table-cell>
          <table:table-cell table:style-name="Default" office:value-type="float" office:value="-0.661325518261911" calcext:value-type="float">
            <text:p>-0.661325518261911</text:p>
          </table:table-cell>
          <table:table-cell table:style-name="Default" office:value-type="float" office:value="-62.7230364287455" calcext:value-type="float">
            <text:p>-62.7230364287455</text:p>
          </table:table-cell>
          <table:table-cell table:style-name="Default" office:value-type="float" office:value="86.8450949914096" calcext:value-type="float">
            <text:p>86.8450949914096</text:p>
          </table:table-cell>
          <table:table-cell table:style-name="Default" table:number-columns-repeated="4"/>
          <table:table-cell table:style-name="ce5" office:value-type="float" office:value="25.4" calcext:value-type="float">
            <text:p>25.4</text:p>
          </table:table-cell>
          <table:table-cell table:formula="of:=[.A123]" office:value-type="float" office:value="0.3" calcext:value-type="float">
            <text:p>0.3</text:p>
          </table:table-cell>
          <table:table-cell table:style-name="ce6" table:formula="of:=[.D123]*6*[.N123]" office:value-type="float" office:value="-0.557832165296245" calcext:value-type="float">
            <text:p>-0.557832165296245</text:p>
          </table:table-cell>
          <table:table-cell table:number-columns-repeated="100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6.8508794156973" calcext:value-type="float">
            <text:p>-66.8508794156973</text:p>
          </table:table-cell>
          <table:table-cell table:style-name="Default" office:value-type="float" office:value="114.88243815214" calcext:value-type="float">
            <text:p>114.88243815214</text:p>
          </table:table-cell>
          <table:table-cell table:style-name="Default" office:value-type="float" office:value="-0.00400032019629079" calcext:value-type="float">
            <text:p>-0.004000320196291</text:p>
          </table:table-cell>
          <table:table-cell table:style-name="Default" office:value-type="float" office:value="-2.29172108086665" calcext:value-type="float">
            <text:p>-2.29172108086665</text:p>
          </table:table-cell>
          <table:table-cell table:style-name="Default" office:value-type="float" office:value="-0.00400032019629079" calcext:value-type="float">
            <text:p>-0.004000320196291</text:p>
          </table:table-cell>
          <table:table-cell table:style-name="Default" office:value-type="float" office:value="-2.29172108086665" calcext:value-type="float">
            <text:p>-2.29172108086665</text:p>
          </table:table-cell>
          <table:table-cell table:style-name="Default" office:value-type="float" office:value="-62.0543163237621" calcext:value-type="float">
            <text:p>-62.0543163237621</text:p>
          </table:table-cell>
          <table:table-cell table:style-name="Default" office:value-type="float" office:value="53.5690658773775" calcext:value-type="float">
            <text:p>53.5690658773775</text:p>
          </table:table-cell>
          <table:table-cell table:style-name="Default" table:number-columns-repeated="4"/>
          <table:table-cell table:formula="of:=[.N123]" office:value-type="float" office:value="25.4" calcext:value-type="float">
            <text:p>25.4</text:p>
          </table:table-cell>
          <table:table-cell table:formula="of:=[.A124]" office:value-type="float" office:value="1" calcext:value-type="float">
            <text:p>1</text:p>
          </table:table-cell>
          <table:table-cell table:style-name="ce6" table:formula="of:=[.D124]*6*[.N124]" office:value-type="float" office:value="-0.609648797914716" calcext:value-type="float">
            <text:p>-0.609648797914716</text:p>
          </table:table-cell>
          <table:table-cell table:number-columns-repeated="100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68.1425277056391" calcext:value-type="float">
            <text:p>-68.1425277056391</text:p>
          </table:table-cell>
          <table:table-cell table:style-name="Default" office:value-type="float" office:value="89.46293487069" calcext:value-type="float">
            <text:p>89.46293487069</text:p>
          </table:table-cell>
          <table:table-cell table:style-name="Default" office:value-type="float" office:value="-0.00650102298883757" calcext:value-type="float">
            <text:p>-0.006501022988838</text:p>
          </table:table-cell>
          <table:table-cell table:style-name="Default" office:value-type="float" office:value="-4.61368676204069" calcext:value-type="float">
            <text:p>-4.61368676204069</text:p>
          </table:table-cell>
          <table:table-cell table:style-name="Default" office:value-type="float" office:value="-0.00650102298883757" calcext:value-type="float">
            <text:p>-0.006501022988838</text:p>
          </table:table-cell>
          <table:table-cell table:style-name="Default" office:value-type="float" office:value="-4.61368676204069" calcext:value-type="float">
            <text:p>-4.61368676204069</text:p>
          </table:table-cell>
          <table:table-cell table:style-name="Default" office:value-type="float" office:value="-60.666709972586" calcext:value-type="float">
            <text:p>-60.666709972586</text:p>
          </table:table-cell>
          <table:table-cell table:style-name="Default" office:value-type="float" office:value="38.8616235567285" calcext:value-type="float">
            <text:p>38.8616235567285</text:p>
          </table:table-cell>
          <table:table-cell table:style-name="Default" table:number-columns-repeated="4"/>
          <table:table-cell table:formula="of:=[.N124]" office:value-type="float" office:value="25.4" calcext:value-type="float">
            <text:p>25.4</text:p>
          </table:table-cell>
          <table:table-cell table:formula="of:=[.A125]" office:value-type="float" office:value="2" calcext:value-type="float">
            <text:p>2</text:p>
          </table:table-cell>
          <table:table-cell table:style-name="ce6" table:formula="of:=[.D125]*6*[.N125]" office:value-type="float" office:value="-0.990755903498846" calcext:value-type="float">
            <text:p>-0.990755903498846</text:p>
          </table:table-cell>
          <table:table-cell table:number-columns-repeated="100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67.3183228008814" calcext:value-type="float">
            <text:p>-67.3183228008814</text:p>
          </table:table-cell>
          <table:table-cell table:style-name="Default" office:value-type="float" office:value="69.1771420198462" calcext:value-type="float">
            <text:p>69.1771420198462</text:p>
          </table:table-cell>
          <table:table-cell table:style-name="Default" office:value-type="float" office:value="-0.00928458167491602" calcext:value-type="float">
            <text:p>-0.009284581674916</text:p>
          </table:table-cell>
          <table:table-cell table:style-name="Default" office:value-type="float" office:value="-6.93319406851704" calcext:value-type="float">
            <text:p>-6.93319406851704</text:p>
          </table:table-cell>
          <table:table-cell table:style-name="Default" office:value-type="float" office:value="-0.00928458167491602" calcext:value-type="float">
            <text:p>-0.009284581674916</text:p>
          </table:table-cell>
          <table:table-cell table:style-name="Default" office:value-type="float" office:value="-6.93319406851704" calcext:value-type="float">
            <text:p>-6.93319406851704</text:p>
          </table:table-cell>
          <table:table-cell table:style-name="Default" office:value-type="float" office:value="-59.491867913018" calcext:value-type="float">
            <text:p>-59.491867913018</text:p>
          </table:table-cell>
          <table:table-cell table:style-name="Default" office:value-type="float" office:value="31.7590130355922" calcext:value-type="float">
            <text:p>31.7590130355922</text:p>
          </table:table-cell>
          <table:table-cell table:style-name="Default" table:number-columns-repeated="4"/>
          <table:table-cell table:formula="of:=[.N125]" office:value-type="float" office:value="25.4" calcext:value-type="float">
            <text:p>25.4</text:p>
          </table:table-cell>
          <table:table-cell table:formula="of:=[.A126]" office:value-type="float" office:value="3" calcext:value-type="float">
            <text:p>3</text:p>
          </table:table-cell>
          <table:table-cell table:style-name="ce6" table:formula="of:=[.D126]*6*[.N126]" office:value-type="float" office:value="-1.4149702472572" calcext:value-type="float">
            <text:p>-1.4149702472572</text:p>
          </table:table-cell>
          <table:table-cell table:number-columns-repeated="100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65.851600347818" calcext:value-type="float">
            <text:p>-65.851600347818</text:p>
          </table:table-cell>
          <table:table-cell table:style-name="Default" office:value-type="float" office:value="55.3779895208412" calcext:value-type="float">
            <text:p>55.3779895208412</text:p>
          </table:table-cell>
          <table:table-cell table:style-name="Default" office:value-type="float" office:value="-0.0121305973984387" calcext:value-type="float">
            <text:p>-0.012130597398439</text:p>
          </table:table-cell>
          <table:table-cell table:style-name="Default" office:value-type="float" office:value="-9.25171560424763" calcext:value-type="float">
            <text:p>-9.25171560424763</text:p>
          </table:table-cell>
          <table:table-cell table:style-name="Default" office:value-type="float" office:value="-0.0121305973984387" calcext:value-type="float">
            <text:p>-0.012130597398439</text:p>
          </table:table-cell>
          <table:table-cell table:style-name="Default" office:value-type="float" office:value="-9.25171560424763" calcext:value-type="float">
            <text:p>-9.25171560424763</text:p>
          </table:table-cell>
          <table:table-cell table:style-name="Default" office:value-type="float" office:value="-58.4938771610358" calcext:value-type="float">
            <text:p>-58.4938771610358</text:p>
          </table:table-cell>
          <table:table-cell table:style-name="Default" office:value-type="float" office:value="27.0746180553231" calcext:value-type="float">
            <text:p>27.0746180553231</text:p>
          </table:table-cell>
          <table:table-cell table:style-name="Default" table:number-columns-repeated="4"/>
          <table:table-cell table:formula="of:=[.N126]" office:value-type="float" office:value="25.4" calcext:value-type="float">
            <text:p>25.4</text:p>
          </table:table-cell>
          <table:table-cell table:formula="of:=[.A127]" office:value-type="float" office:value="4" calcext:value-type="float">
            <text:p>4</text:p>
          </table:table-cell>
          <table:table-cell table:style-name="ce6" table:formula="of:=[.D127]*6*[.N127]" office:value-type="float" office:value="-1.84870304352206" calcext:value-type="float">
            <text:p>-1.84870304352206</text:p>
          </table:table-cell>
          <table:table-cell table:number-columns-repeated="100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64.3501196332301" calcext:value-type="float">
            <text:p>-64.3501196332301</text:p>
          </table:table-cell>
          <table:table-cell table:style-name="Default" office:value-type="float" office:value="45.8417988347135" calcext:value-type="float">
            <text:p>45.8417988347135</text:p>
          </table:table-cell>
          <table:table-cell table:style-name="Default" office:value-type="float" office:value="-0.0149890716287825" calcext:value-type="float">
            <text:p>-0.014989071628783</text:p>
          </table:table-cell>
          <table:table-cell table:style-name="Default" office:value-type="float" office:value="-11.5697348633499" calcext:value-type="float">
            <text:p>-11.5697348633499</text:p>
          </table:table-cell>
          <table:table-cell table:style-name="Default" office:value-type="float" office:value="-0.0149890716287825" calcext:value-type="float">
            <text:p>-0.014989071628783</text:p>
          </table:table-cell>
          <table:table-cell table:style-name="Default" office:value-type="float" office:value="-11.5697348633499" calcext:value-type="float">
            <text:p>-11.5697348633499</text:p>
          </table:table-cell>
          <table:table-cell table:style-name="Default" office:value-type="float" office:value="-57.6318284654091" calcext:value-type="float">
            <text:p>-57.6318284654091</text:p>
          </table:table-cell>
          <table:table-cell table:style-name="Default" office:value-type="float" office:value="23.4046960311804" calcext:value-type="float">
            <text:p>23.4046960311804</text:p>
          </table:table-cell>
          <table:table-cell table:number-columns-repeated="4"/>
          <table:table-cell table:formula="of:=[.N127]" office:value-type="float" office:value="25.4" calcext:value-type="float">
            <text:p>25.4</text:p>
          </table:table-cell>
          <table:table-cell table:formula="of:=[.A128]" office:value-type="float" office:value="5" calcext:value-type="float">
            <text:p>5</text:p>
          </table:table-cell>
          <table:table-cell table:style-name="ce6" table:formula="of:=[.D128]*6*[.N128]" office:value-type="float" office:value="-2.28433451622645" calcext:value-type="float">
            <text:p>-2.28433451622645</text:p>
          </table:table-cell>
          <table:table-cell table:number-columns-repeated="100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62.9892607167435" calcext:value-type="float">
            <text:p>-62.9892607167435</text:p>
          </table:table-cell>
          <table:table-cell table:style-name="Default" office:value-type="float" office:value="38.7894291733072" calcext:value-type="float">
            <text:p>38.7894291733072</text:p>
          </table:table-cell>
          <table:table-cell table:style-name="Default" office:value-type="float" office:value="-0.0178480531468858" calcext:value-type="float">
            <text:p>-0.017848053146886</text:p>
          </table:table-cell>
          <table:table-cell table:style-name="Default" office:value-type="float" office:value="-13.8874616307158" calcext:value-type="float">
            <text:p>-13.8874616307158</text:p>
          </table:table-cell>
          <table:table-cell table:style-name="Default" office:value-type="float" office:value="-0.0178480531468858" calcext:value-type="float">
            <text:p>-0.017848053146886</text:p>
          </table:table-cell>
          <table:table-cell table:style-name="Default" office:value-type="float" office:value="-13.8874616307158" calcext:value-type="float">
            <text:p>-13.8874616307158</text:p>
          </table:table-cell>
          <table:table-cell table:style-name="Default" office:value-type="float" office:value="-56.8749535747354" calcext:value-type="float">
            <text:p>-56.8749535747354</text:p>
          </table:table-cell>
          <table:table-cell table:style-name="Default" office:value-type="float" office:value="20.2509738344028" calcext:value-type="float">
            <text:p>20.2509738344028</text:p>
          </table:table-cell>
          <table:table-cell table:number-columns-repeated="4"/>
          <table:table-cell table:formula="of:=[.N128]" office:value-type="float" office:value="25.4" calcext:value-type="float">
            <text:p>25.4</text:p>
          </table:table-cell>
          <table:table-cell table:formula="of:=[.A129]" office:value-type="float" office:value="6" calcext:value-type="float">
            <text:p>6</text:p>
          </table:table-cell>
          <table:table-cell table:style-name="ce6" table:formula="of:=[.D129]*6*[.N129]" office:value-type="float" office:value="-2.7200432995854" calcext:value-type="float">
            <text:p>-2.7200432995854</text:p>
          </table:table-cell>
          <table:table-cell table:number-columns-repeated="100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61.7902035514172" calcext:value-type="float">
            <text:p>-61.7902035514172</text:p>
          </table:table-cell>
          <table:table-cell table:style-name="Default" office:value-type="float" office:value="33.1872074366248" calcext:value-type="float">
            <text:p>33.1872074366248</text:p>
          </table:table-cell>
          <table:table-cell table:style-name="Default" office:value-type="float" office:value="-0.0207023008130044" calcext:value-type="float">
            <text:p>-0.020702300813004</text:p>
          </table:table-cell>
          <table:table-cell table:style-name="Default" office:value-type="float" office:value="-16.2049978019739" calcext:value-type="float">
            <text:p>-16.2049978019739</text:p>
          </table:table-cell>
          <table:table-cell table:style-name="Default" office:value-type="float" office:value="-0.0207023008130044" calcext:value-type="float">
            <text:p>-0.020702300813004</text:p>
          </table:table-cell>
          <table:table-cell table:style-name="Default" office:value-type="float" office:value="-16.2049978019739" calcext:value-type="float">
            <text:p>-16.2049978019739</text:p>
          </table:table-cell>
          <table:table-cell table:style-name="Default" office:value-type="float" office:value="-56.2027990965321" calcext:value-type="float">
            <text:p>-56.2027990965321</text:p>
          </table:table-cell>
          <table:table-cell table:style-name="Default" office:value-type="float" office:value="17.3770794810722" calcext:value-type="float">
            <text:p>17.3770794810722</text:p>
          </table:table-cell>
          <table:table-cell table:number-columns-repeated="4"/>
          <table:table-cell table:formula="of:=[.N129]" office:value-type="float" office:value="25.4" calcext:value-type="float">
            <text:p>25.4</text:p>
          </table:table-cell>
          <table:table-cell table:formula="of:=[.A130]" office:value-type="float" office:value="7" calcext:value-type="float">
            <text:p>7</text:p>
          </table:table-cell>
          <table:table-cell table:style-name="ce6" table:formula="of:=[.D130]*6*[.N130]" office:value-type="float" office:value="-3.15503064390187" calcext:value-type="float">
            <text:p>-3.15503064390187</text:p>
          </table:table-cell>
          <table:table-cell table:number-columns-repeated="100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60.7380322094882" calcext:value-type="float">
            <text:p>-60.7380322094882</text:p>
          </table:table-cell>
          <table:table-cell table:style-name="Default" office:value-type="float" office:value="28.4653339198964" calcext:value-type="float">
            <text:p>28.4653339198964</text:p>
          </table:table-cell>
          <table:table-cell table:style-name="Default" office:value-type="float" office:value="-0.0235496089746092" calcext:value-type="float">
            <text:p>-0.023549608974609</text:p>
          </table:table-cell>
          <table:table-cell table:style-name="Default" office:value-type="float" office:value="-18.5224016248556" calcext:value-type="float">
            <text:p>-18.5224016248556</text:p>
          </table:table-cell>
          <table:table-cell table:style-name="Default" office:value-type="float" office:value="-0.0235496089746092" calcext:value-type="float">
            <text:p>-0.023549608974609</text:p>
          </table:table-cell>
          <table:table-cell table:style-name="Default" office:value-type="float" office:value="-18.5224016248556" calcext:value-type="float">
            <text:p>-18.5224016248556</text:p>
          </table:table-cell>
          <table:table-cell table:style-name="Default" office:value-type="float" office:value="-55.6012711596383" calcext:value-type="float">
            <text:p>-55.6012711596383</text:p>
          </table:table-cell>
          <table:table-cell table:style-name="Default" office:value-type="float" office:value="14.6612001339364" calcext:value-type="float">
            <text:p>14.6612001339364</text:p>
          </table:table-cell>
          <table:table-cell table:style-name="ce2" table:number-columns-repeated="4"/>
          <table:table-cell table:formula="of:=[.N130]" office:value-type="float" office:value="25.4" calcext:value-type="float">
            <text:p>25.4</text:p>
          </table:table-cell>
          <table:table-cell table:formula="of:=[.A131]" office:value-type="float" office:value="8" calcext:value-type="float">
            <text:p>8</text:p>
          </table:table-cell>
          <table:table-cell table:style-name="ce6" table:formula="of:=[.D131]*6*[.N131]" office:value-type="float" office:value="-3.58896040773044" calcext:value-type="float">
            <text:p>-3.58896040773044</text:p>
          </table:table-cell>
          <table:table-cell table:number-columns-repeated="1008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59.811903130397" calcext:value-type="float">
            <text:p>-59.811903130397</text:p>
          </table:table-cell>
          <table:table-cell table:style-name="Default" office:value-type="float" office:value="24.3008137014617" calcext:value-type="float">
            <text:p>24.3008137014617</text:p>
          </table:table-cell>
          <table:table-cell table:style-name="Default" office:value-type="float" office:value="-0.0263890483230768" calcext:value-type="float">
            <text:p>-0.026389048323077</text:p>
          </table:table-cell>
          <table:table-cell table:style-name="Default" office:value-type="float" office:value="-20.8397086922034" calcext:value-type="float">
            <text:p>-20.8397086922034</text:p>
          </table:table-cell>
          <table:table-cell table:style-name="Default" office:value-type="float" office:value="-0.0263890483230768" calcext:value-type="float">
            <text:p>-0.026389048323077</text:p>
          </table:table-cell>
          <table:table-cell table:style-name="Default" office:value-type="float" office:value="-20.8397086922034" calcext:value-type="float">
            <text:p>-20.8397086922034</text:p>
          </table:table-cell>
          <table:table-cell table:style-name="Default" office:value-type="float" office:value="-55.0601227142318" calcext:value-type="float">
            <text:p>-55.0601227142318</text:p>
          </table:table-cell>
          <table:table-cell table:style-name="Default" office:value-type="float" office:value="12.0351867340525" calcext:value-type="float">
            <text:p>12.0351867340525</text:p>
          </table:table-cell>
          <table:table-cell table:style-name="ce2" table:number-columns-repeated="4"/>
          <table:table-cell table:formula="of:=[.N131]" office:value-type="float" office:value="25.4" calcext:value-type="float">
            <text:p>25.4</text:p>
          </table:table-cell>
          <table:table-cell table:formula="of:=[.A132]" office:value-type="float" office:value="9" calcext:value-type="float">
            <text:p>9</text:p>
          </table:table-cell>
          <table:table-cell table:style-name="ce6" table:formula="of:=[.D132]*6*[.N132]" office:value-type="float" office:value="-4.0216909644369" calcext:value-type="float">
            <text:p>-4.0216909644369</text:p>
          </table:table-cell>
          <table:table-cell table:number-columns-repeated="1008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8.9927463298847" calcext:value-type="float">
            <text:p>-58.9927463298847</text:p>
          </table:table-cell>
          <table:table-cell table:style-name="Default" office:value-type="float" office:value="20.5017015519828" calcext:value-type="float">
            <text:p>20.5017015519828</text:p>
          </table:table-cell>
          <table:table-cell table:style-name="Default" office:value-type="float" office:value="-0.0292202567531272" calcext:value-type="float">
            <text:p>-0.029220256753127</text:p>
          </table:table-cell>
          <table:table-cell table:style-name="Default" office:value-type="float" office:value="-23.1569419468465" calcext:value-type="float">
            <text:p>-23.1569419468465</text:p>
          </table:table-cell>
          <table:table-cell table:style-name="Default" office:value-type="float" office:value="-0.0292202567531272" calcext:value-type="float">
            <text:p>-0.029220256753127</text:p>
          </table:table-cell>
          <table:table-cell table:style-name="Default" office:value-type="float" office:value="-23.1569419468465" calcext:value-type="float">
            <text:p>-23.1569419468465</text:p>
          </table:table-cell>
          <table:table-cell table:style-name="Default" office:value-type="float" office:value="-54.571606481256" calcext:value-type="float">
            <text:p>-54.571606481256</text:p>
          </table:table-cell>
          <table:table-cell table:style-name="Default" office:value-type="float" office:value="9.45836736008682" calcext:value-type="float">
            <text:p>9.45836736008682</text:p>
          </table:table-cell>
          <table:table-cell table:style-name="ce2" table:number-columns-repeated="4"/>
          <table:table-cell table:formula="of:=[.N132]" office:value-type="float" office:value="25.4" calcext:value-type="float">
            <text:p>25.4</text:p>
          </table:table-cell>
          <table:table-cell table:formula="of:=[.A133]" office:value-type="float" office:value="10" calcext:value-type="float">
            <text:p>10</text:p>
          </table:table-cell>
          <table:table-cell table:style-name="ce6" table:formula="of:=[.D133]*6*[.N133]" office:value-type="float" office:value="-4.45316712917658" calcext:value-type="float">
            <text:p>-4.45316712917658</text:p>
          </table:table-cell>
          <table:table-cell table:number-columns-repeated="1008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-58.2647274210987" calcext:value-type="float">
            <text:p>-58.2647274210987</text:p>
          </table:table-cell>
          <table:table-cell table:style-name="Default" office:value-type="float" office:value="16.9483436366158" calcext:value-type="float">
            <text:p>16.9483436366158</text:p>
          </table:table-cell>
          <table:table-cell table:style-name="Default" office:value-type="float" office:value="-0.0320431387018479" calcext:value-type="float">
            <text:p>-0.032043138701848</text:p>
          </table:table-cell>
          <table:table-cell table:style-name="Default" office:value-type="float" office:value="-25.4741168392324" calcext:value-type="float">
            <text:p>-25.4741168392324</text:p>
          </table:table-cell>
          <table:table-cell table:style-name="Default" office:value-type="float" office:value="-0.0320431387018479" calcext:value-type="float">
            <text:p>-0.032043138701848</text:p>
          </table:table-cell>
          <table:table-cell table:style-name="Default" office:value-type="float" office:value="-25.4741168392324" calcext:value-type="float">
            <text:p>-25.4741168392324</text:p>
          </table:table-cell>
          <table:table-cell table:style-name="Default" office:value-type="float" office:value="-54.1296924677827" calcext:value-type="float">
            <text:p>-54.1296924677827</text:p>
          </table:table-cell>
          <table:table-cell table:style-name="Default" office:value-type="float" office:value="6.90512383489396" calcext:value-type="float">
            <text:p>6.90512383489396</text:p>
          </table:table-cell>
          <table:table-cell table:style-name="ce2" table:number-columns-repeated="4"/>
          <table:table-cell table:formula="of:=[.N133]" office:value-type="float" office:value="25.4" calcext:value-type="float">
            <text:p>25.4</text:p>
          </table:table-cell>
          <table:table-cell table:formula="of:=[.A134]" office:value-type="float" office:value="11" calcext:value-type="float">
            <text:p>11</text:p>
          </table:table-cell>
          <table:table-cell table:style-name="ce6" table:formula="of:=[.D134]*6*[.N134]" office:value-type="float" office:value="-4.88337433816162" calcext:value-type="float">
            <text:p>-4.88337433816162</text:p>
          </table:table-cell>
          <table:table-cell table:number-columns-repeated="1008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-57.6150580289605" calcext:value-type="float">
            <text:p>-57.6150580289605</text:p>
          </table:table-cell>
          <table:table-cell table:style-name="Default" office:value-type="float" office:value="13.562788943105" calcext:value-type="float">
            <text:p>13.562788943105</text:p>
          </table:table-cell>
          <table:table-cell table:style-name="Default" office:value-type="float" office:value="-0.034857729401703" calcext:value-type="float">
            <text:p>-0.034857729401703</text:p>
          </table:table-cell>
          <table:table-cell table:style-name="Default" office:value-type="float" office:value="-27.7912441596524" calcext:value-type="float">
            <text:p>-27.7912441596524</text:p>
          </table:table-cell>
          <table:table-cell table:style-name="Default" office:value-type="float" office:value="-0.034857729401703" calcext:value-type="float">
            <text:p>-0.034857729401703</text:p>
          </table:table-cell>
          <table:table-cell table:style-name="Default" office:value-type="float" office:value="-27.7912441596524" calcext:value-type="float">
            <text:p>-27.7912441596524</text:p>
          </table:table-cell>
          <table:table-cell table:style-name="Default" office:value-type="float" office:value="-53.7295816356369" calcext:value-type="float">
            <text:p>-53.7295816356369</text:p>
          </table:table-cell>
          <table:table-cell table:style-name="Default" office:value-type="float" office:value="4.35853418468971" calcext:value-type="float">
            <text:p>4.35853418468971</text:p>
          </table:table-cell>
          <table:table-cell table:style-name="ce2" table:number-columns-repeated="4"/>
          <table:table-cell table:formula="of:=[.N134]" office:value-type="float" office:value="25.4" calcext:value-type="float">
            <text:p>25.4</text:p>
          </table:table-cell>
          <table:table-cell table:formula="of:=[.A135]" office:value-type="float" office:value="12" calcext:value-type="float">
            <text:p>12</text:p>
          </table:table-cell>
          <table:table-cell table:style-name="ce6" table:formula="of:=[.D135]*6*[.N135]" office:value-type="float" office:value="-5.31231796081954" calcext:value-type="float">
            <text:p>-5.31231796081954</text:p>
          </table:table-cell>
          <table:table-cell table:number-columns-repeated="1008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-57.0334576805695" calcext:value-type="float">
            <text:p>-57.0334576805695</text:p>
          </table:table-cell>
          <table:table-cell table:style-name="Default" office:value-type="float" office:value="10.2921885201787" calcext:value-type="float">
            <text:p>10.2921885201787</text:p>
          </table:table-cell>
          <table:table-cell table:style-name="Default" office:value-type="float" office:value="-0.037664130008092" calcext:value-type="float">
            <text:p>-0.037664130008092</text:p>
          </table:table-cell>
          <table:table-cell table:style-name="Default" office:value-type="float" office:value="-30.108331676406" calcext:value-type="float">
            <text:p>-30.108331676406</text:p>
          </table:table-cell>
          <table:table-cell table:style-name="Default" office:value-type="float" office:value="-0.037664130008092" calcext:value-type="float">
            <text:p>-0.037664130008092</text:p>
          </table:table-cell>
          <table:table-cell table:style-name="Default" office:value-type="float" office:value="-30.108331676406" calcext:value-type="float">
            <text:p>-30.108331676406</text:p>
          </table:table-cell>
          <table:table-cell table:style-name="Default" office:value-type="float" office:value="-53.3673867582585" calcext:value-type="float">
            <text:p>-53.3673867582585</text:p>
          </table:table-cell>
          <table:table-cell table:style-name="Default" office:value-type="float" office:value="1.80691248778444" calcext:value-type="float">
            <text:p>1.80691248778444</text:p>
          </table:table-cell>
          <table:table-cell table:number-columns-repeated="4"/>
          <table:table-cell table:formula="of:=[.N135]" office:value-type="float" office:value="25.4" calcext:value-type="float">
            <text:p>25.4</text:p>
          </table:table-cell>
          <table:table-cell table:formula="of:=[.A136]" office:value-type="float" office:value="13" calcext:value-type="float">
            <text:p>13</text:p>
          </table:table-cell>
          <table:table-cell table:style-name="ce6" table:formula="of:=[.D136]*6*[.N136]" office:value-type="float" office:value="-5.74001341323322" calcext:value-type="float">
            <text:p>-5.74001341323322</text:p>
          </table:table-cell>
          <table:table-cell table:number-columns-repeated="100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-56.5116263265526" calcext:value-type="float">
            <text:p>-56.5116263265526</text:p>
          </table:table-cell>
          <table:table-cell table:style-name="Default" office:value-type="float" office:value="7.09938503259704" calcext:value-type="float">
            <text:p>7.09938503259704</text:p>
          </table:table-cell>
          <table:table-cell table:style-name="Default" office:value-type="float" office:value="-0.0404624750850724" calcext:value-type="float">
            <text:p>-0.040462475085072</text:p>
          </table:table-cell>
          <table:table-cell table:style-name="Default" office:value-type="float" office:value="-32.4253851286384" calcext:value-type="float">
            <text:p>-32.4253851286384</text:p>
          </table:table-cell>
          <table:table-cell table:style-name="Default" office:value-type="float" office:value="-0.0404624750850724" calcext:value-type="float">
            <text:p>-0.040462475085072</text:p>
          </table:table-cell>
          <table:table-cell table:style-name="Default" office:value-type="float" office:value="-32.4253851286384" calcext:value-type="float">
            <text:p>-32.4253851286384</text:p>
          </table:table-cell>
          <table:table-cell table:style-name="Default" office:value-type="float" office:value="-53.0399139547309" calcext:value-type="float">
            <text:p>-53.0399139547309</text:p>
          </table:table-cell>
          <table:table-cell table:style-name="Default" office:value-type="float" office:value="-0.758174188554445" calcext:value-type="float">
            <text:p>-0.758174188554445</text:p>
          </table:table-cell>
          <table:table-cell table:number-columns-repeated="4"/>
          <table:table-cell table:formula="of:=[.N136]" office:value-type="float" office:value="25.4" calcext:value-type="float">
            <text:p>25.4</text:p>
          </table:table-cell>
          <table:table-cell table:formula="of:=[.A137]" office:value-type="float" office:value="14" calcext:value-type="float">
            <text:p>14</text:p>
          </table:table-cell>
          <table:table-cell table:style-name="ce6" table:formula="of:=[.D137]*6*[.N137]" office:value-type="float" office:value="-6.16648120296503" calcext:value-type="float">
            <text:p>-6.16648120296503</text:p>
          </table:table-cell>
          <table:table-cell table:number-columns-repeated="1008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56.0428095059555" calcext:value-type="float">
            <text:p>-56.0428095059555</text:p>
          </table:table-cell>
          <table:table-cell table:style-name="Default" office:value-type="float" office:value="3.95735528431957" calcext:value-type="float">
            <text:p>3.95735528431957</text:p>
          </table:table-cell>
          <table:table-cell table:style-name="Default" office:value-type="float" office:value="-0.0432529156860971" calcext:value-type="float">
            <text:p>-0.043252915686097</text:p>
          </table:table-cell>
          <table:table-cell table:style-name="Default" office:value-type="float" office:value="-34.7424088513325" calcext:value-type="float">
            <text:p>-34.7424088513325</text:p>
          </table:table-cell>
          <table:table-cell table:style-name="Default" office:value-type="float" office:value="-0.0432529156860971" calcext:value-type="float">
            <text:p>-0.043252915686097</text:p>
          </table:table-cell>
          <table:table-cell table:style-name="Default" office:value-type="float" office:value="-34.7424088513325" calcext:value-type="float">
            <text:p>-34.7424088513325</text:p>
          </table:table-cell>
          <table:table-cell table:style-name="Default" office:value-type="float" office:value="-52.7445079840215" calcext:value-type="float">
            <text:p>-52.7445079840215</text:p>
          </table:table-cell>
          <table:table-cell table:style-name="Default" office:value-type="float" office:value="-3.34309317775528" calcext:value-type="float">
            <text:p>-3.34309317775528</text:p>
          </table:table-cell>
          <table:table-cell table:number-columns-repeated="4"/>
          <table:table-cell table:formula="of:=[.N137]" office:value-type="float" office:value="25.4" calcext:value-type="float">
            <text:p>25.4</text:p>
          </table:table-cell>
          <table:table-cell table:formula="of:=[.A138]" office:value-type="float" office:value="15" calcext:value-type="float">
            <text:p>15</text:p>
          </table:table-cell>
          <table:table-cell table:style-name="ce6" table:formula="of:=[.D138]*6*[.N138]" office:value-type="float" office:value="-6.5917443505612" calcext:value-type="float">
            <text:p>-6.5917443505612</text:p>
          </table:table-cell>
          <table:table-cell table:number-columns-repeated="1008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-55.6214589497463" calcext:value-type="float">
            <text:p>-55.6214589497463</text:p>
          </table:table-cell>
          <table:table-cell table:style-name="Default" office:value-type="float" office:value="0.84580484308087" calcext:value-type="float">
            <text:p>0.84580484308087</text:p>
          </table:table-cell>
          <table:table-cell table:style-name="Default" office:value-type="float" office:value="-0.0460356103272897" calcext:value-type="float">
            <text:p>-0.04603561032729</text:p>
          </table:table-cell>
          <table:table-cell table:style-name="Default" office:value-type="float" office:value="-37.0594061812841" calcext:value-type="float">
            <text:p>-37.0594061812841</text:p>
          </table:table-cell>
          <table:table-cell table:style-name="Default" office:value-type="float" office:value="-0.0460356103272897" calcext:value-type="float">
            <text:p>-0.04603561032729</text:p>
          </table:table-cell>
          <table:table-cell table:style-name="Default" office:value-type="float" office:value="-37.0594061812841" calcext:value-type="float">
            <text:p>-37.0594061812841</text:p>
          </table:table-cell>
          <table:table-cell table:style-name="Default" office:value-type="float" office:value="-52.4789395229982" calcext:value-type="float">
            <text:p>-52.4789395229982</text:p>
          </table:table-cell>
          <table:table-cell table:style-name="Default" office:value-type="float" office:value="-5.9528847601323" calcext:value-type="float">
            <text:p>-5.9528847601323</text:p>
          </table:table-cell>
          <table:table-cell table:number-columns-repeated="4"/>
          <table:table-cell table:formula="of:=[.N138]" office:value-type="float" office:value="25.4" calcext:value-type="float">
            <text:p>25.4</text:p>
          </table:table-cell>
          <table:table-cell table:formula="of:=[.A139]" office:value-type="float" office:value="16" calcext:value-type="float">
            <text:p>16</text:p>
          </table:table-cell>
          <table:table-cell table:style-name="ce6" table:formula="of:=[.D139]*6*[.N139]" office:value-type="float" office:value="-7.01582701387895" calcext:value-type="float">
            <text:p>-7.01582701387895</text:p>
          </table:table-cell>
          <table:table-cell table:number-columns-repeated="1008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-55.2429723901278" calcext:value-type="float">
            <text:p>-55.2429723901278</text:p>
          </table:table-cell>
          <table:table-cell table:style-name="Default" office:value-type="float" office:value="-2.25098830165403" calcext:value-type="float">
            <text:p>-2.25098830165403</text:p>
          </table:table-cell>
          <table:table-cell table:style-name="Default" office:value-type="float" office:value="-0.048810720207857" calcext:value-type="float">
            <text:p>-0.048810720207857</text:p>
          </table:table-cell>
          <table:table-cell table:style-name="Default" office:value-type="float" office:value="-39.3763797288257" calcext:value-type="float">
            <text:p>-39.3763797288257</text:p>
          </table:table-cell>
          <table:table-cell table:style-name="Default" office:value-type="float" office:value="-0.048810720207857" calcext:value-type="float">
            <text:p>-0.048810720207857</text:p>
          </table:table-cell>
          <table:table-cell table:style-name="Default" office:value-type="float" office:value="-39.3763797288257" calcext:value-type="float">
            <text:p>-39.3763797288257</text:p>
          </table:table-cell>
          <table:table-cell table:style-name="Default" office:value-type="float" office:value="-52.2413212025783" calcext:value-type="float">
            <text:p>-52.2413212025783</text:p>
          </table:table-cell>
          <table:table-cell table:style-name="Default" office:value-type="float" office:value="-8.59173904879376" calcext:value-type="float">
            <text:p>-8.59173904879376</text:p>
          </table:table-cell>
          <table:table-cell table:number-columns-repeated="4"/>
          <table:table-cell table:formula="of:=[.N139]" office:value-type="float" office:value="25.4" calcext:value-type="float">
            <text:p>25.4</text:p>
          </table:table-cell>
          <table:table-cell table:formula="of:=[.A140]" office:value-type="float" office:value="17" calcext:value-type="float">
            <text:p>17</text:p>
          </table:table-cell>
          <table:table-cell table:style-name="ce6" table:formula="of:=[.D140]*6*[.N140]" office:value-type="float" office:value="-7.43875375967741" calcext:value-type="float">
            <text:p>-7.43875375967741</text:p>
          </table:table-cell>
          <table:table-cell table:number-columns-repeated="1008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-54.9034961588767" calcext:value-type="float">
            <text:p>-54.9034961588767</text:p>
          </table:table-cell>
          <table:table-cell table:style-name="Default" office:value-type="float" office:value="-5.34561441336485" calcext:value-type="float">
            <text:p>-5.34561441336485</text:p>
          </table:table-cell>
          <table:table-cell table:style-name="Default" office:value-type="float" office:value="-0.0515784055502954" calcext:value-type="float">
            <text:p>-0.051578405550295</text:p>
          </table:table-cell>
          <table:table-cell table:style-name="Default" office:value-type="float" office:value="-41.6933315642447" calcext:value-type="float">
            <text:p>-41.6933315642447</text:p>
          </table:table-cell>
          <table:table-cell table:style-name="Default" office:value-type="float" office:value="-0.0515784055502954" calcext:value-type="float">
            <text:p>-0.051578405550295</text:p>
          </table:table-cell>
          <table:table-cell table:style-name="Default" office:value-type="float" office:value="-41.6933315642447" calcext:value-type="float">
            <text:p>-41.6933315642447</text:p>
          </table:table-cell>
          <table:table-cell table:style-name="Default" office:value-type="float" office:value="-52.0300405697621" calcext:value-type="float">
            <text:p>-52.0300405697621</text:p>
          </table:table-cell>
          <table:table-cell table:style-name="Default" office:value-type="float" office:value="-11.2632914395215" calcext:value-type="float">
            <text:p>-11.2632914395215</text:p>
          </table:table-cell>
          <table:table-cell table:number-columns-repeated="4"/>
          <table:table-cell table:formula="of:=[.N140]" office:value-type="float" office:value="25.4" calcext:value-type="float">
            <text:p>25.4</text:p>
          </table:table-cell>
          <table:table-cell table:formula="of:=[.A141]" office:value-type="float" office:value="18" calcext:value-type="float">
            <text:p>18</text:p>
          </table:table-cell>
          <table:table-cell table:style-name="ce6" table:formula="of:=[.D141]*6*[.N141]" office:value-type="float" office:value="-7.86054900586502" calcext:value-type="float">
            <text:p>-7.86054900586502</text:p>
          </table:table-cell>
          <table:table-cell table:number-columns-repeated="1008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54.5997671817743" calcext:value-type="float">
            <text:p>-54.5997671817743</text:p>
          </table:table-cell>
          <table:table-cell table:style-name="Default" office:value-type="float" office:value="-8.44840458238516" calcext:value-type="float">
            <text:p>-8.44840458238516</text:p>
          </table:table-cell>
          <table:table-cell table:style-name="Default" office:value-type="float" office:value="-0.0543388263218705" calcext:value-type="float">
            <text:p>-0.054338826321871</text:p>
          </table:table-cell>
          <table:table-cell table:style-name="Default" office:value-type="float" office:value="-44.0102633532322" calcext:value-type="float">
            <text:p>-44.0102633532322</text:p>
          </table:table-cell>
          <table:table-cell table:style-name="Default" office:value-type="float" office:value="-0.0543388263218705" calcext:value-type="float">
            <text:p>-0.054338826321871</text:p>
          </table:table-cell>
          <table:table-cell table:style-name="Default" office:value-type="float" office:value="-44.0102633532322" calcext:value-type="float">
            <text:p>-44.0102633532322</text:p>
          </table:table-cell>
          <table:table-cell table:style-name="Default" office:value-type="float" office:value="-51.8437171021026" calcext:value-type="float">
            <text:p>-51.8437171021026</text:p>
          </table:table-cell>
          <table:table-cell table:style-name="Default" office:value-type="float" office:value="-13.970898502926" calcext:value-type="float">
            <text:p>-13.970898502926</text:p>
          </table:table-cell>
          <table:table-cell table:number-columns-repeated="4"/>
          <table:table-cell table:formula="of:=[.N141]" office:value-type="float" office:value="25.4" calcext:value-type="float">
            <text:p>25.4</text:p>
          </table:table-cell>
          <table:table-cell table:formula="of:=[.A142]" office:value-type="float" office:value="19" calcext:value-type="float">
            <text:p>19</text:p>
          </table:table-cell>
          <table:table-cell table:style-name="ce6" table:formula="of:=[.D142]*6*[.N142]" office:value-type="float" office:value="-8.28123713145306" calcext:value-type="float">
            <text:p>-8.28123713145306</text:p>
          </table:table-cell>
          <table:table-cell table:number-columns-repeated="1008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54.3289993522588" calcext:value-type="float">
            <text:p>-54.3289993522588</text:p>
          </table:table-cell>
          <table:table-cell table:style-name="Default" office:value-type="float" office:value="-11.5681666630687" calcext:value-type="float">
            <text:p>-11.5681666630687</text:p>
          </table:table-cell>
          <table:table-cell table:style-name="Default" office:value-type="float" office:value="-0.0570921391859669" calcext:value-type="float">
            <text:p>-0.057092139185967</text:p>
          </table:table-cell>
          <table:table-cell table:style-name="Default" office:value-type="float" office:value="-46.3271764425542" calcext:value-type="float">
            <text:p>-46.3271764425542</text:p>
          </table:table-cell>
          <table:table-cell table:style-name="Default" office:value-type="float" office:value="-0.0570921391859669" calcext:value-type="float">
            <text:p>-0.057092139185967</text:p>
          </table:table-cell>
          <table:table-cell table:style-name="Default" office:value-type="float" office:value="-46.3271764425542" calcext:value-type="float">
            <text:p>-46.3271764425542</text:p>
          </table:table-cell>
          <table:table-cell table:style-name="Default" office:value-type="float" office:value="-51.6811547591639" calcext:value-type="float">
            <text:p>-51.6811547591639</text:p>
          </table:table-cell>
          <table:table-cell table:style-name="Default" office:value-type="float" office:value="-16.7177261567966" calcext:value-type="float">
            <text:p>-16.7177261567966</text:p>
          </table:table-cell>
          <table:table-cell table:number-columns-repeated="4"/>
          <table:table-cell table:formula="of:=[.N142]" office:value-type="float" office:value="25.4" calcext:value-type="float">
            <text:p>25.4</text:p>
          </table:table-cell>
          <table:table-cell table:formula="of:=[.A143]" office:value-type="float" office:value="20" calcext:value-type="float">
            <text:p>20</text:p>
          </table:table-cell>
          <table:table-cell table:style-name="ce6" table:formula="of:=[.D143]*6*[.N143]" office:value-type="float" office:value="-8.70084201194136" calcext:value-type="float">
            <text:p>-8.70084201194136</text:p>
          </table:table-cell>
          <table:table-cell table:number-columns-repeated="1008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-54.0887867788064" calcext:value-type="float">
            <text:p>-54.0887867788064</text:p>
          </table:table-cell>
          <table:table-cell table:style-name="Default" office:value-type="float" office:value="-14.7126003573432" calcext:value-type="float">
            <text:p>-14.7126003573432</text:p>
          </table:table-cell>
          <table:table-cell table:style-name="Default" office:value-type="float" office:value="-0.0598384983049885" calcext:value-type="float">
            <text:p>-0.059838498304989</text:p>
          </table:table-cell>
          <table:table-cell table:style-name="Default" office:value-type="float" office:value="-48.6440719325345" calcext:value-type="float">
            <text:p>-48.6440719325345</text:p>
          </table:table-cell>
          <table:table-cell table:style-name="Default" office:value-type="float" office:value="-0.0598384983049885" calcext:value-type="float">
            <text:p>-0.059838498304989</text:p>
          </table:table-cell>
          <table:table-cell table:style-name="Default" office:value-type="float" office:value="-48.6440719325345" calcext:value-type="float">
            <text:p>-48.6440719325345</text:p>
          </table:table-cell>
          <table:table-cell table:style-name="Default" office:value-type="float" office:value="-51.541314109912" calcext:value-type="float">
            <text:p>-51.541314109912</text:p>
          </table:table-cell>
          <table:table-cell table:style-name="Default" office:value-type="float" office:value="-19.5069015647597" calcext:value-type="float">
            <text:p>-19.5069015647597</text:p>
          </table:table-cell>
          <table:table-cell table:number-columns-repeated="4"/>
          <table:table-cell table:formula="of:=[.N143]" office:value-type="float" office:value="25.4" calcext:value-type="float">
            <text:p>25.4</text:p>
          </table:table-cell>
          <table:table-cell table:formula="of:=[.A144]" office:value-type="float" office:value="21" calcext:value-type="float">
            <text:p>21</text:p>
          </table:table-cell>
          <table:table-cell table:style-name="ce6" table:formula="of:=[.D144]*6*[.N144]" office:value-type="float" office:value="-9.11938714168025" calcext:value-type="float">
            <text:p>-9.11938714168025</text:p>
          </table:table-cell>
          <table:table-cell table:number-columns-repeated="1008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-53.8770295858376" calcext:value-type="float">
            <text:p>-53.8770295858376</text:p>
          </table:table-cell>
          <table:table-cell table:style-name="Default" office:value-type="float" office:value="-17.8886375602074" calcext:value-type="float">
            <text:p>-17.8886375602074</text:p>
          </table:table-cell>
          <table:table-cell table:style-name="Default" office:value-type="float" office:value="-0.0625780549425019" calcext:value-type="float">
            <text:p>-0.062578054942502</text:p>
          </table:table-cell>
          <table:table-cell table:style-name="Default" office:value-type="float" office:value="-50.9609507257216" calcext:value-type="float">
            <text:p>-50.9609507257216</text:p>
          </table:table-cell>
          <table:table-cell table:style-name="Default" office:value-type="float" office:value="-0.0625780549425019" calcext:value-type="float">
            <text:p>-0.062578054942502</text:p>
          </table:table-cell>
          <table:table-cell table:style-name="Default" office:value-type="float" office:value="-50.9609507257216" calcext:value-type="float">
            <text:p>-50.9609507257216</text:p>
          </table:table-cell>
          <table:table-cell table:style-name="Default" office:value-type="float" office:value="-51.4232850526861" calcext:value-type="float">
            <text:p>-51.4232850526861</text:p>
          </table:table-cell>
          <table:table-cell table:style-name="Default" office:value-type="float" office:value="-22.341593986551" calcext:value-type="float">
            <text:p>-22.341593986551</text:p>
          </table:table-cell>
          <table:table-cell table:number-columns-repeated="4"/>
          <table:table-cell table:formula="of:=[.N144]" office:value-type="float" office:value="25.4" calcext:value-type="float">
            <text:p>25.4</text:p>
          </table:table-cell>
          <table:table-cell table:formula="of:=[.A145]" office:value-type="float" office:value="22" calcext:value-type="float">
            <text:p>22</text:p>
          </table:table-cell>
          <table:table-cell table:style-name="ce6" table:formula="of:=[.D145]*6*[.N145]" office:value-type="float" office:value="-9.53689557323729" calcext:value-type="float">
            <text:p>-9.53689557323729</text:p>
          </table:table-cell>
          <table:table-cell table:number-columns-repeated="100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-53.6918731845505" calcext:value-type="float">
            <text:p>-53.6918731845505</text:p>
          </table:table-cell>
          <table:table-cell table:style-name="Default" office:value-type="float" office:value="-21.1026846917671" calcext:value-type="float">
            <text:p>-21.1026846917671</text:p>
          </table:table-cell>
          <table:table-cell table:style-name="Default" office:value-type="float" office:value="-0.0653109573948572" calcext:value-type="float">
            <text:p>-0.065310957394857</text:p>
          </table:table-cell>
          <table:table-cell table:style-name="Default" office:value-type="float" office:value="-53.277813563855" calcext:value-type="float">
            <text:p>-53.277813563855</text:p>
          </table:table-cell>
          <table:table-cell table:style-name="Default" office:value-type="float" office:value="-0.0653109573948572" calcext:value-type="float">
            <text:p>-0.065310957394857</text:p>
          </table:table-cell>
          <table:table-cell table:style-name="Default" office:value-type="float" office:value="-53.277813563855" calcext:value-type="float">
            <text:p>-53.277813563855</text:p>
          </table:table-cell>
          <table:table-cell table:style-name="Default" office:value-type="float" office:value="-51.3262645211947" calcext:value-type="float">
            <text:p>-51.3262645211947</text:p>
          </table:table-cell>
          <table:table-cell table:style-name="Default" office:value-type="float" office:value="-25.2250862699657" calcext:value-type="float">
            <text:p>-25.2250862699657</text:p>
          </table:table-cell>
          <table:table-cell table:number-columns-repeated="4"/>
          <table:table-cell table:formula="of:=[.N145]" office:value-type="float" office:value="25.4" calcext:value-type="float">
            <text:p>25.4</text:p>
          </table:table-cell>
          <table:table-cell table:formula="of:=[.A146]" office:value-type="float" office:value="23" calcext:value-type="float">
            <text:p>23</text:p>
          </table:table-cell>
          <table:table-cell table:style-name="ce6" table:formula="of:=[.D146]*6*[.N146]" office:value-type="float" office:value="-9.95338990697624" calcext:value-type="float">
            <text:p>-9.95338990697624</text:p>
          </table:table-cell>
          <table:table-cell table:number-columns-repeated="100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-53.5316580564931" calcext:value-type="float">
            <text:p>-53.5316580564931</text:p>
          </table:table-cell>
          <table:table-cell table:style-name="Default" office:value-type="float" office:value="-24.3608030547" calcext:value-type="float">
            <text:p>-24.3608030547</text:p>
          </table:table-cell>
          <table:table-cell table:style-name="Default" office:value-type="float" office:value="-0.0680373509783578" calcext:value-type="float">
            <text:p>-0.068037350978358</text:p>
          </table:table-cell>
          <table:table-cell table:style-name="Default" office:value-type="float" office:value="-55.5946610557682" calcext:value-type="float">
            <text:p>-55.5946610557682</text:p>
          </table:table-cell>
          <table:table-cell table:style-name="Default" office:value-type="float" office:value="-0.0680373509783578" calcext:value-type="float">
            <text:p>-0.068037350978358</text:p>
          </table:table-cell>
          <table:table-cell table:style-name="Default" office:value-type="float" office:value="-55.5946610557682" calcext:value-type="float">
            <text:p>-55.5946610557682</text:p>
          </table:table-cell>
          <table:table-cell table:style-name="Default" office:value-type="float" office:value="-51.2495372298648" calcext:value-type="float">
            <text:p>-51.2495372298648</text:p>
          </table:table-cell>
          <table:table-cell table:style-name="Default" office:value-type="float" office:value="-28.160834966144" calcext:value-type="float">
            <text:p>-28.160834966144</text:p>
          </table:table-cell>
          <table:table-cell table:number-columns-repeated="4"/>
          <table:table-cell table:formula="of:=[.N146]" office:value-type="float" office:value="25.4" calcext:value-type="float">
            <text:p>25.4</text:p>
          </table:table-cell>
          <table:table-cell table:formula="of:=[.A147]" office:value-type="float" office:value="24" calcext:value-type="float">
            <text:p>24</text:p>
          </table:table-cell>
          <table:table-cell table:style-name="ce6" table:formula="of:=[.D147]*6*[.N147]" office:value-type="float" office:value="-10.3688922891017" calcext:value-type="float">
            <text:p>-10.3688922891017</text:p>
          </table:table-cell>
          <table:table-cell table:number-columns-repeated="1008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3.3948773649859" calcext:value-type="float">
            <text:p>-53.3948773649859</text:p>
          </table:table-cell>
          <table:table-cell table:style-name="Default" office:value-type="float" office:value="-27.6688437988178" calcext:value-type="float">
            <text:p>-27.6688437988178</text:p>
          </table:table-cell>
          <table:table-cell table:style-name="Default" office:value-type="float" office:value="-0.0707573780250449" calcext:value-type="float">
            <text:p>-0.070757378025045</text:p>
          </table:table-cell>
          <table:table-cell table:style-name="Default" office:value-type="float" office:value="-57.911493698344" calcext:value-type="float">
            <text:p>-57.911493698344</text:p>
          </table:table-cell>
          <table:table-cell table:style-name="Default" office:value-type="float" office:value="-0.0707573780250449" calcext:value-type="float">
            <text:p>-0.070757378025045</text:p>
          </table:table-cell>
          <table:table-cell table:style-name="Default" office:value-type="float" office:value="-57.911493698344" calcext:value-type="float">
            <text:p>-57.911493698344</text:p>
          </table:table-cell>
          <table:table-cell table:style-name="Default" office:value-type="float" office:value="-51.1924585300015" calcext:value-type="float">
            <text:p>-51.1924585300015</text:p>
          </table:table-cell>
          <table:table-cell table:style-name="Default" office:value-type="float" office:value="-31.1525229723594" calcext:value-type="float">
            <text:p>-31.1525229723594</text:p>
          </table:table-cell>
          <table:table-cell table:number-columns-repeated="4"/>
          <table:table-cell table:formula="of:=[.N147]" office:value-type="float" office:value="25.4" calcext:value-type="float">
            <text:p>25.4</text:p>
          </table:table-cell>
          <table:table-cell table:formula="of:=[.A148]" office:value-type="float" office:value="25" calcext:value-type="float">
            <text:p>25</text:p>
          </table:table-cell>
          <table:table-cell table:style-name="ce6" table:formula="of:=[.D148]*6*[.N148]" office:value-type="float" office:value="-10.7834244110168" calcext:value-type="float">
            <text:p>-10.7834244110168</text:p>
          </table:table-cell>
          <table:table-cell table:number-columns-repeated="100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-53.280140369868" calcext:value-type="float">
            <text:p>-53.280140369868</text:p>
          </table:table-cell>
          <table:table-cell table:style-name="Default" office:value-type="float" office:value="-31.0325490965932" calcext:value-type="float">
            <text:p>-31.0325490965932</text:p>
          </table:table-cell>
          <table:table-cell table:style-name="Default" office:value-type="float" office:value="-0.0734711778438469" calcext:value-type="float">
            <text:p>-0.073471177843847</text:p>
          </table:table-cell>
          <table:table-cell table:style-name="Default" office:value-type="float" office:value="-60.228311892979" calcext:value-type="float">
            <text:p>-60.228311892979</text:p>
          </table:table-cell>
          <table:table-cell table:style-name="Default" office:value-type="float" office:value="-0.0734711778438469" calcext:value-type="float">
            <text:p>-0.073471177843847</text:p>
          </table:table-cell>
          <table:table-cell table:style-name="Default" office:value-type="float" office:value="-60.228311892979" calcext:value-type="float">
            <text:p>-60.228311892979</text:p>
          </table:table-cell>
          <table:table-cell table:style-name="Default" office:value-type="float" office:value="-51.154438658098" calcext:value-type="float">
            <text:p>-51.154438658098</text:p>
          </table:table-cell>
          <table:table-cell table:style-name="Default" office:value-type="float" office:value="-34.2041074971059" calcext:value-type="float">
            <text:p>-34.2041074971059</text:p>
          </table:table-cell>
          <table:table-cell table:number-columns-repeated="4"/>
          <table:table-cell table:formula="of:=[.N148]" office:value-type="float" office:value="25.4" calcext:value-type="float">
            <text:p>25.4</text:p>
          </table:table-cell>
          <table:table-cell table:formula="of:=[.A149]" office:value-type="float" office:value="26" calcext:value-type="float">
            <text:p>26</text:p>
          </table:table-cell>
          <table:table-cell table:style-name="ce6" table:formula="of:=[.D149]*6*[.N149]" office:value-type="float" office:value="-11.1970075034023" calcext:value-type="float">
            <text:p>-11.1970075034023</text:p>
          </table:table-cell>
          <table:table-cell table:number-columns-repeated="1008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-53.1861400352718" calcext:value-type="float">
            <text:p>-53.1861400352718</text:p>
          </table:table-cell>
          <table:table-cell table:style-name="Default" office:value-type="float" office:value="-34.4576260653878" calcext:value-type="float">
            <text:p>-34.4576260653878</text:p>
          </table:table-cell>
          <table:table-cell table:style-name="Default" office:value-type="float" office:value="-0.0761788866971586" calcext:value-type="float">
            <text:p>-0.076178886697159</text:p>
          </table:table-cell>
          <table:table-cell table:style-name="Default" office:value-type="float" office:value="-62.5451159580927" calcext:value-type="float">
            <text:p>-62.5451159580927</text:p>
          </table:table-cell>
          <table:table-cell table:style-name="Default" office:value-type="float" office:value="-0.0761788866971586" calcext:value-type="float">
            <text:p>-0.076178886697159</text:p>
          </table:table-cell>
          <table:table-cell table:style-name="Default" office:value-type="float" office:value="-62.5451159580927" calcext:value-type="float">
            <text:p>-62.5451159580927</text:p>
          </table:table-cell>
          <table:table-cell table:style-name="Default" office:value-type="float" office:value="-51.1349277555576" calcext:value-type="float">
            <text:p>-51.1349277555576</text:p>
          </table:table-cell>
          <table:table-cell table:style-name="Default" office:value-type="float" office:value="-37.3198645240377" calcext:value-type="float">
            <text:p>-37.3198645240377</text:p>
          </table:table-cell>
          <table:table-cell table:number-columns-repeated="4"/>
          <table:table-cell table:formula="of:=[.N149]" office:value-type="float" office:value="25.4" calcext:value-type="float">
            <text:p>25.4</text:p>
          </table:table-cell>
          <table:table-cell table:formula="of:=[.A150]" office:value-type="float" office:value="27" calcext:value-type="float">
            <text:p>27</text:p>
          </table:table-cell>
          <table:table-cell table:style-name="ce6" table:formula="of:=[.D150]*6*[.N150]" office:value-type="float" office:value="-11.609662332647" calcext:value-type="float">
            <text:p>-11.609662332647</text:p>
          </table:table-cell>
          <table:table-cell table:number-columns-repeated="1008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-53.1116236708962" calcext:value-type="float">
            <text:p>-53.1116236708962</text:p>
          </table:table-cell>
          <table:table-cell table:style-name="Default" office:value-type="float" office:value="-37.9497979297058" calcext:value-type="float">
            <text:p>-37.9497979297058</text:p>
          </table:table-cell>
          <table:table-cell table:style-name="Default" office:value-type="float" office:value="-0.0788806377200257" calcext:value-type="float">
            <text:p>-0.078880637720026</text:p>
          </table:table-cell>
          <table:table-cell table:style-name="Default" office:value-type="float" office:value="-64.8619061393354" calcext:value-type="float">
            <text:p>-64.8619061393354</text:p>
          </table:table-cell>
          <table:table-cell table:style-name="Default" office:value-type="float" office:value="-0.0788806377200257" calcext:value-type="float">
            <text:p>-0.078880637720026</text:p>
          </table:table-cell>
          <table:table-cell table:style-name="Default" office:value-type="float" office:value="-64.8619061393354" calcext:value-type="float">
            <text:p>-64.8619061393354</text:p>
          </table:table-cell>
          <table:table-cell table:style-name="Default" office:value-type="float" office:value="-51.1334010834064" calcext:value-type="float">
            <text:p>-51.1334010834064</text:p>
          </table:table-cell>
          <table:table-cell table:style-name="Default" office:value-type="float" office:value="-40.5044310071456" calcext:value-type="float">
            <text:p>-40.5044310071456</text:p>
          </table:table-cell>
          <table:table-cell table:number-columns-repeated="4"/>
          <table:table-cell table:formula="of:=[.N150]" office:value-type="float" office:value="25.4" calcext:value-type="float">
            <text:p>25.4</text:p>
          </table:table-cell>
          <table:table-cell table:formula="of:=[.A151]" office:value-type="float" office:value="28" calcext:value-type="float">
            <text:p>28</text:p>
          </table:table-cell>
          <table:table-cell table:style-name="ce6" table:formula="of:=[.D151]*6*[.N151]" office:value-type="float" office:value="-12.0214091885319" calcext:value-type="float">
            <text:p>-12.0214091885319</text:p>
          </table:table-cell>
          <table:table-cell table:number-columns-repeated="1008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-53.0553656571318" calcext:value-type="float">
            <text:p>-53.0553656571318</text:p>
          </table:table-cell>
          <table:table-cell table:style-name="Default" office:value-type="float" office:value="-41.5148340328772" calcext:value-type="float">
            <text:p>-41.5148340328772</text:p>
          </table:table-cell>
          <table:table-cell table:style-name="Default" office:value-type="float" office:value="-0.0815765608417618" calcext:value-type="float">
            <text:p>-0.081576560841762</text:p>
          </table:table-cell>
          <table:table-cell table:style-name="Default" office:value-type="float" office:value="-67.1786826175373" calcext:value-type="float">
            <text:p>-67.1786826175373</text:p>
          </table:table-cell>
          <table:table-cell table:style-name="Default" office:value-type="float" office:value="-0.0815765608417618" calcext:value-type="float">
            <text:p>-0.081576560841762</text:p>
          </table:table-cell>
          <table:table-cell table:style-name="Default" office:value-type="float" office:value="-67.1786826175373" calcext:value-type="float">
            <text:p>-67.1786826175373</text:p>
          </table:table-cell>
          <table:table-cell table:style-name="Default" office:value-type="float" office:value="-51.1493439113177" calcext:value-type="float">
            <text:p>-51.1493439113177</text:p>
          </table:table-cell>
          <table:table-cell table:style-name="Default" office:value-type="float" office:value="-43.7628445907311" calcext:value-type="float">
            <text:p>-43.7628445907311</text:p>
          </table:table-cell>
          <table:table-cell table:number-columns-repeated="4"/>
          <table:table-cell table:formula="of:=[.N151]" office:value-type="float" office:value="25.4" calcext:value-type="float">
            <text:p>25.4</text:p>
          </table:table-cell>
          <table:table-cell table:formula="of:=[.A152]" office:value-type="float" office:value="29" calcext:value-type="float">
            <text:p>29</text:p>
          </table:table-cell>
          <table:table-cell table:style-name="ce6" table:formula="of:=[.D152]*6*[.N152]" office:value-type="float" office:value="-12.4322678722845" calcext:value-type="float">
            <text:p>-12.4322678722845</text:p>
          </table:table-cell>
          <table:table-cell table:number-columns-repeated="1008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53.0161415780198" calcext:value-type="float">
            <text:p>-53.0161415780198</text:p>
          </table:table-cell>
          <table:table-cell table:style-name="Default" office:value-type="float" office:value="-45.1585591721441" calcext:value-type="float">
            <text:p>-45.1585591721441</text:p>
          </table:table-cell>
          <table:table-cell table:style-name="Default" office:value-type="float" office:value="-0.084266782670344" calcext:value-type="float">
            <text:p>-0.084266782670344</text:p>
          </table:table-cell>
          <table:table-cell table:style-name="Default" office:value-type="float" office:value="-69.4954455151979" calcext:value-type="float">
            <text:p>-69.4954455151979</text:p>
          </table:table-cell>
          <table:table-cell table:style-name="Default" office:value-type="float" office:value="-0.084266782670344" calcext:value-type="float">
            <text:p>-0.084266782670344</text:p>
          </table:table-cell>
          <table:table-cell table:style-name="Default" office:value-type="float" office:value="-69.4954455151979" calcext:value-type="float">
            <text:p>-69.4954455151979</text:p>
          </table:table-cell>
          <table:table-cell table:style-name="Default" office:value-type="float" office:value="-51.1822355717144" calcext:value-type="float">
            <text:p>-51.1822355717144</text:p>
          </table:table-cell>
          <table:table-cell table:style-name="Default" office:value-type="float" office:value="-47.1005804537654" calcext:value-type="float">
            <text:p>-47.1005804537654</text:p>
          </table:table-cell>
          <table:table-cell table:number-columns-repeated="4"/>
          <table:table-cell table:formula="of:=[.N152]" office:value-type="float" office:value="25.4" calcext:value-type="float">
            <text:p>25.4</text:p>
          </table:table-cell>
          <table:table-cell table:formula="of:=[.A153]" office:value-type="float" office:value="30" calcext:value-type="float">
            <text:p>30</text:p>
          </table:table-cell>
          <table:table-cell table:style-name="ce6" table:formula="of:=[.D153]*6*[.N153]" office:value-type="float" office:value="-12.8422576789604" calcext:value-type="float">
            <text:p>-12.8422576789604</text:p>
          </table:table-cell>
          <table:table-cell table:number-columns-repeated="1008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-52.9927033374836" calcext:value-type="float">
            <text:p>-52.9927033374836</text:p>
          </table:table-cell>
          <table:table-cell table:style-name="Default" office:value-type="float" office:value="-48.8868407986061" calcext:value-type="float">
            <text:p>-48.8868407986061</text:p>
          </table:table-cell>
          <table:table-cell table:style-name="Default" office:value-type="float" office:value="-0.0869514264330933" calcext:value-type="float">
            <text:p>-0.086951426433093</text:p>
          </table:table-cell>
          <table:table-cell table:style-name="Default" office:value-type="float" office:value="-71.8121949019934" calcext:value-type="float">
            <text:p>-71.8121949019934</text:p>
          </table:table-cell>
          <table:table-cell table:style-name="Default" office:value-type="float" office:value="-0.0869514264330933" calcext:value-type="float">
            <text:p>-0.086951426433093</text:p>
          </table:table-cell>
          <table:table-cell table:style-name="Default" office:value-type="float" office:value="-71.8121949019934" calcext:value-type="float">
            <text:p>-71.8121949019934</text:p>
          </table:table-cell>
          <table:table-cell table:style-name="Default" office:value-type="float" office:value="-51.2315322017298" calcext:value-type="float">
            <text:p>-51.2315322017298</text:p>
          </table:table-cell>
          <table:table-cell table:style-name="Default" office:value-type="float" office:value="-50.5235842378751" calcext:value-type="float">
            <text:p>-50.5235842378751</text:p>
          </table:table-cell>
          <table:table-cell table:number-columns-repeated="4"/>
          <table:table-cell table:formula="of:=[.N153]" office:value-type="float" office:value="25.4" calcext:value-type="float">
            <text:p>25.4</text:p>
          </table:table-cell>
          <table:table-cell table:formula="of:=[.A154]" office:value-type="float" office:value="31" calcext:value-type="float">
            <text:p>31</text:p>
          </table:table-cell>
          <table:table-cell table:style-name="ce6" table:formula="of:=[.D154]*6*[.N154]" office:value-type="float" office:value="-13.2513973884034" calcext:value-type="float">
            <text:p>-13.2513973884034</text:p>
          </table:table-cell>
          <table:table-cell table:number-columns-repeated="1008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-52.9837549641646" calcext:value-type="float">
            <text:p>-52.9837549641646</text:p>
          </table:table-cell>
          <table:table-cell table:style-name="Default" office:value-type="float" office:value="-52.7055527079824" calcext:value-type="float">
            <text:p>-52.7055527079824</text:p>
          </table:table-cell>
          <table:table-cell table:style-name="Default" office:value-type="float" office:value="-0.0896306119580401" calcext:value-type="float">
            <text:p>-0.08963061195804</text:p>
          </table:table-cell>
          <table:table-cell table:style-name="Default" office:value-type="float" office:value="-74.1289307996325" calcext:value-type="float">
            <text:p>-74.1289307996325</text:p>
          </table:table-cell>
          <table:table-cell table:style-name="Default" office:value-type="float" office:value="-0.0896306119580401" calcext:value-type="float">
            <text:p>-0.08963061195804</text:p>
          </table:table-cell>
          <table:table-cell table:style-name="Default" office:value-type="float" office:value="-74.1289307996325" calcext:value-type="float">
            <text:p>-74.1289307996325</text:p>
          </table:table-cell>
          <table:table-cell table:style-name="Default" office:value-type="float" office:value="-51.2966476463252" calcext:value-type="float">
            <text:p>-51.2966476463252</text:p>
          </table:table-cell>
          <table:table-cell table:style-name="Default" office:value-type="float" office:value="-54.0382987838794" calcext:value-type="float">
            <text:p>-54.0382987838794</text:p>
          </table:table-cell>
          <table:table-cell table:number-columns-repeated="4"/>
          <table:table-cell table:formula="of:=[.N154]" office:value-type="float" office:value="25.4" calcext:value-type="float">
            <text:p>25.4</text:p>
          </table:table-cell>
          <table:table-cell table:formula="of:=[.A155]" office:value-type="float" office:value="32" calcext:value-type="float">
            <text:p>32</text:p>
          </table:table-cell>
          <table:table-cell table:style-name="ce6" table:formula="of:=[.D155]*6*[.N155]" office:value-type="float" office:value="-13.6597052624053" calcext:value-type="float">
            <text:p>-13.6597052624053</text:p>
          </table:table-cell>
          <table:table-cell table:number-columns-repeated="100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-52.9879291871023" calcext:value-type="float">
            <text:p>-52.9879291871023</text:p>
          </table:table-cell>
          <table:table-cell table:style-name="Default" office:value-type="float" office:value="-56.6205101028704" calcext:value-type="float">
            <text:p>-56.6205101028704</text:p>
          </table:table-cell>
          <table:table-cell table:style-name="Default" office:value-type="float" office:value="-0.0923044558798128" calcext:value-type="float">
            <text:p>-0.092304455879813</text:p>
          </table:table-cell>
          <table:table-cell table:style-name="Default" office:value-type="float" office:value="-76.4456531854077" calcext:value-type="float">
            <text:p>-76.4456531854077</text:p>
          </table:table-cell>
          <table:table-cell table:style-name="Default" office:value-type="float" office:value="-0.0923044558798128" calcext:value-type="float">
            <text:p>-0.092304455879813</text:p>
          </table:table-cell>
          <table:table-cell table:style-name="Default" office:value-type="float" office:value="-76.4456531854077" calcext:value-type="float">
            <text:p>-76.4456531854077</text:p>
          </table:table-cell>
          <table:table-cell table:style-name="Default" office:value-type="float" office:value="-51.3769321922973" calcext:value-type="float">
            <text:p>-51.3769321922973</text:p>
          </table:table-cell>
          <table:table-cell table:style-name="Default" office:value-type="float" office:value="-57.6516813519568" calcext:value-type="float">
            <text:p>-57.6516813519568</text:p>
          </table:table-cell>
          <table:table-cell table:number-columns-repeated="4"/>
          <table:table-cell table:formula="of:=[.N155]" office:value-type="float" office:value="25.4" calcext:value-type="float">
            <text:p>25.4</text:p>
          </table:table-cell>
          <table:table-cell table:formula="of:=[.A156]" office:value-type="float" office:value="33" calcext:value-type="float">
            <text:p>33</text:p>
          </table:table-cell>
          <table:table-cell table:style-name="ce6" table:formula="of:=[.D156]*6*[.N156]" office:value-type="float" office:value="-14.0671990760835" calcext:value-type="float">
            <text:p>-14.0671990760835</text:p>
          </table:table-cell>
          <table:table-cell table:number-columns-repeated="1008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-53.0037649634685" calcext:value-type="float">
            <text:p>-53.0037649634685</text:p>
          </table:table-cell>
          <table:table-cell table:style-name="Default" office:value-type="float" office:value="-60.637375523413" calcext:value-type="float">
            <text:p>-60.637375523413</text:p>
          </table:table-cell>
          <table:table-cell table:style-name="Default" office:value-type="float" office:value="-0.0949730713010647" calcext:value-type="float">
            <text:p>-0.094973071301065</text:p>
          </table:table-cell>
          <table:table-cell table:style-name="Default" office:value-type="float" office:value="-78.7623619967259" calcext:value-type="float">
            <text:p>-78.7623619967259</text:p>
          </table:table-cell>
          <table:table-cell table:style-name="Default" office:value-type="float" office:value="-0.0949730713010647" calcext:value-type="float">
            <text:p>-0.094973071301065</text:p>
          </table:table-cell>
          <table:table-cell table:style-name="Default" office:value-type="float" office:value="-78.7623619967259" calcext:value-type="float">
            <text:p>-78.7623619967259</text:p>
          </table:table-cell>
          <table:table-cell table:style-name="Default" office:value-type="float" office:value="-51.4716482522746" calcext:value-type="float">
            <text:p>-51.4716482522746</text:p>
          </table:table-cell>
          <table:table-cell table:style-name="Default" office:value-type="float" office:value="-61.3712077416071" calcext:value-type="float">
            <text:p>-61.3712077416071</text:p>
          </table:table-cell>
          <table:table-cell table:number-columns-repeated="4"/>
          <table:table-cell table:formula="of:=[.N156]" office:value-type="float" office:value="25.4" calcext:value-type="float">
            <text:p>25.4</text:p>
          </table:table-cell>
          <table:table-cell table:formula="of:=[.A157]" office:value-type="float" office:value="34" calcext:value-type="float">
            <text:p>34</text:p>
          </table:table-cell>
          <table:table-cell table:style-name="ce6" table:formula="of:=[.D157]*6*[.N157]" office:value-type="float" office:value="-14.4738960662823" calcext:value-type="float">
            <text:p>-14.4738960662823</text:p>
          </table:table-cell>
          <table:table-cell table:number-columns-repeated="1008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53.0296866794185" calcext:value-type="float">
            <text:p>-53.0296866794185</text:p>
          </table:table-cell>
          <table:table-cell table:style-name="Default" office:value-type="float" office:value="-64.7615456728023" calcext:value-type="float">
            <text:p>-64.7615456728023</text:p>
          </table:table-cell>
          <table:table-cell table:style-name="Default" office:value-type="float" office:value="-0.0976365594847055" calcext:value-type="float">
            <text:p>-0.097636559484706</text:p>
          </table:table-cell>
          <table:table-cell table:style-name="Default" office:value-type="float" office:value="-81.0790571453176" calcext:value-type="float">
            <text:p>-81.0790571453176</text:p>
          </table:table-cell>
          <table:table-cell table:style-name="Default" office:value-type="float" office:value="-0.0976365594847055" calcext:value-type="float">
            <text:p>-0.097636559484706</text:p>
          </table:table-cell>
          <table:table-cell table:style-name="Default" office:value-type="float" office:value="-81.0790571453176" calcext:value-type="float">
            <text:p>-81.0790571453176</text:p>
          </table:table-cell>
          <table:table-cell table:style-name="Default" office:value-type="float" office:value="-51.5799408294848" calcext:value-type="float">
            <text:p>-51.5799408294848</text:p>
          </table:table-cell>
          <table:table-cell table:style-name="Default" office:value-type="float" office:value="-65.2048294228489" calcext:value-type="float">
            <text:p>-65.2048294228489</text:p>
          </table:table-cell>
          <table:table-cell table:number-columns-repeated="4"/>
          <table:table-cell table:formula="of:=[.N157]" office:value-type="float" office:value="25.4" calcext:value-type="float">
            <text:p>25.4</text:p>
          </table:table-cell>
          <table:table-cell table:formula="of:=[.A158]" office:value-type="float" office:value="35" calcext:value-type="float">
            <text:p>35</text:p>
          </table:table-cell>
          <table:table-cell table:style-name="ce6" table:formula="of:=[.D158]*6*[.N158]" office:value-type="float" office:value="-14.8798116654691" calcext:value-type="float">
            <text:p>-14.8798116654691</text:p>
          </table:table-cell>
          <table:table-cell table:number-columns-repeated="1008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-53.0639871393677" calcext:value-type="float">
            <text:p>-53.0639871393677</text:p>
          </table:table-cell>
          <table:table-cell table:style-name="Default" office:value-type="float" office:value="-68.9979163769095" calcext:value-type="float">
            <text:p>-68.9979163769095</text:p>
          </table:table-cell>
          <table:table-cell table:style-name="Default" office:value-type="float" office:value="-0.100295034222128" calcext:value-type="float">
            <text:p>-0.100295034222128</text:p>
          </table:table-cell>
          <table:table-cell table:style-name="Default" office:value-type="float" office:value="-83.3957384771593" calcext:value-type="float">
            <text:p>-83.3957384771593</text:p>
          </table:table-cell>
          <table:table-cell table:style-name="Default" office:value-type="float" office:value="-0.100295034222128" calcext:value-type="float">
            <text:p>-0.100295034222128</text:p>
          </table:table-cell>
          <table:table-cell table:style-name="Default" office:value-type="float" office:value="-83.3957384771593" calcext:value-type="float">
            <text:p>-83.3957384771593</text:p>
          </table:table-cell>
          <table:table-cell table:style-name="Default" office:value-type="float" office:value="-51.700813410427" calcext:value-type="float">
            <text:p>-51.700813410427</text:p>
          </table:table-cell>
          <table:table-cell table:style-name="Default" office:value-type="float" office:value="-69.1609979304074" calcext:value-type="float">
            <text:p>-69.1609979304074</text:p>
          </table:table-cell>
          <table:table-cell table:number-columns-repeated="4"/>
          <table:table-cell table:formula="of:=[.N158]" office:value-type="float" office:value="25.4" calcext:value-type="float">
            <text:p>25.4</text:p>
          </table:table-cell>
          <table:table-cell table:formula="of:=[.A159]" office:value-type="float" office:value="36" calcext:value-type="float">
            <text:p>36</text:p>
          </table:table-cell>
          <table:table-cell table:style-name="ce6" table:formula="of:=[.D159]*6*[.N159]" office:value-type="float" office:value="-15.2849632154523" calcext:value-type="float">
            <text:p>-15.2849632154523</text:p>
          </table:table-cell>
          <table:table-cell table:number-columns-repeated="1008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-53.1048121110225" calcext:value-type="float">
            <text:p>-53.1048121110225</text:p>
          </table:table-cell>
          <table:table-cell table:style-name="Default" office:value-type="float" office:value="-73.3507529262091" calcext:value-type="float">
            <text:p>-73.3507529262091</text:p>
          </table:table-cell>
          <table:table-cell table:style-name="Default" office:value-type="float" office:value="-0.10294859270506" calcext:value-type="float">
            <text:p>-0.10294859270506</text:p>
          </table:table-cell>
          <table:table-cell table:style-name="Default" office:value-type="float" office:value="-85.7124058325454" calcext:value-type="float">
            <text:p>-85.7124058325454</text:p>
          </table:table-cell>
          <table:table-cell table:style-name="Default" office:value-type="float" office:value="-0.10294859270506" calcext:value-type="float">
            <text:p>-0.10294859270506</text:p>
          </table:table-cell>
          <table:table-cell table:style-name="Default" office:value-type="float" office:value="-85.7124058325454" calcext:value-type="float">
            <text:p>-85.7124058325454</text:p>
          </table:table-cell>
          <table:table-cell table:style-name="Default" office:value-type="float" office:value="-51.8330861448399" calcext:value-type="float">
            <text:p>-51.8330861448399</text:p>
          </table:table-cell>
          <table:table-cell table:style-name="Default" office:value-type="float" office:value="-73.248497631772" calcext:value-type="float">
            <text:p>-73.248497631772</text:p>
          </table:table-cell>
          <table:table-cell table:number-columns-repeated="4"/>
          <table:table-cell table:formula="of:=[.N159]" office:value-type="float" office:value="25.4" calcext:value-type="float">
            <text:p>25.4</text:p>
          </table:table-cell>
          <table:table-cell table:formula="of:=[.A160]" office:value-type="float" office:value="37" calcext:value-type="float">
            <text:p>37</text:p>
          </table:table-cell>
          <table:table-cell table:style-name="ce6" table:formula="of:=[.D160]*6*[.N160]" office:value-type="float" office:value="-15.6893655282511" calcext:value-type="float">
            <text:p>-15.6893655282511</text:p>
          </table:table-cell>
          <table:table-cell table:number-columns-repeated="1008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-53.1501535984159" calcext:value-type="float">
            <text:p>-53.1501535984159</text:p>
          </table:table-cell>
          <table:table-cell table:style-name="Default" office:value-type="float" office:value="-77.8233853186578" calcext:value-type="float">
            <text:p>-77.8233853186578</text:p>
          </table:table-cell>
          <table:table-cell table:style-name="Default" office:value-type="float" office:value="-0.105597331495387" calcext:value-type="float">
            <text:p>-0.105597331495387</text:p>
          </table:table-cell>
          <table:table-cell table:style-name="Default" office:value-type="float" office:value="-88.0290590139881" calcext:value-type="float">
            <text:p>-88.0290590139881</text:p>
          </table:table-cell>
          <table:table-cell table:style-name="Default" office:value-type="float" office:value="-0.105597331495387" calcext:value-type="float">
            <text:p>-0.105597331495387</text:p>
          </table:table-cell>
          <table:table-cell table:style-name="Default" office:value-type="float" office:value="-88.0290590139881" calcext:value-type="float">
            <text:p>-88.0290590139881</text:p>
          </table:table-cell>
          <table:table-cell table:style-name="Default" office:value-type="float" office:value="-51.9753631772967" calcext:value-type="float">
            <text:p>-51.9753631772967</text:p>
          </table:table-cell>
          <table:table-cell table:style-name="Default" office:value-type="float" office:value="-77.4763542899156" calcext:value-type="float">
            <text:p>-77.4763542899156</text:p>
          </table:table-cell>
          <table:table-cell table:number-columns-repeated="4"/>
          <table:table-cell table:formula="of:=[.N160]" office:value-type="float" office:value="25.4" calcext:value-type="float">
            <text:p>25.4</text:p>
          </table:table-cell>
          <table:table-cell table:formula="of:=[.A161]" office:value-type="float" office:value="38" calcext:value-type="float">
            <text:p>38</text:p>
          </table:table-cell>
          <table:table-cell table:style-name="ce6" table:formula="of:=[.D161]*6*[.N161]" office:value-type="float" office:value="-16.093033319897" calcext:value-type="float">
            <text:p>-16.093033319897</text:p>
          </table:table-cell>
          <table:table-cell table:number-columns-repeated="1008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-53.1978502269647" calcext:value-type="float">
            <text:p>-53.1978502269647</text:p>
          </table:table-cell>
          <table:table-cell table:style-name="Default" office:value-type="float" office:value="-82.4179234950072" calcext:value-type="float">
            <text:p>-82.4179234950072</text:p>
          </table:table-cell>
          <table:table-cell table:style-name="Default" office:value-type="float" office:value="-0.108241343079259" calcext:value-type="float">
            <text:p>-0.108241343079259</text:p>
          </table:table-cell>
          <table:table-cell table:style-name="Default" office:value-type="float" office:value="-90.3456977958737" calcext:value-type="float">
            <text:p>-90.3456977958737</text:p>
          </table:table-cell>
          <table:table-cell table:style-name="Default" office:value-type="float" office:value="-0.108241343079259" calcext:value-type="float">
            <text:p>-0.108241343079259</text:p>
          </table:table-cell>
          <table:table-cell table:style-name="Default" office:value-type="float" office:value="-90.3456977958737" calcext:value-type="float">
            <text:p>-90.3456977958737</text:p>
          </table:table-cell>
          <table:table-cell table:style-name="Default" office:value-type="float" office:value="-52.1259929974771" calcext:value-type="float">
            <text:p>-52.1259929974771</text:p>
          </table:table-cell>
          <table:table-cell table:style-name="Default" office:value-type="float" office:value="-81.8536215796868" calcext:value-type="float">
            <text:p>-81.8536215796868</text:p>
          </table:table-cell>
          <table:table-cell table:number-columns-repeated="4"/>
          <table:table-cell table:formula="of:=[.N161]" office:value-type="float" office:value="25.4" calcext:value-type="float">
            <text:p>25.4</text:p>
          </table:table-cell>
          <table:table-cell table:formula="of:=[.A162]" office:value-type="float" office:value="39" calcext:value-type="float">
            <text:p>39</text:p>
          </table:table-cell>
          <table:table-cell table:style-name="ce6" table:formula="of:=[.D162]*6*[.N162]" office:value-type="float" office:value="-16.4959806852791" calcext:value-type="float">
            <text:p>-16.4959806852791</text:p>
          </table:table-cell>
          <table:table-cell table:number-columns-repeated="100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53.2455988699558" calcext:value-type="float">
            <text:p>-53.2455988699558</text:p>
          </table:table-cell>
          <table:table-cell table:style-name="Default" office:value-type="float" office:value="-87.1349308115161" calcext:value-type="float">
            <text:p>-87.1349308115161</text:p>
          </table:table-cell>
          <table:table-cell table:style-name="Default" office:value-type="float" office:value="-0.110880715834842" calcext:value-type="float">
            <text:p>-0.110880715834842</text:p>
          </table:table-cell>
          <table:table-cell table:style-name="Default" office:value-type="float" office:value="-92.6623219261361" calcext:value-type="float">
            <text:p>-92.6623219261361</text:p>
          </table:table-cell>
          <table:table-cell table:style-name="Default" office:value-type="float" office:value="-0.110880715834842" calcext:value-type="float">
            <text:p>-0.110880715834842</text:p>
          </table:table-cell>
          <table:table-cell table:style-name="Default" office:value-type="float" office:value="-92.6623219261361" calcext:value-type="float">
            <text:p>-92.6623219261361</text:p>
          </table:table-cell>
          <table:table-cell table:style-name="Default" office:value-type="float" office:value="-52.2830298733931" calcext:value-type="float">
            <text:p>-52.2830298733931</text:p>
          </table:table-cell>
          <table:table-cell table:style-name="Default" office:value-type="float" office:value="-86.3890937243032" calcext:value-type="float">
            <text:p>-86.3890937243032</text:p>
          </table:table-cell>
          <table:table-cell table:number-columns-repeated="4"/>
          <table:table-cell table:formula="of:=[.N162]" office:value-type="float" office:value="25.4" calcext:value-type="float">
            <text:p>25.4</text:p>
          </table:table-cell>
          <table:table-cell table:formula="of:=[.A163]" office:value-type="float" office:value="40" calcext:value-type="float">
            <text:p>40</text:p>
          </table:table-cell>
          <table:table-cell table:style-name="ce6" table:formula="of:=[.D163]*6*[.N163]" office:value-type="float" office:value="-16.8982210932299" calcext:value-type="float">
            <text:p>-16.8982210932299</text:p>
          </table:table-cell>
          <table:table-cell table:number-columns-repeated="1008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-53.2909799052038" calcext:value-type="float">
            <text:p>-53.2909799052038</text:p>
          </table:table-cell>
          <table:table-cell table:style-name="Default" office:value-type="float" office:value="-91.9730823840481" calcext:value-type="float">
            <text:p>-91.9730823840481</text:p>
          </table:table-cell>
          <table:table-cell table:style-name="Default" office:value-type="float" office:value="-0.113515534017835" calcext:value-type="float">
            <text:p>-0.113515534017835</text:p>
          </table:table-cell>
          <table:table-cell table:style-name="Default" office:value-type="float" office:value="-94.978931127914" calcext:value-type="float">
            <text:p>-94.978931127914</text:p>
          </table:table-cell>
          <table:table-cell table:style-name="Default" office:value-type="float" office:value="-0.113515534017835" calcext:value-type="float">
            <text:p>-0.113515534017835</text:p>
          </table:table-cell>
          <table:table-cell table:style-name="Default" office:value-type="float" office:value="-94.978931127914" calcext:value-type="float">
            <text:p>-94.978931127914</text:p>
          </table:table-cell>
          <table:table-cell table:style-name="Default" office:value-type="float" office:value="-52.4441986873031" calcext:value-type="float">
            <text:p>-52.4441986873031</text:p>
          </table:table-cell>
          <table:table-cell table:style-name="Default" office:value-type="float" office:value="-91.0909181779063" calcext:value-type="float">
            <text:p>-91.0909181779063</text:p>
          </table:table-cell>
          <table:table-cell table:number-columns-repeated="4"/>
          <table:table-cell table:formula="of:=[.N163]" office:value-type="float" office:value="25.4" calcext:value-type="float">
            <text:p>25.4</text:p>
          </table:table-cell>
          <table:table-cell table:formula="of:=[.A164]" office:value-type="float" office:value="41" calcext:value-type="float">
            <text:p>41</text:p>
          </table:table-cell>
          <table:table-cell table:style-name="ce6" table:formula="of:=[.D164]*6*[.N164]" office:value-type="float" office:value="-17.2997673843181" calcext:value-type="float">
            <text:p>-17.2997673843181</text:p>
          </table:table-cell>
          <table:table-cell table:number-columns-repeated="1008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-53.3314982988133" calcext:value-type="float">
            <text:p>-53.3314982988133</text:p>
          </table:table-cell>
          <table:table-cell table:style-name="Default" office:value-type="float" office:value="-96.9288317603813" calcext:value-type="float">
            <text:p>-96.9288317603813</text:p>
          </table:table-cell>
          <table:table-cell table:style-name="Default" office:value-type="float" office:value="-0.116145877768856" calcext:value-type="float">
            <text:p>-0.116145877768856</text:p>
          </table:table-cell>
          <table:table-cell table:style-name="Default" office:value-type="float" office:value="-97.295525100286" calcext:value-type="float">
            <text:p>-97.295525100286</text:p>
          </table:table-cell>
          <table:table-cell table:style-name="Default" office:value-type="float" office:value="-0.116145877768856" calcext:value-type="float">
            <text:p>-0.116145877768856</text:p>
          </table:table-cell>
          <table:table-cell table:style-name="Default" office:value-type="float" office:value="-97.295525100286" calcext:value-type="float">
            <text:p>-97.295525100286</text:p>
          </table:table-cell>
          <table:table-cell table:style-name="Default" office:value-type="float" office:value="-52.6068679232315" calcext:value-type="float">
            <text:p>-52.6068679232315</text:p>
          </table:table-cell>
          <table:table-cell table:style-name="Default" office:value-type="float" office:value="-95.966094875084" calcext:value-type="float">
            <text:p>-95.966094875084</text:p>
          </table:table-cell>
          <table:table-cell table:number-columns-repeated="4"/>
          <table:table-cell table:formula="of:=[.N164]" office:value-type="float" office:value="25.4" calcext:value-type="float">
            <text:p>25.4</text:p>
          </table:table-cell>
          <table:table-cell table:formula="of:=[.A165]" office:value-type="float" office:value="42" calcext:value-type="float">
            <text:p>42</text:p>
          </table:table-cell>
          <table:table-cell table:style-name="ce6" table:formula="of:=[.D165]*6*[.N165]" office:value-type="float" office:value="-17.7006317719737" calcext:value-type="float">
            <text:p>-17.7006317719737</text:p>
          </table:table-cell>
          <table:table-cell table:number-columns-repeated="1008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-53.3646417712715" calcext:value-type="float">
            <text:p>-53.3646417712715</text:p>
          </table:table-cell>
          <table:table-cell table:style-name="Default" office:value-type="float" office:value="-101.996118318344" calcext:value-type="float">
            <text:p>-101.996118318344</text:p>
          </table:table-cell>
          <table:table-cell table:style-name="Default" office:value-type="float" office:value="-0.118771823067716" calcext:value-type="float">
            <text:p>-0.118771823067716</text:p>
          </table:table-cell>
          <table:table-cell table:style-name="Default" office:value-type="float" office:value="-99.6121035190922" calcext:value-type="float">
            <text:p>-99.6121035190922</text:p>
          </table:table-cell>
          <table:table-cell table:style-name="Default" office:value-type="float" office:value="-0.118771823067716" calcext:value-type="float">
            <text:p>-0.118771823067716</text:p>
          </table:table-cell>
          <table:table-cell table:style-name="Default" office:value-type="float" office:value="-99.6121035190922" calcext:value-type="float">
            <text:p>-99.6121035190922</text:p>
          </table:table-cell>
          <table:table-cell table:style-name="Default" office:value-type="float" office:value="-52.7680372367573" calcext:value-type="float">
            <text:p>-52.7680372367573</text:p>
          </table:table-cell>
          <table:table-cell table:style-name="Default" office:value-type="float" office:value="-101.019856992218" calcext:value-type="float">
            <text:p>-101.019856992218</text:p>
          </table:table-cell>
          <table:table-cell table:number-columns-repeated="4"/>
          <table:table-cell table:formula="of:=[.N165]" office:value-type="float" office:value="25.4" calcext:value-type="float">
            <text:p>25.4</text:p>
          </table:table-cell>
          <table:table-cell table:formula="of:=[.A166]" office:value-type="float" office:value="43" calcext:value-type="float">
            <text:p>43</text:p>
          </table:table-cell>
          <table:table-cell table:style-name="ce6" table:formula="of:=[.D166]*6*[.N166]" office:value-type="float" office:value="-18.1008258355199" calcext:value-type="float">
            <text:p>-18.1008258355199</text:p>
          </table:table-cell>
          <table:table-cell table:number-columns-repeated="1008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-53.3879556767095" calcext:value-type="float">
            <text:p>-53.3879556767095</text:p>
          </table:table-cell>
          <table:table-cell table:style-name="Default" office:value-type="float" office:value="-107.166153847902" calcext:value-type="float">
            <text:p>-107.166153847902</text:p>
          </table:table-cell>
          <table:table-cell table:style-name="Default" office:value-type="float" office:value="-0.12139344165103" calcext:value-type="float">
            <text:p>-0.12139344165103</text:p>
          </table:table-cell>
          <table:table-cell table:style-name="Default" office:value-type="float" office:value="-101.928666037177" calcext:value-type="float">
            <text:p>-101.928666037177</text:p>
          </table:table-cell>
          <table:table-cell table:style-name="Default" office:value-type="float" office:value="-0.12139344165103" calcext:value-type="float">
            <text:p>-0.12139344165103</text:p>
          </table:table-cell>
          <table:table-cell table:style-name="Default" office:value-type="float" office:value="-101.928666037177" calcext:value-type="float">
            <text:p>-101.928666037177</text:p>
          </table:table-cell>
          <table:table-cell table:style-name="Default" office:value-type="float" office:value="-52.9243477313145" calcext:value-type="float">
            <text:p>-52.9243477313145</text:p>
          </table:table-cell>
          <table:table-cell table:style-name="Default" office:value-type="float" office:value="-106.254942070131" calcext:value-type="float">
            <text:p>-106.254942070131</text:p>
          </table:table-cell>
          <table:table-cell table:number-columns-repeated="4"/>
          <table:table-cell table:formula="of:=[.N166]" office:value-type="float" office:value="25.4" calcext:value-type="float">
            <text:p>25.4</text:p>
          </table:table-cell>
          <table:table-cell table:formula="of:=[.A167]" office:value-type="float" office:value="44" calcext:value-type="float">
            <text:p>44</text:p>
          </table:table-cell>
          <table:table-cell table:style-name="ce6" table:formula="of:=[.D167]*6*[.N167]" office:value-type="float" office:value="-18.500360507617" calcext:value-type="float">
            <text:p>-18.500360507617</text:p>
          </table:table-cell>
          <table:table-cell table:number-columns-repeated="1008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53.3991319807166" calcext:value-type="float">
            <text:p>-53.3991319807166</text:p>
          </table:table-cell>
          <table:table-cell table:style-name="Default" office:value-type="float" office:value="-112.427329733374" calcext:value-type="float">
            <text:p>-112.427329733374</text:p>
          </table:table-cell>
          <table:table-cell table:style-name="Default" office:value-type="float" office:value="-0.124010800786462" calcext:value-type="float">
            <text:p>-0.124010800786462</text:p>
          </table:table-cell>
          <table:table-cell table:style-name="Default" office:value-type="float" office:value="-104.245212284338" calcext:value-type="float">
            <text:p>-104.245212284338</text:p>
          </table:table-cell>
          <table:table-cell table:style-name="Default" office:value-type="float" office:value="-0.124010800786462" calcext:value-type="float">
            <text:p>-0.124010800786462</text:p>
          </table:table-cell>
          <table:table-cell table:style-name="Default" office:value-type="float" office:value="-104.245212284338" calcext:value-type="float">
            <text:p>-104.245212284338</text:p>
          </table:table-cell>
          <table:table-cell table:style-name="Default" office:value-type="float" office:value="-53.0721240327444" calcext:value-type="float">
            <text:p>-53.0721240327444</text:p>
          </table:table-cell>
          <table:table-cell table:style-name="Default" office:value-type="float" office:value="-111.670784514276" calcext:value-type="float">
            <text:p>-111.670784514276</text:p>
          </table:table-cell>
          <table:table-cell table:number-columns-repeated="4"/>
          <table:table-cell table:formula="of:=[.N167]" office:value-type="float" office:value="25.4" calcext:value-type="float">
            <text:p>25.4</text:p>
          </table:table-cell>
          <table:table-cell table:formula="of:=[.A168]" office:value-type="float" office:value="45" calcext:value-type="float">
            <text:p>45</text:p>
          </table:table-cell>
          <table:table-cell table:style-name="ce6" table:formula="of:=[.D168]*6*[.N168]" office:value-type="float" office:value="-18.8992460398568" calcext:value-type="float">
            <text:p>-18.8992460398568</text:p>
          </table:table-cell>
          <table:table-cell table:number-columns-repeated="1008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-53.396107250661" calcext:value-type="float">
            <text:p>-53.396107250661</text:p>
          </table:table-cell>
          <table:table-cell table:style-name="Default" office:value-type="float" office:value="-117.765282889572" calcext:value-type="float">
            <text:p>-117.765282889572</text:p>
          </table:table-cell>
          <table:table-cell table:style-name="Default" office:value-type="float" office:value="-0.126623962961246" calcext:value-type="float">
            <text:p>-0.126623962961246</text:p>
          </table:table-cell>
          <table:table-cell table:style-name="Default" office:value-type="float" office:value="-106.561741866979" calcext:value-type="float">
            <text:p>-106.561741866979</text:p>
          </table:table-cell>
          <table:table-cell table:style-name="Default" office:value-type="float" office:value="-0.126623962961246" calcext:value-type="float">
            <text:p>-0.126623962961246</text:p>
          </table:table-cell>
          <table:table-cell table:style-name="Default" office:value-type="float" office:value="-106.561741866979" calcext:value-type="float">
            <text:p>-106.561741866979</text:p>
          </table:table-cell>
          <table:table-cell table:style-name="Default" office:value-type="float" office:value="-53.2074569814408" calcext:value-type="float">
            <text:p>-53.2074569814408</text:p>
          </table:table-cell>
          <table:table-cell table:style-name="Default" office:value-type="float" office:value="-117.262691297923" calcext:value-type="float">
            <text:p>-117.262691297923</text:p>
          </table:table-cell>
          <table:table-cell table:number-columns-repeated="4"/>
          <table:table-cell table:formula="of:=[.N168]" office:value-type="float" office:value="25.4" calcext:value-type="float">
            <text:p>25.4</text:p>
          </table:table-cell>
          <table:table-cell table:formula="of:=[.A169]" office:value-type="float" office:value="46" calcext:value-type="float">
            <text:p>46</text:p>
          </table:table-cell>
          <table:table-cell table:style-name="ce6" table:formula="of:=[.D169]*6*[.N169]" office:value-type="float" office:value="-19.2974919552939" calcext:value-type="float">
            <text:p>-19.2974919552939</text:p>
          </table:table-cell>
          <table:table-cell table:number-columns-repeated="1008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-53.3771616271015" calcext:value-type="float">
            <text:p>-53.3771616271015</text:p>
          </table:table-cell>
          <table:table-cell table:style-name="Default" office:value-type="float" office:value="-123.163146523823" calcext:value-type="float">
            <text:p>-123.163146523823</text:p>
          </table:table-cell>
          <table:table-cell table:style-name="Default" office:value-type="float" office:value="-0.129232985325043" calcext:value-type="float">
            <text:p>-0.129232985325043</text:p>
          </table:table-cell>
          <table:table-cell table:style-name="Default" office:value-type="float" office:value="-108.878254364686" calcext:value-type="float">
            <text:p>-108.878254364686</text:p>
          </table:table-cell>
          <table:table-cell table:style-name="Default" office:value-type="float" office:value="-0.129232985325043" calcext:value-type="float">
            <text:p>-0.129232985325043</text:p>
          </table:table-cell>
          <table:table-cell table:style-name="Default" office:value-type="float" office:value="-108.878254364686" calcext:value-type="float">
            <text:p>-108.878254364686</text:p>
          </table:table-cell>
          <table:table-cell table:style-name="Default" office:value-type="float" office:value="-53.3263332620307" calcext:value-type="float">
            <text:p>-53.3263332620307</text:p>
          </table:table-cell>
          <table:table-cell table:style-name="Default" office:value-type="float" office:value="-123.021090002359" calcext:value-type="float">
            <text:p>-123.021090002359</text:p>
          </table:table-cell>
          <table:table-cell table:number-columns-repeated="4"/>
          <table:table-cell table:formula="of:=[.N169]" office:value-type="float" office:value="25.4" calcext:value-type="float">
            <text:p>25.4</text:p>
          </table:table-cell>
          <table:table-cell table:formula="of:=[.A170]" office:value-type="float" office:value="47" calcext:value-type="float">
            <text:p>47</text:p>
          </table:table-cell>
          <table:table-cell table:style-name="ce6" table:formula="of:=[.D170]*6*[.N170]" office:value-type="float" office:value="-19.6951069635366" calcext:value-type="float">
            <text:p>-19.6951069635366</text:p>
          </table:table-cell>
          <table:table-cell table:number-columns-repeated="1008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-53.341009879938" calcext:value-type="float">
            <text:p>-53.341009879938</text:p>
          </table:table-cell>
          <table:table-cell table:style-name="Default" office:value-type="float" office:value="-128.601990224284" calcext:value-type="float">
            <text:p>-128.601990224284</text:p>
          </table:table-cell>
          <table:table-cell table:style-name="Default" office:value-type="float" office:value="-0.131837918971975" calcext:value-type="float">
            <text:p>-0.131837918971975</text:p>
          </table:table-cell>
          <table:table-cell table:style-name="Default" office:value-type="float" office:value="-111.194749352327" calcext:value-type="float">
            <text:p>-111.194749352327</text:p>
          </table:table-cell>
          <table:table-cell table:style-name="Default" office:value-type="float" office:value="-0.131837918971975" calcext:value-type="float">
            <text:p>-0.131837918971975</text:p>
          </table:table-cell>
          <table:table-cell table:style-name="Default" office:value-type="float" office:value="-111.194749352327" calcext:value-type="float">
            <text:p>-111.194749352327</text:p>
          </table:table-cell>
          <table:table-cell table:style-name="Default" office:value-type="float" office:value="-53.4248122842099" calcext:value-type="float">
            <text:p>-53.4248122842099</text:p>
          </table:table-cell>
          <table:table-cell table:style-name="Default" office:value-type="float" office:value="-128.930979142796" calcext:value-type="float">
            <text:p>-128.930979142796</text:p>
          </table:table-cell>
          <table:table-cell table:number-columns-repeated="4"/>
          <table:table-cell table:formula="of:=[.N170]" office:value-type="float" office:value="25.4" calcext:value-type="float">
            <text:p>25.4</text:p>
          </table:table-cell>
          <table:table-cell table:formula="of:=[.A171]" office:value-type="float" office:value="48" calcext:value-type="float">
            <text:p>48</text:p>
          </table:table-cell>
          <table:table-cell table:style-name="ce6" table:formula="of:=[.D171]*6*[.N171]" office:value-type="float" office:value="-20.092098851329" calcext:value-type="float">
            <text:p>-20.092098851329</text:p>
          </table:table-cell>
          <table:table-cell table:number-columns-repeated="1008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-53.2868734959094" calcext:value-type="float">
            <text:p>-53.2868734959094</text:p>
          </table:table-cell>
          <table:table-cell table:style-name="Default" office:value-type="float" office:value="-134.061444948129" calcext:value-type="float">
            <text:p>-134.061444948129</text:p>
          </table:table-cell>
          <table:table-cell table:style-name="Default" office:value-type="float" office:value="-0.134438811067223" calcext:value-type="float">
            <text:p>-0.134438811067223</text:p>
          </table:table-cell>
          <table:table-cell table:style-name="Default" office:value-type="float" office:value="-113.511226374982" calcext:value-type="float">
            <text:p>-113.511226374982</text:p>
          </table:table-cell>
          <table:table-cell table:style-name="Default" office:value-type="float" office:value="-0.134438811067223" calcext:value-type="float">
            <text:p>-0.134438811067223</text:p>
          </table:table-cell>
          <table:table-cell table:style-name="Default" office:value-type="float" office:value="-113.511226374982" calcext:value-type="float">
            <text:p>-113.511226374982</text:p>
          </table:table-cell>
          <table:table-cell table:style-name="Default" office:value-type="float" office:value="-53.4992442600702" calcext:value-type="float">
            <text:p>-53.4992442600702</text:p>
          </table:table-cell>
          <table:table-cell table:style-name="Default" office:value-type="float" office:value="-134.971724948745" calcext:value-type="float">
            <text:p>-134.971724948745</text:p>
          </table:table-cell>
          <table:table-cell table:number-columns-repeated="4"/>
          <table:table-cell table:formula="of:=[.N171]" office:value-type="float" office:value="25.4" calcext:value-type="float">
            <text:p>25.4</text:p>
          </table:table-cell>
          <table:table-cell table:formula="of:=[.A172]" office:value-type="float" office:value="49" calcext:value-type="float">
            <text:p>49</text:p>
          </table:table-cell>
          <table:table-cell table:style-name="ce6" table:formula="of:=[.D172]*6*[.N172]" office:value-type="float" office:value="-20.4884748066448" calcext:value-type="float">
            <text:p>-20.4884748066448</text:p>
          </table:table-cell>
          <table:table-cell table:number-columns-repeated="1008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3.2145267951287" calcext:value-type="float">
            <text:p>-53.2145267951287</text:p>
          </table:table-cell>
          <table:table-cell table:style-name="Default" office:value-type="float" office:value="-139.520451429483" calcext:value-type="float">
            <text:p>-139.520451429483</text:p>
          </table:table-cell>
          <table:table-cell table:style-name="Default" office:value-type="float" office:value="-0.137035697161463" calcext:value-type="float">
            <text:p>-0.137035697161463</text:p>
          </table:table-cell>
          <table:table-cell table:style-name="Default" office:value-type="float" office:value="-115.827684956529" calcext:value-type="float">
            <text:p>-115.827684956529</text:p>
          </table:table-cell>
          <table:table-cell table:style-name="Default" office:value-type="float" office:value="-0.137035697161463" calcext:value-type="float">
            <text:p>-0.137035697161463</text:p>
          </table:table-cell>
          <table:table-cell table:style-name="Default" office:value-type="float" office:value="-115.827684956529" calcext:value-type="float">
            <text:p>-115.827684956529</text:p>
          </table:table-cell>
          <table:table-cell table:style-name="Default" office:value-type="float" office:value="-53.5465110919645" calcext:value-type="float">
            <text:p>-53.5465110919645</text:p>
          </table:table-cell>
          <table:table-cell table:style-name="Default" office:value-type="float" office:value="-141.117312832717" calcext:value-type="float">
            <text:p>-141.117312832717</text:p>
          </table:table-cell>
          <table:table-cell table:number-columns-repeated="4"/>
          <table:table-cell table:formula="of:=[.N172]" office:value-type="float" office:value="25.4" calcext:value-type="float">
            <text:p>25.4</text:p>
          </table:table-cell>
          <table:table-cell table:formula="of:=[.A173]" office:value-type="float" office:value="50" calcext:value-type="float">
            <text:p>50</text:p>
          </table:table-cell>
          <table:table-cell table:style-name="ce6" table:formula="of:=[.D173]*6*[.N173]" office:value-type="float" office:value="-20.884240247407" calcext:value-type="float">
            <text:p>-20.88424024740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1" table:number-rows-repeated="1048354">
          <table:table-cell table:number-columns-repeated="1024"/>
        </table:table-row>
        <table:table-row table:style-name="ro2" table:number-rows-repeated="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0" loext:min-decimal-places="0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7:47:51.726047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12T20:14:51.571155511</dc:date>
    <meta:generator>LibreOffice/6.4.7.2$Linux_X86_64 LibreOffice_project/40$Build-2</meta:generator>
    <meta:editing-duration>P2DT3H41M56S</meta:editing-duration>
    <meta:editing-cycles>36</meta:editing-cycles>
    <meta:document-statistic meta:table-count="1" meta:cell-count="1251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25" chart:maximum="-0" chart:origin="-25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one" chart:link-data-style-to-source="true"/>
      <style:graphic-properties svg:stroke-width="0.025cm" svg:stroke-color="#ff6600" draw:fill-color="#ff66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5cm" svg:height="7.168cm" xlink:href=".." xlink:type="simple" chart:class="chart:scatter" chart:style-name="ch1">
        <chart:legend chart:legend-position="end" svg:x="10.178cm" svg:y="2.787cm" style:legend-expansion="high" chart:style-name="ch2"/>
        <chart:plot-area chart:style-name="ch3" table:cell-range-address="3D.D3:3D.E111 3D.A1:3D.A1 3D.G1:3D.G1 3D.K3:3D.K53 3D.A121:3D.A121 3D.P123:3D.P173" chart:data-source-has-labels="row" svg:x="1.545cm" svg:y="0.143cm" svg:width="8.318cm" svg:height="5.682cm">
          <chartooo:coordinate-region svg:x="2.255cm" svg:y="0.369cm" svg:width="7.369cm" svg:height="4.906cm"/>
          <chart:axis chart:dimension="x" chart:name="primary-x" chart:style-name="ch4">
            <chart:title svg:x="3.994cm" svg:y="5.96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866cm" chart:style-name="ch8">
              <text:p>Insertion Loss, dB</text:p>
            </chart:title>
            <chart:grid chart:style-name="ch6" chart:class="major"/>
          </chart:axis>
          <chart:series chart:style-name="ch9" chart:values-cell-range-address="3D.E3:3D.E111" chart:label-cell-address="3D.A1:3D.A1" chart:class="chart:scatter">
            <chart:domain table:cell-range-address="3D.D3:3D.D111"/>
            <chart:data-point chart:repeated="109"/>
          </chart:series>
          <chart:series chart:style-name="ch10" chart:values-cell-range-address="3D.K3:3D.K53" chart:label-cell-address="3D.G1:3D.G1" chart:class="chart:scatter">
            <chart:domain table:cell-range-address="3D.J3:3D.J53"/>
            <chart:data-point chart:repeated="51"/>
          </chart:series>
          <chart:series chart:style-name="ch11" chart:values-cell-range-address="3D.P123:3D.P173" chart:label-cell-address="3D.A121:3D.A121" chart:class="chart:scatter">
            <chart:domain table:cell-range-address="3D.O123:3D.O173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 - Simonovich</text:p>
                <draw:g>
                  <svg:desc>3D.A1:3D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mulated - Simonovich</text:p>
                <draw:g>
                  <svg:desc>3D.G1:3D.G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Simulated – OpenParEM3D</text:p>
                <draw:g>
                  <svg:desc>3D.A121:3D.A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3D.D3:3D.D111</svg:desc>
                </draw:g>
              </table:table-cell>
              <table:table-cell office:value-type="float" office:value="-0.271">
                <text:p>-0.271</text:p>
                <draw:g>
                  <svg:desc>3D.E3:3D.E111</svg:desc>
                </draw:g>
              </table:table-cell>
              <table:table-cell office:value-type="float" office:value="0.3">
                <text:p>0.3</text:p>
                <draw:g>
                  <svg:desc>3D.J3:3D.J53</svg:desc>
                </draw:g>
              </table:table-cell>
              <table:table-cell office:value-type="float" office:value="-0.271">
                <text:p>-0.271</text:p>
                <draw:g>
                  <svg:desc>3D.K3:3D.K53</svg:desc>
                </draw:g>
              </table:table-cell>
              <table:table-cell office:value-type="float" office:value="0.3">
                <text:p>0.3</text:p>
                <draw:g>
                  <svg:desc>3D.O123:3D.O173</svg:desc>
                </draw:g>
              </table:table-cell>
              <table:table-cell office:value-type="float" office:value="-0.557832165296245">
                <text:p>-0.557832165296245</text:p>
                <draw:g>
                  <svg:desc>3D.P123:3D.P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  <table:table-cell office:value-type="float" office:value="1">
                <text:p>1</text:p>
              </table:table-cell>
              <table:table-cell office:value-type="float" office:value="-0.609648797914716">
                <text:p>-0.609648797914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  <table:table-cell office:value-type="float" office:value="2">
                <text:p>2</text:p>
              </table:table-cell>
              <table:table-cell office:value-type="float" office:value="-0.990755903498846">
                <text:p>-0.990755903498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779">
                <text:p>3.00779</text:p>
              </table:table-cell>
              <table:table-cell office:value-type="float" office:value="-1.54">
                <text:p>-1.54</text:p>
              </table:table-cell>
              <table:table-cell office:value-type="float" office:value="3.0018">
                <text:p>3.0018</text:p>
              </table:table-cell>
              <table:table-cell office:value-type="float" office:value="-1.5633">
                <text:p>-1.5633</text:p>
              </table:table-cell>
              <table:table-cell office:value-type="float" office:value="3">
                <text:p>3</text:p>
              </table:table-cell>
              <table:table-cell office:value-type="float" office:value="-1.4149702472572">
                <text:p>-1.4149702472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839">
                <text:p>4.00839</text:p>
              </table:table-cell>
              <table:table-cell office:value-type="float" office:value="-1.94">
                <text:p>-1.94</text:p>
              </table:table-cell>
              <table:table-cell office:value-type="float" office:value="4.00839">
                <text:p>4.00839</text:p>
              </table:table-cell>
              <table:table-cell office:value-type="float" office:value="-2.0167">
                <text:p>-2.0167</text:p>
              </table:table-cell>
              <table:table-cell office:value-type="float" office:value="4">
                <text:p>4</text:p>
              </table:table-cell>
              <table:table-cell office:value-type="float" office:value="-1.84870304352206">
                <text:p>-1.84870304352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498">
                <text:p>5.01498</text:p>
              </table:table-cell>
              <table:table-cell office:value-type="float" office:value="-2.3367">
                <text:p>-2.3367</text:p>
              </table:table-cell>
              <table:table-cell office:value-type="float" office:value="5">
                <text:p>5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  <table:table-cell office:value-type="float" office:value="-2.28433451622645">
                <text:p>-2.28433451622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79390420899855">
                <text:p>-2.79390420899855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87010159651669">
                <text:p>-2.87010159651669</text:p>
              </table:table-cell>
              <table:table-cell office:value-type="float" office:value="6">
                <text:p>6</text:p>
              </table:table-cell>
              <table:table-cell office:value-type="float" office:value="-2.7200432995854">
                <text:p>-2.7200432995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8579935868072">
                <text:p>6.98579935868072</text:p>
              </table:table-cell>
              <table:table-cell office:value-type="float" office:value="-3.20029027576197">
                <text:p>-3.20029027576197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3.27648766328012">
                <text:p>-3.27648766328012</text:p>
              </table:table-cell>
              <table:table-cell office:value-type="float" office:value="7">
                <text:p>7</text:p>
              </table:table-cell>
              <table:table-cell office:value-type="float" office:value="-3.15503064390187">
                <text:p>-3.15503064390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58127721335269">
                <text:p>-3.5812772133526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70827285921626">
                <text:p>-3.70827285921626</text:p>
              </table:table-cell>
              <table:table-cell office:value-type="float" office:value="8">
                <text:p>8</text:p>
              </table:table-cell>
              <table:table-cell office:value-type="float" office:value="-3.58896040773044">
                <text:p>-3.58896040773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846999541915">
                <text:p>8.97846999541915</text:p>
              </table:table-cell>
              <table:table-cell office:value-type="float" office:value="-4.01306240928883">
                <text:p>-4.01306240928883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4.16545718432511">
                <text:p>-4.16545718432511</text:p>
              </table:table-cell>
              <table:table-cell office:value-type="float" office:value="9">
                <text:p>9</text:p>
              </table:table-cell>
              <table:table-cell office:value-type="float" office:value="-4.0216909644369">
                <text:p>-4.0216909644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6335318369217">
                <text:p>9.96335318369217</text:p>
              </table:table-cell>
              <table:table-cell office:value-type="float" office:value="-4.44484760522496">
                <text:p>-4.44484760522496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4.57184325108853">
                <text:p>-4.57184325108853</text:p>
              </table:table-cell>
              <table:table-cell office:value-type="float" office:value="10">
                <text:p>10</text:p>
              </table:table-cell>
              <table:table-cell office:value-type="float" office:value="-4.45316712917658">
                <text:p>-4.45316712917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9404489235">
                <text:p>10.99404489235</text:p>
              </table:table-cell>
              <table:table-cell office:value-type="float" office:value="-4.8766328011611">
                <text:p>-4.8766328011611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5.00362844702467">
                <text:p>-5.00362844702467</text:p>
              </table:table-cell>
              <table:table-cell office:value-type="float" office:value="11">
                <text:p>11</text:p>
              </table:table-cell>
              <table:table-cell office:value-type="float" office:value="-4.88337433816162">
                <text:p>-4.88337433816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25761973875181">
                <text:p>-5.2576197387518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4100145137881">
                <text:p>-5.4100145137881</text:p>
              </table:table-cell>
              <table:table-cell office:value-type="float" office:value="12">
                <text:p>12</text:p>
              </table:table-cell>
              <table:table-cell office:value-type="float" office:value="-5.31231796081954">
                <text:p>-5.31231796081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63860667634253">
                <text:p>-5.63860667634253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81640058055153">
                <text:p>-5.81640058055153</text:p>
              </table:table-cell>
              <table:table-cell office:value-type="float" office:value="13">
                <text:p>13</text:p>
              </table:table-cell>
              <table:table-cell office:value-type="float" office:value="-5.74001341323322">
                <text:p>-5.74001341323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945029775538">
                <text:p>13.9945029775538</text:p>
              </table:table-cell>
              <table:table-cell office:value-type="float" office:value="-6.17198838896952">
                <text:p>-6.1719883889695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6.24818577648766">
                <text:p>-6.24818577648766</text:p>
              </table:table-cell>
              <table:table-cell office:value-type="float" office:value="14">
                <text:p>14</text:p>
              </table:table-cell>
              <table:table-cell office:value-type="float" office:value="-6.16648120296503">
                <text:p>-6.16648120296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793861658268">
                <text:p>14.9793861658268</text:p>
              </table:table-cell>
              <table:table-cell office:value-type="float" office:value="-6.55297532656023">
                <text:p>-6.5529753265602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6.65457184325109">
                <text:p>-6.65457184325109</text:p>
              </table:table-cell>
              <table:table-cell office:value-type="float" office:value="15">
                <text:p>15</text:p>
              </table:table-cell>
              <table:table-cell office:value-type="float" office:value="-6.5917443505612">
                <text:p>-6.5917443505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642693540999">
                <text:p>15.9642693540999</text:p>
              </table:table-cell>
              <table:table-cell office:value-type="float" office:value="-6.93396226415094">
                <text:p>-6.93396226415094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7.06095791001452">
                <text:p>-7.06095791001452</text:p>
              </table:table-cell>
              <table:table-cell office:value-type="float" office:value="16">
                <text:p>16</text:p>
              </table:table-cell>
              <table:table-cell office:value-type="float" office:value="-7.01582701387895">
                <text:p>-7.01582701387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36574746008708">
                <text:p>-7.3657474600870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51814223512337">
                <text:p>-7.51814223512337</text:p>
              </table:table-cell>
              <table:table-cell office:value-type="float" office:value="17">
                <text:p>17</text:p>
              </table:table-cell>
              <table:table-cell office:value-type="float" office:value="-7.43875375967741">
                <text:p>-7.43875375967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77213352685051">
                <text:p>-7.77213352685051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89912917271408">
                <text:p>-7.89912917271408</text:p>
              </table:table-cell>
              <table:table-cell office:value-type="float" office:value="18">
                <text:p>18</text:p>
              </table:table-cell>
              <table:table-cell office:value-type="float" office:value="-7.86054900586502">
                <text:p>-7.86054900586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22931785195936">
                <text:p>-8.2293178519593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33091436865022">
                <text:p>-8.33091436865022</text:p>
              </table:table-cell>
              <table:table-cell office:value-type="float" office:value="19">
                <text:p>19</text:p>
              </table:table-cell>
              <table:table-cell office:value-type="float" office:value="-8.28123713145306">
                <text:p>-8.28123713145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954191479615">
                <text:p>19.9954191479615</text:p>
              </table:table-cell>
              <table:table-cell office:value-type="float" office:value="-8.61030478955007">
                <text:p>-8.61030478955007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8.68650217706822">
                <text:p>-8.68650217706822</text:p>
              </table:table-cell>
              <table:table-cell office:value-type="float" office:value="20">
                <text:p>20</text:p>
              </table:table-cell>
              <table:table-cell office:value-type="float" office:value="-8.70084201194136">
                <text:p>-8.70084201194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261108566193">
                <text:p>21.0261108566193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1">
                <text:p>21</text:p>
              </table:table-cell>
              <table:table-cell office:value-type="float" office:value="-9.11938714168025">
                <text:p>-9.11938714168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">
                <text:p>22</text:p>
              </table:table-cell>
              <table:table-cell office:value-type="float" office:value="-9.53689557323729">
                <text:p>-9.53689557323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72972972973">
                <text:p>22.972972972973</text:p>
              </table:table-cell>
              <table:table-cell office:value-type="float" office:value="-9.98185776487664">
                <text:p>-9.9818577648766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-9.93105950653121">
                <text:p>-9.93105950653121</text:p>
              </table:table-cell>
              <table:table-cell office:value-type="float" office:value="23">
                <text:p>23</text:p>
              </table:table-cell>
              <table:table-cell office:value-type="float" office:value="-9.95338990697624">
                <text:p>-9.95338990697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807604214384">
                <text:p>23.9807604214384</text:p>
              </table:table-cell>
              <table:table-cell office:value-type="float" office:value="-10.4390420899855">
                <text:p>-10.4390420899855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-10.3628447024673">
                <text:p>-10.3628447024673</text:p>
              </table:table-cell>
              <table:table-cell office:value-type="float" office:value="24">
                <text:p>24</text:p>
              </table:table-cell>
              <table:table-cell office:value-type="float" office:value="-10.3688922891017">
                <text:p>-10.3688922891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114521300962">
                <text:p>25.0114521300962</text:p>
              </table:table-cell>
              <table:table-cell office:value-type="float" office:value="-10.8200290275762">
                <text:p>-10.820029027576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-10.7438316400581">
                <text:p>-10.7438316400581</text:p>
              </table:table-cell>
              <table:table-cell office:value-type="float" office:value="25">
                <text:p>25</text:p>
              </table:table-cell>
              <table:table-cell office:value-type="float" office:value="-10.7834244110168">
                <text:p>-10.7834244110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963353183692">
                <text:p>25.9963353183692</text:p>
              </table:table-cell>
              <table:table-cell office:value-type="float" office:value="-11.3026124818578">
                <text:p>-11.3026124818578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-11.1502177068215">
                <text:p>-11.1502177068215</text:p>
              </table:table-cell>
              <table:table-cell office:value-type="float" office:value="26">
                <text:p>26</text:p>
              </table:table-cell>
              <table:table-cell office:value-type="float" office:value="-11.1970075034023">
                <text:p>-11.1970075034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041227668346">
                <text:p>27.0041227668346</text:p>
              </table:table-cell>
              <table:table-cell office:value-type="float" office:value="-11.7089985486212">
                <text:p>-11.708998548621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-11.5312046444122">
                <text:p>-11.5312046444122</text:p>
              </table:table-cell>
              <table:table-cell office:value-type="float" office:value="27">
                <text:p>27</text:p>
              </table:table-cell>
              <table:table-cell office:value-type="float" office:value="-11.609662332647">
                <text:p>-11.609662332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2.0899854862119">
                <text:p>-12.089985486211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1.9629898403483">
                <text:p>-11.9629898403483</text:p>
              </table:table-cell>
              <table:table-cell office:value-type="float" office:value="28">
                <text:p>28</text:p>
              </table:table-cell>
              <table:table-cell office:value-type="float" office:value="-12.0214091885319">
                <text:p>-12.0214091885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5471698113208">
                <text:p>-12.5471698113208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343976777939">
                <text:p>-12.343976777939</text:p>
              </table:table-cell>
              <table:table-cell office:value-type="float" office:value="29">
                <text:p>29</text:p>
              </table:table-cell>
              <table:table-cell office:value-type="float" office:value="-12.4322678722845">
                <text:p>-12.4322678722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816765918461">
                <text:p>29.9816765918461</text:p>
              </table:table-cell>
              <table:table-cell office:value-type="float" office:value="-13.0043541364296">
                <text:p>-13.004354136429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-12.7249637155298">
                <text:p>-12.7249637155298</text:p>
              </table:table-cell>
              <table:table-cell office:value-type="float" office:value="30">
                <text:p>30</text:p>
              </table:table-cell>
              <table:table-cell office:value-type="float" office:value="-12.8422576789604">
                <text:p>-12.8422576789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5771873568484">
                <text:p>30.5771873568484</text:p>
              </table:table-cell>
              <table:table-cell office:value-type="float" office:value="-13.2075471698113">
                <text:p>-13.207547169811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1313497822932">
                <text:p>-13.1313497822932</text:p>
              </table:table-cell>
              <table:table-cell office:value-type="float" office:value="31">
                <text:p>31</text:p>
              </table:table-cell>
              <table:table-cell office:value-type="float" office:value="-13.2513973884034">
                <text:p>-13.2513973884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3853410740203">
                <text:p>-13.3853410740203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5377358490566">
                <text:p>-13.5377358490566</text:p>
              </table:table-cell>
              <table:table-cell office:value-type="float" office:value="32">
                <text:p>32</text:p>
              </table:table-cell>
              <table:table-cell office:value-type="float" office:value="-13.6597052624053">
                <text:p>-13.6597052624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39166284929">
                <text:p>31.539166284929</text:p>
              </table:table-cell>
              <table:table-cell office:value-type="float" office:value="-13.6393323657475">
                <text:p>-13.6393323657475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-13.9187227866473">
                <text:p>-13.9187227866473</text:p>
              </table:table-cell>
              <table:table-cell office:value-type="float" office:value="33">
                <text:p>33</text:p>
              </table:table-cell>
              <table:table-cell office:value-type="float" office:value="-14.0671990760835">
                <text:p>-14.0671990760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8171262699565">
                <text:p>-13.8171262699565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-14.3251088534107">
                <text:p>-14.3251088534107</text:p>
              </table:table-cell>
              <table:table-cell office:value-type="float" office:value="34">
                <text:p>34</text:p>
              </table:table-cell>
              <table:table-cell office:value-type="float" office:value="-14.4738960662823">
                <text:p>-14.4738960662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524049473202">
                <text:p>32.524049473202</text:p>
              </table:table-cell>
              <table:table-cell office:value-type="float" office:value="-14.0203193033382">
                <text:p>-14.0203193033382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-14.7060957910015">
                <text:p>-14.7060957910015</text:p>
              </table:table-cell>
              <table:table-cell office:value-type="float" office:value="35">
                <text:p>35</text:p>
              </table:table-cell>
              <table:table-cell office:value-type="float" office:value="-14.8798116654691">
                <text:p>-14.8798116654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0050389372423">
                <text:p>33.0050389372423</text:p>
              </table:table-cell>
              <table:table-cell office:value-type="float" office:value="-14.2235123367199">
                <text:p>-14.2235123367199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0870827285922">
                <text:p>-15.0870827285922</text:p>
              </table:table-cell>
              <table:table-cell office:value-type="float" office:value="36">
                <text:p>36</text:p>
              </table:table-cell>
              <table:table-cell office:value-type="float" office:value="-15.2849632154523">
                <text:p>-15.2849632154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5547411818598">
                <text:p>33.5547411818598</text:p>
              </table:table-cell>
              <table:table-cell office:value-type="float" office:value="-14.4267053701016">
                <text:p>-14.4267053701016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-15.4934687953556">
                <text:p>-15.4934687953556</text:p>
              </table:table-cell>
              <table:table-cell office:value-type="float" office:value="37">
                <text:p>37</text:p>
              </table:table-cell>
              <table:table-cell office:value-type="float" office:value="-15.6893655282511">
                <text:p>-15.6893655282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9899221255153">
                <text:p>33.9899221255153</text:p>
              </table:table-cell>
              <table:table-cell office:value-type="float" office:value="-14.655297532656">
                <text:p>-14.655297532656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5.8490566037736">
                <text:p>-15.8490566037736</text:p>
              </table:table-cell>
              <table:table-cell office:value-type="float" office:value="38">
                <text:p>38</text:p>
              </table:table-cell>
              <table:table-cell office:value-type="float" office:value="-16.093033319897">
                <text:p>-16.093033319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5396243701328">
                <text:p>34.5396243701328</text:p>
              </table:table-cell>
              <table:table-cell office:value-type="float" office:value="-14.8838896952105">
                <text:p>-14.8838896952105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255442670537">
                <text:p>-16.255442670537</text:p>
              </table:table-cell>
              <table:table-cell office:value-type="float" office:value="39">
                <text:p>39</text:p>
              </table:table-cell>
              <table:table-cell office:value-type="float" office:value="-16.4959806852791">
                <text:p>-16.4959806852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9977095739808">
                <text:p>34.9977095739808</text:p>
              </table:table-cell>
              <table:table-cell office:value-type="float" office:value="-15.010885341074">
                <text:p>-15.010885341074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-16.6364296081277">
                <text:p>-16.6364296081277</text:p>
              </table:table-cell>
              <table:table-cell office:value-type="float" office:value="40">
                <text:p>40</text:p>
              </table:table-cell>
              <table:table-cell office:value-type="float" office:value="-16.8982210932299">
                <text:p>-16.8982210932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5474118185983">
                <text:p>35.5474118185983</text:p>
              </table:table-cell>
              <table:table-cell office:value-type="float" office:value="-15.3410740203193">
                <text:p>-15.3410740203193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-17.0428156748911">
                <text:p>-17.0428156748911</text:p>
              </table:table-cell>
              <table:table-cell office:value-type="float" office:value="41">
                <text:p>41</text:p>
              </table:table-cell>
              <table:table-cell office:value-type="float" office:value="-17.2997673843181">
                <text:p>-17.2997673843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5696661828737">
                <text:p>-15.5696661828737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7.3984034833091">
                <text:p>-17.3984034833091</text:p>
              </table:table-cell>
              <table:table-cell office:value-type="float" office:value="42">
                <text:p>42</text:p>
              </table:table-cell>
              <table:table-cell office:value-type="float" office:value="-17.7006317719737">
                <text:p>-17.7006317719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5551992670637">
                <text:p>36.5551992670637</text:p>
              </table:table-cell>
              <table:table-cell office:value-type="float" office:value="-15.72206095791">
                <text:p>-15.72206095791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43">
                <text:p>43</text:p>
              </table:table-cell>
              <table:table-cell office:value-type="float" office:value="-18.1008258355199">
                <text:p>-18.1008258355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0132844709116">
                <text:p>37.0132844709116</text:p>
              </table:table-cell>
              <table:table-cell office:value-type="float" office:value="-15.9252539912917">
                <text:p>-15.925253991291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44">
                <text:p>44</text:p>
              </table:table-cell>
              <table:table-cell office:value-type="float" office:value="-18.500360507617">
                <text:p>-18.5003605076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400824553367">
                <text:p>37.5400824553367</text:p>
              </table:table-cell>
              <table:table-cell office:value-type="float" office:value="-16.2046444121916">
                <text:p>-16.204644412191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-18.5413642960813">
                <text:p>-18.5413642960813</text:p>
              </table:table-cell>
              <table:table-cell office:value-type="float" office:value="45">
                <text:p>45</text:p>
              </table:table-cell>
              <table:table-cell office:value-type="float" office:value="-18.8992460398568">
                <text:p>-18.8992460398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6.3570391872279">
                <text:p>-16.357039187227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-18.922351233672">
                <text:p>-18.922351233672</text:p>
              </table:table-cell>
              <table:table-cell office:value-type="float" office:value="46">
                <text:p>46</text:p>
              </table:table-cell>
              <table:table-cell office:value-type="float" office:value="-19.2974919552939">
                <text:p>-19.2974919552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250114521301">
                <text:p>38.250114521301</text:p>
              </table:table-cell>
              <table:table-cell office:value-type="float" office:value="-16.4586357039187">
                <text:p>-16.458635703918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-19.3033381712627">
                <text:p>-19.3033381712627</text:p>
              </table:table-cell>
              <table:table-cell office:value-type="float" office:value="47">
                <text:p>47</text:p>
              </table:table-cell>
              <table:table-cell office:value-type="float" office:value="-19.6951069635366">
                <text:p>-19.6951069635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5707741639945">
                <text:p>38.5707741639945</text:p>
              </table:table-cell>
              <table:table-cell office:value-type="float" office:value="-16.611030478955">
                <text:p>-16.611030478955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-19.6589259796807">
                <text:p>-19.6589259796807</text:p>
              </table:table-cell>
              <table:table-cell office:value-type="float" office:value="48">
                <text:p>48</text:p>
              </table:table-cell>
              <table:table-cell office:value-type="float" office:value="-20.092098851329">
                <text:p>-20.092098851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7998167659185">
                <text:p>38.7998167659185</text:p>
              </table:table-cell>
              <table:table-cell office:value-type="float" office:value="-16.7634252539913">
                <text:p>-16.7634252539913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20.0653120464441">
                <text:p>-20.0653120464441</text:p>
              </table:table-cell>
              <table:table-cell office:value-type="float" office:value="49">
                <text:p>49</text:p>
              </table:table-cell>
              <table:table-cell office:value-type="float" office:value="-20.4884748066448">
                <text:p>-20.4884748066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8904208998549">
                <text:p>-16.8904208998549</text:p>
              </table:table-cell>
              <table:table-cell office:value-type="float" office:value="50">
                <text:p>50</text:p>
              </table:table-cell>
              <table:table-cell office:value-type="float" office:value="-20.3955007256894">
                <text:p>-20.3955007256894</text:p>
              </table:table-cell>
              <table:table-cell office:value-type="float" office:value="50">
                <text:p>50</text:p>
              </table:table-cell>
              <table:table-cell office:value-type="float" office:value="-20.884240247407">
                <text:p>-20.884240247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2808062299588">
                <text:p>39.2808062299588</text:p>
              </table:table-cell>
              <table:table-cell office:value-type="float" office:value="-16.9920174165457">
                <text:p>-16.99201741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.5098488318827">
                <text:p>39.5098488318827</text:p>
              </table:table-cell>
              <table:table-cell office:value-type="float" office:value="-17.0936139332366">
                <text:p>-17.093613933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.7159871736143">
                <text:p>39.7159871736143</text:p>
              </table:table-cell>
              <table:table-cell office:value-type="float" office:value="-17.1190130624093">
                <text:p>-17.11901306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.990838295923">
                <text:p>39.990838295923</text:p>
              </table:table-cell>
              <table:table-cell office:value-type="float" office:value="-17.1698113207547">
                <text:p>-17.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.2427851580394">
                <text:p>40.2427851580394</text:p>
              </table:table-cell>
              <table:table-cell office:value-type="float" office:value="-17.2968069666183">
                <text:p>-17.296806966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5176362803481">
                <text:p>40.5176362803481</text:p>
              </table:table-cell>
              <table:table-cell office:value-type="float" office:value="-17.5253991291727">
                <text:p>-17.525399129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7237746220797">
                <text:p>40.7237746220797</text:p>
              </table:table-cell>
              <table:table-cell office:value-type="float" office:value="-17.7031930333817">
                <text:p>-17.70319303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9986257443885">
                <text:p>40.9986257443885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.20476408612">
                <text:p>41.20476408612</text:p>
              </table:table-cell>
              <table:table-cell office:value-type="float" office:value="-17.7539912917271">
                <text:p>-17.753991291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5254237288136">
                <text:p>41.5254237288136</text:p>
              </table:table-cell>
              <table:table-cell office:value-type="float" office:value="-17.855587808418">
                <text:p>-17.85558780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7773705909299">
                <text:p>41.7773705909299</text:p>
              </table:table-cell>
              <table:table-cell office:value-type="float" office:value="-18.0841799709724">
                <text:p>-18.084179970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1896472743931">
                <text:p>42.1896472743931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3957856161246">
                <text:p>42.3957856161246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6935409986258">
                <text:p>42.6935409986258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.8767750801649">
                <text:p>42.8767750801649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.2203389830509">
                <text:p>43.2203389830509</text:p>
              </table:table-cell>
              <table:table-cell office:value-type="float" office:value="-18.4905660377359">
                <text:p>-18.490566037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4951901053596">
                <text:p>43.4951901053596</text:p>
              </table:table-cell>
              <table:table-cell office:value-type="float" office:value="-18.8461538461538">
                <text:p>-18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6555199267064">
                <text:p>43.6555199267064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8616582684379">
                <text:p>43.8616582684379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0219880897847">
                <text:p>44.0219880897847</text:p>
              </table:table-cell>
              <table:table-cell office:value-type="float" office:value="-18.9477503628447">
                <text:p>-18.94775036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.1594136509391">
                <text:p>44.1594136509391</text:p>
              </table:table-cell>
              <table:table-cell office:value-type="float" office:value="-18.8715529753266">
                <text:p>-18.87155297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.2968392120935">
                <text:p>44.2968392120935</text:p>
              </table:table-cell>
              <table:table-cell office:value-type="float" office:value="-18.7699564586357">
                <text:p>-18.769956458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502977553825">
                <text:p>44.502977553825</text:p>
              </table:table-cell>
              <table:table-cell office:value-type="float" office:value="-18.7953555878084">
                <text:p>-18.79535558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.7091158955566">
                <text:p>44.7091158955566</text:p>
              </table:table-cell>
              <table:table-cell office:value-type="float" office:value="-19.0493468795356">
                <text:p>-19.049346879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8465414567109">
                <text:p>44.8465414567109</text:p>
              </table:table-cell>
              <table:table-cell office:value-type="float" office:value="-19.3287373004354">
                <text:p>-19.328737300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0068712780577">
                <text:p>45.0068712780577</text:p>
              </table:table-cell>
              <table:table-cell office:value-type="float" office:value="-19.5827285921626">
                <text:p>-19.58272859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2130096197893">
                <text:p>45.2130096197893</text:p>
              </table:table-cell>
              <table:table-cell office:value-type="float" office:value="-19.8367198838897">
                <text:p>-19.836719883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3504351809437">
                <text:p>45.3504351809437</text:p>
              </table:table-cell>
              <table:table-cell office:value-type="float" office:value="-19.989114658926">
                <text:p>-19.98911465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5565735226752">
                <text:p>45.5565735226752</text:p>
              </table:table-cell>
              <table:table-cell office:value-type="float" office:value="-19.7859216255443">
                <text:p>-19.785921625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7856161245992">
                <text:p>45.7856161245992</text:p>
              </table:table-cell>
              <table:table-cell office:value-type="float" office:value="-19.5573294629898">
                <text:p>-19.55732946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0146587265231">
                <text:p>46.0146587265231</text:p>
              </table:table-cell>
              <table:table-cell office:value-type="float" office:value="-19.3795355587808">
                <text:p>-19.37953555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1978928080623">
                <text:p>46.1978928080623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3582226294091">
                <text:p>46.3582226294091</text:p>
              </table:table-cell>
              <table:table-cell office:value-type="float" office:value="-20.0399129172714">
                <text:p>-20.039912917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5414567109482">
                <text:p>46.5414567109482</text:p>
              </table:table-cell>
              <table:table-cell office:value-type="float" office:value="-20.522496371553">
                <text:p>-20.52249637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701786532295">
                <text:p>46.701786532295</text:p>
              </table:table-cell>
              <table:table-cell office:value-type="float" office:value="-20.8526850507983">
                <text:p>-20.852685050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8850206138342">
                <text:p>46.8850206138342</text:p>
              </table:table-cell>
              <table:table-cell office:value-type="float" office:value="-20.9542815674891">
                <text:p>-20.954281567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0224461749886">
                <text:p>47.0224461749886</text:p>
              </table:table-cell>
              <table:table-cell office:value-type="float" office:value="-20.8018867924528">
                <text:p>-20.8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1598717361429">
                <text:p>47.1598717361429</text:p>
              </table:table-cell>
              <table:table-cell office:value-type="float" office:value="-20.4970972423803">
                <text:p>-20.497097242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3202015574897">
                <text:p>47.3202015574897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5034356390289">
                <text:p>47.5034356390289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7095739807604">
                <text:p>47.7095739807604</text:p>
              </table:table-cell>
              <table:table-cell office:value-type="float" office:value="-19.8621190130624">
                <text:p>-19.8621190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915712322492">
                <text:p>47.915712322492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.0989464040312">
                <text:p>48.0989464040312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3050847457627">
                <text:p>48.3050847457627</text:p>
              </table:table-cell>
              <table:table-cell office:value-type="float" office:value="-21.5638606676343">
                <text:p>-21.563860667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341273476867">
                <text:p>48.5341273476867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6944571690334">
                <text:p>48.6944571690334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8547869903802">
                <text:p>48.8547869903802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9922125515346">
                <text:p>48.9922125515346</text:p>
              </table:table-cell>
              <table:table-cell office:value-type="float" office:value="-19.7097242380261">
                <text:p>-19.709724238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.1754466330738">
                <text:p>49.1754466330738</text:p>
              </table:table-cell>
              <table:table-cell office:value-type="float" office:value="-19.9637155297533">
                <text:p>-19.96371552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244159413651">
                <text:p>49.244159413651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3586807146129">
                <text:p>49.3586807146129</text:p>
              </table:table-cell>
              <table:table-cell office:value-type="float" office:value="-21.3606676342525">
                <text:p>-21.36066763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5190105359597">
                <text:p>49.5190105359597</text:p>
              </table:table-cell>
              <table:table-cell office:value-type="float" office:value="-22.2242380261248">
                <text:p>-22.224238026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.6106275767293">
                <text:p>49.6106275767293</text:p>
              </table:table-cell>
              <table:table-cell office:value-type="float" office:value="-22.656023222061">
                <text:p>-22.6560232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.7709573980761">
                <text:p>49.7709573980761</text:p>
              </table:table-cell>
              <table:table-cell office:value-type="float" office:value="-22.7830188679245">
                <text:p>-22.7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.9083829592304">
                <text:p>49.9083829592304</text:p>
              </table:table-cell>
              <table:table-cell office:value-type="float" office:value="-22.5544267053701">
                <text:p>-22.554426705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.9770957398076">
                <text:p>49.9770957398076</text:p>
              </table:table-cell>
              <table:table-cell office:value-type="float" office:value="-21.9702467343977">
                <text:p>-21.97024673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